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Franklin Gothic Medium" svg:font-family="'Franklin Gothic Medium'"/>
    <style:font-face style:name="Tahoma" svg:font-family="Tahoma"/>
    <style:font-face style:name="Times New Roman2" svg:font-family="'Times New Roman'"/>
    <style:font-face style:name="Times New Roman1" svg:font-family="'Times New Roman1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2.91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5.29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4.23mm"/>
    </style:style>
    <style:style style:name="co10" style:family="table-column">
      <style:table-column-properties fo:break-before="auto" style:column-width="14.29mm"/>
    </style:style>
    <style:style style:name="co11" style:family="table-column">
      <style:table-column-properties fo:break-before="auto" style:column-width="9.26mm"/>
    </style:style>
    <style:style style:name="co12" style:family="table-column">
      <style:table-column-properties fo:break-before="auto" style:column-width="8.73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39.16mm"/>
    </style:style>
    <style:style style:name="co16" style:family="table-column">
      <style:table-column-properties fo:break-before="auto" style:column-width="49.74mm"/>
    </style:style>
    <style:style style:name="co17" style:family="table-column">
      <style:table-column-properties fo:break-before="auto" style:column-width="25.42mm"/>
    </style:style>
    <style:style style:name="co18" style:family="table-column">
      <style:table-column-properties fo:break-before="auto" style:column-width="20.9mm"/>
    </style:style>
    <style:style style:name="co19" style:family="table-column">
      <style:table-column-properties fo:break-before="auto" style:column-width="24.61mm"/>
    </style:style>
    <style:style style:name="co20" style:family="table-column">
      <style:table-column-properties fo:break-before="auto" style:column-width="11.91mm"/>
    </style:style>
    <style:style style:name="co21" style:family="table-column">
      <style:table-column-properties fo:break-before="auto" style:column-width="17.99mm"/>
    </style:style>
    <style:style style:name="co22" style:family="table-column">
      <style:table-column-properties fo:break-before="auto" style:column-width="10.58mm"/>
    </style:style>
    <style:style style:name="co23" style:family="table-column">
      <style:table-column-properties fo:break-before="auto" style:column-width="17.73mm"/>
    </style:style>
    <style:style style:name="co24" style:family="table-column">
      <style:table-column-properties fo:break-before="auto" style:column-width="14.02mm"/>
    </style:style>
    <style:style style:name="co25" style:family="table-column">
      <style:table-column-properties fo:break-before="auto" style:column-width="23.02mm"/>
    </style:style>
    <style:style style:name="co26" style:family="table-column">
      <style:table-column-properties fo:break-before="auto" style:column-width="15.08mm"/>
    </style:style>
    <style:style style:name="co27" style:family="table-column">
      <style:table-column-properties fo:break-before="auto" style:column-width="57.94mm"/>
    </style:style>
    <style:style style:name="co28" style:family="table-column">
      <style:table-column-properties fo:break-before="auto" style:column-width="22.49mm"/>
    </style:style>
    <style:style style:name="co29" style:family="table-column">
      <style:table-column-properties fo:break-before="auto" style:column-width="23.55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2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33mm" fo:break-before="auto" style:use-optimal-row-height="false"/>
    </style:style>
    <style:style style:name="ro11" style:family="table-row">
      <style:table-row-properties style:row-height="5.03mm" fo:break-before="auto" style:use-optimal-row-height="true"/>
    </style:style>
    <style:style style:name="ro12" style:family="table-row">
      <style:table-row-properties style:row-height="6.8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2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color="#0000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8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1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ff" style:font-name="Franklin Gothic Medium" style:font-name-asian="Franklin Gothic Medium" style:font-name-complex="Franklin Gothic Medium"/>
    </style:style>
    <style:style style:name="ce16" style:family="table-cell" style:parent-style-name="Vírgula" style:data-style-name="N114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" style:family="table-cell" style:parent-style-name="Vírgula" style:data-style-name="N114">
      <style:table-cell-properties fo:background-color="#ffff0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" style:family="table-cell" style:parent-style-name="Default" style:data-style-name="N0">
      <style:table-cell-properties fo:background-color="#ffff00" fo:border="0.06pt solid #000000"/>
    </style:style>
    <style:style style:name="ce20" style:family="table-cell" style:parent-style-name="Moeda" style:data-style-name="N110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1" style:family="table-cell" style:parent-style-name="Vírgula" style:data-style-name="N114">
      <style:table-cell-properties fo:background-color="#c0c0c0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22" style:family="table-cell" style:parent-style-name="Default" style:data-style-name="N115">
      <style:table-cell-properties style:cell-protect="none" style:print-content="true"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23" style:family="table-cell" style:parent-style-name="Default" style:data-style-name="N36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style:font-name="Franklin Gothic Medium" style:font-name-asian="Franklin Gothic Medium" style:font-name-complex="Franklin Gothic Medium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26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7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8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29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0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1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2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3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40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41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3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7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0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1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3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4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56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7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8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9" style:family="table-cell" style:parent-style-name="Default" style:data-style-name="N0">
      <style:table-cell-properties fo:border-bottom="0.06pt solid #000000" fo:background-color="#808080" fo:border-left="none" fo:border-right="none" fo:border-top="0.06pt solid #000000"/>
    </style:style>
    <style:style style:name="ce60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1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2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63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4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5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6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Porcentagem" style:data-style-name="N116">
      <style:table-cell-properties fo:background-color="#00ff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8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9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0" style:family="table-cell" style:parent-style-name="Default" style:data-style-name="N0">
      <style:table-cell-properties fo:border-bottom="0.06pt solid #000000" fo:background-color="#808080" fo:border-left="2.01pt solid #000000" fo:border-right="2.01pt solid #000000" fo:border-top="0.06pt solid #000000"/>
    </style:style>
    <style:style style:name="ce71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2" style:family="table-cell" style:parent-style-name="Porcentagem" style:data-style-name="N2">
      <style:table-cell-properties fo:background-color="#ffff00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3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4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5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6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7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8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0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8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order-bottom="0.06pt solid #000000" fo:background-color="#c0c0c0" fo:border-left="2.01pt solid #000000" fo:border-right="0.06pt solid #000000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85" style:family="table-cell" style:parent-style-name="Default" style:data-style-name="N0">
      <style:table-cell-properties fo:border-bottom="0.06pt solid #000000" fo:background-color="#bfbfb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86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mbria" fo:font-size="12pt" style:font-name-asian="Cambria1" style:font-size-asian="12pt" style:font-name-complex="Cambria1" style:font-size-complex="12pt"/>
    </style:style>
    <style:style style:name="ce89" style:family="table-cell" style:parent-style-name="Default" style:data-style-name="N0"/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91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3" style:family="table-cell" style:parent-style-name="Default" style:data-style-name="N0">
      <style:table-cell-properties style:vertical-align="middl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mm"/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Cambria" fo:font-size="12pt" style:font-name-asian="Cambria1" style:font-size-asian="12pt" style:font-name-complex="Cambria1" style:font-size-complex="12pt"/>
    </style:style>
    <style:style style:name="ce100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Cambria" fo:font-size="12pt" style:font-name-asian="Cambria1" style:font-size-asian="12pt" style:font-name-complex="Cambria1" style:font-size-complex="12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3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7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8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8"/>
      <style:map style:condition="cell-content()=&quot;A&quot;" style:apply-style-name="cf7" style:base-cell-address="Funções.H8"/>
      <style:map style:condition="cell-content()=&quot;E&quot;" style:apply-style-name="cf8" style:base-cell-address="Funções.H8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10"/>
      <style:map style:condition="cell-content()=&quot;A&quot;" style:apply-style-name="cf7" style:base-cell-address="Funções.H10"/>
      <style:map style:condition="cell-content()=&quot;E&quot;" style:apply-style-name="cf8" style:base-cell-address="Funções.H10"/>
    </style:style>
    <style:style style:name="ce110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12"/>
      <style:map style:condition="cell-content()=&quot;A&quot;" style:apply-style-name="cf7" style:base-cell-address="Funções.H12"/>
      <style:map style:condition="cell-content()=&quot;E&quot;" style:apply-style-name="cf8" style:base-cell-address="Funções.H12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8"/>
      <style:map style:condition="cell-content()=&quot;A&quot;" style:apply-style-name="cf7" style:base-cell-address="Funções.H8"/>
      <style:map style:condition="cell-content()=&quot;E&quot;" style:apply-style-name="cf8" style:base-cell-address="Funções.H8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18"/>
      <style:map style:condition="cell-content()=&quot;A&quot;" style:apply-style-name="cf7" style:base-cell-address="Funções.H18"/>
      <style:map style:condition="cell-content()=&quot;E&quot;" style:apply-style-name="cf8" style:base-cell-address="Funções.H18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19"/>
      <style:map style:condition="cell-content()=&quot;A&quot;" style:apply-style-name="cf7" style:base-cell-address="Funções.H19"/>
      <style:map style:condition="cell-content()=&quot;E&quot;" style:apply-style-name="cf8" style:base-cell-address="Funções.H19"/>
    </style:style>
    <style:style style:name="ce1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20"/>
      <style:map style:condition="cell-content()=&quot;A&quot;" style:apply-style-name="cf7" style:base-cell-address="Funções.H20"/>
      <style:map style:condition="cell-content()=&quot;E&quot;" style:apply-style-name="cf8" style:base-cell-address="Funções.H20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22"/>
      <style:map style:condition="cell-content()=&quot;A&quot;" style:apply-style-name="cf7" style:base-cell-address="Funções.H22"/>
      <style:map style:condition="cell-content()=&quot;E&quot;" style:apply-style-name="cf8" style:base-cell-address="Funções.H22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29"/>
      <style:map style:condition="cell-content()=&quot;A&quot;" style:apply-style-name="cf7" style:base-cell-address="Funções.H29"/>
      <style:map style:condition="cell-content()=&quot;E&quot;" style:apply-style-name="cf8" style:base-cell-address="Funções.H29"/>
    </style:style>
    <style:style style:name="ce117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8"/>
      <style:map style:condition="cell-content()=&quot;A&quot;" style:apply-style-name="cf7" style:base-cell-address="Funções.H8"/>
      <style:map style:condition="cell-content()=&quot;E&quot;" style:apply-style-name="cf8" style:base-cell-address="Funções.H8"/>
    </style:style>
    <style:style style:name="ce1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9" style:base-cell-address="Funções.H8"/>
      <style:map style:condition="cell-content()=&quot;A&quot;" style:apply-style-name="cf7" style:base-cell-address="Funções.H8"/>
      <style:map style:condition="cell-content()=&quot;E&quot;" style:apply-style-name="cf8" style:base-cell-address="Funções.H8"/>
    </style:style>
    <style:style style:name="ce119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5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7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8" style:family="table-cell" style:parent-style-name="Default" style:data-style-name="N4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29" style:family="table-cell" style:parent-style-name="Default" style:data-style-name="N4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32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0">
      <style:table-cell-properties fo:background-color="#bfbfbf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9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40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6pt solid #000000" fo:background-color="#969696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45" style:family="table-cell" style:parent-style-name="Default" style:data-style-name="N0">
      <style:table-cell-properties fo:border-bottom="0.06pt solid #000000" fo:background-color="#969696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48" style:family="table-cell" style:parent-style-name="Default" style:data-style-name="N0">
      <style:table-cell-properties fo:border-bottom="0.06pt solid #000000" fo:background-color="#969696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52" style:family="table-cell" style:parent-style-name="Default" style:data-style-name="N0">
      <style:table-cell-properties fo:background-color="#969696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Default" style:data-style-name="N0">
      <style:table-cell-properties fo:border-bottom="none" fo:border-left="0.06pt solid #000000" fo:border-right="0.06pt solid #000000" fo:border-top="none" style:vertical-align="automatic"/>
      <style:text-properties style:font-name="Tahoma" style:font-name-asian="Tahoma" style:font-name-complex="Tahoma"/>
    </style:style>
    <style:style style:name="ce15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ahoma" style:font-name-asian="Tahoma" style:font-name-complex="Tahoma"/>
    </style:style>
    <style:style style:name="ce155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Tahoma" style:font-name-asian="Tahoma" style:font-name-complex="Tahoma"/>
    </style:style>
    <style:style style:name="ce156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Default" style:data-style-name="N0"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Default" style:data-style-name="N0">
      <style:table-cell-properties fo:border-bottom="0.06pt solid #000000" fo:border-left="2.01pt solid #000000" fo:border-right="none" fo:border-top="2.01pt solid #000000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Franklin Gothic Medium" fo:font-size="14pt" style:font-name-asian="Franklin Gothic Medium" style:font-size-asian="14pt" style:font-name-complex="Franklin Gothic Medium" style:font-size-complex="14pt"/>
    </style:style>
    <style:style style:name="ce16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style:font-name="Franklin Gothic Medium" fo:font-size="20pt" style:font-name-asian="Franklin Gothic Medium" style:font-size-asian="20pt" style:font-name-complex="Franklin Gothic Medium" style:font-size-complex="20pt"/>
    </style:style>
    <style:style style:name="ce162" style:family="table-cell" style:parent-style-name="Default" style:data-style-name="N0">
      <style:table-cell-properties fo:border-bottom="0.06pt solid #000000" fo:border-left="none" fo:border-right="none" fo:border-top="2.01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2.01pt solid #000000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Default" style:data-style-name="N0">
      <style:table-cell-properties fo:border-bottom="2.01pt solid #000000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6" style:family="table-cell" style:parent-style-name="Default" style:data-style-name="N0">
      <style:table-cell-properties fo:border-bottom="0.06pt solid #000000" fo:border-left="none" fo:border-right="2.01pt solid #000000" fo:border-top="2.01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7" style:family="table-cell" style:parent-style-name="Default" style:data-style-name="N2">
      <style:table-cell-properties fo:border-bottom="0.06pt solid #000000" fo:background-color="#ffff00" fo:border-left="0.06pt solid #000000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8" style:family="table-cell" style:parent-style-name="Default" style:data-style-name="N2">
      <style:table-cell-properties fo:border-bottom="2.01pt solid #000000" fo:background-color="#ffff00" fo:border-left="0.06pt solid #000000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7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71" style:family="table-cell" style:parent-style-name="Default" style:data-style-name="N10"/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Times New Roman2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8pt" style:language-asian="zh" style:country-asian="CN" style:font-style-asian="normal" style:font-weight-asian="normal" style:font-name-complex="Times New Roman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Times New Roman2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8pt" style:language-asian="zh" style:country-asian="CN" style:font-style-asian="normal" style:font-weight-asian="bold" style:font-name-complex="Times New Roman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Contagem.A1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Contagem.A1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1" table:number-columns-repeated="52" table:default-cell-style-name="ce2"/>
        <table:table-column table:style-name="co5" table:number-columns-repeated="946" table:default-cell-style-name="ce2"/>
        <table:table-row table:style-name="ro1">
          <table:table-cell table:style-name="ce1" office:value-type="string" calcext:value-type="string" table:number-columns-spanned="30" table:number-rows-spanned="3">
            <text:p>Identificação da Contagem</text:p>
          </table:table-cell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8" office:value-type="string" calcext:value-type="string" table:number-columns-spanned="12" table:number-rows-spanned="1">
            <text:p>MAR</text:p>
          </table:table-cell>
          <table:covered-table-cell table:number-columns-repeated="11"/>
          <table:table-cell table:style-name="ce12" office:value-type="string" calcext:value-type="string" table:number-columns-spanned="2" table:number-rows-spanned="1">
            <text:p>R$/PF</text:p>
          </table:table-cell>
          <table:covered-table-cell/>
          <table:table-cell table:style-name="ce5" table:number-columns-spanned="3" table:number-rows-spanned="1"/>
          <table:covered-table-cell table:number-columns-repeated="2"/>
          <table:table-cell table:style-name="ce12" office:value-type="string" calcext:value-type="string" table:number-columns-spanned="2" table:number-rows-spanned="1">
            <text:p>Custo</text:p>
          </table:table-cell>
          <table:covered-table-cell/>
          <table:table-cell table:style-name="ce20" table:formula="of:=[.Y5]*[.T4]" office:value-type="currency" office:currency="BRL" office:value="0" calcext:value-type="currency" table:number-columns-spanned="6" table:number-rows-spanned="1">
            <text:p>R$-00 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Autenticação DabM</text:p>
          </table:table-cell>
          <table:covered-table-cell table:number-columns-repeated="16"/>
          <table:table-cell table:style-name="ce12" office:value-type="string" calcext:value-type="string" table:number-columns-spanned="2" table:number-rows-spanned="1">
            <text:p>PF</text:p>
          </table:table-cell>
          <table:covered-table-cell/>
          <table:table-cell table:style-name="ce16" table:formula="of:=[.AA14]" office:value-type="float" office:value="150" calcext:value-type="float" table:number-columns-spanned="6" table:number-rows-spanned="1">
            <text:p>150,00 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Autenticação DabM</text:p>
          </table:table-cell>
          <table:covered-table-cell table:number-columns-repeated="16"/>
          <table:table-cell table:style-name="ce12" office:value-type="string" calcext:value-type="string" table:number-columns-spanned="2" table:number-rows-spanned="1">
            <text:p>PFA</text:p>
          </table:table-cell>
          <table:covered-table-cell/>
          <table:table-cell table:style-name="ce21" table:formula="of:=[Ajuste.G23]" office:value-type="float" office:value="150" calcext:value-type="float" table:number-columns-spanned="6" table:number-rows-spanned="1">
            <text:p>150,00 </text:p>
          </table:table-cell>
          <table:covered-table-cell table:number-columns-repeated="5"/>
          <table:table-cell table:number-columns-repeated="994"/>
        </table:table-row>
        <table:table-row table:style-name="ro3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Lucas Fernando Boz</text:p>
          </table:table-cell>
          <table:covered-table-cell table:number-columns-repeated="16"/>
          <table:table-cell table:style-name="ce13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22" office:value-type="date" office:date-value="2017-02-14" calcext:value-type="date" table:number-columns-spanned="5" table:number-rows-spanned="1">
            <text:p>14/2/17</text:p>
          </table:table-cell>
          <table:covered-table-cell table:number-columns-repeated="4"/>
          <table:table-cell table:number-columns-repeated="994"/>
        </table:table-row>
        <table:table-row table:style-name="ro3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Marcieli Langer</text:p>
          </table:table-cell>
          <table:covered-table-cell table:number-columns-repeated="16"/>
          <table:table-cell table:style-name="ce13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23" office:value-type="date" office:date-value="2017-02-14" calcext:value-type="date" table:number-columns-spanned="5" table:number-rows-spanned="1">
            <text:p>14/02/2017</text:p>
          </table:table-cell>
          <table:covered-table-cell table:number-columns-repeated="4"/>
          <table:table-cell table:number-columns-repeated="994"/>
        </table:table-row>
        <table:table-row table:style-name="ro3">
          <table:table-cell table:number-columns-repeated="50"/>
          <table:table-cell table:style-name="Default"/>
          <table:table-cell table:number-columns-repeated="973"/>
        </table:table-row>
        <table:table-row table:style-name="ro4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7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10"/>
          <table:table-cell table:style-name="ce11" table:number-columns-repeated="2"/>
          <table:table-cell table:style-name="ce4" office:value-type="string" calcext:value-type="string" table:number-columns-spanned="2" table:number-rows-spanned="5">
            <text:p>Sumário</text:p>
          </table:table-cell>
          <table:covered-table-cell/>
          <table:table-cell table:style-name="ce12" office:value-type="string" calcext:value-type="string" table:number-columns-spanned="6" table:number-rows-spanned="1">
            <text:p>PF não Ajustado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24" table:number-columns-repeated="2"/>
          <table:table-cell table:number-columns-repeated="992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Default"/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Incluídos</text:p>
          </table:table-cell>
          <table:covered-table-cell/>
          <table:table-cell table:style-name="ce16" table:formula="of:=[Sumário.E55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style-name="ce18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6" table:formula="of:=[.S11]*[.W11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4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10" office:value-type="string" calcext:value-type="string">
            <text:p>X</text:p>
          </table:table-cell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Alterados</text:p>
          </table:table-cell>
          <table:covered-table-cell/>
          <table:table-cell table:style-name="ce16" table:formula="of:=[Sumário.E56]" office:value-type="float" office:value="192" calcext:value-type="float" table:number-columns-spanned="4" table:number-rows-spanned="1">
            <text:p>192,00 </text:p>
          </table:table-cell>
          <table:covered-table-cell table:number-columns-repeated="3"/>
          <table:table-cell table:style-name="ce18" office:value-type="float" office:value="0.75" calcext:value-type="float" table:number-columns-spanned="4" table:number-rows-spanned="1">
            <text:p>0,75</text:p>
          </table:table-cell>
          <table:covered-table-cell table:number-columns-repeated="3"/>
          <table:table-cell table:style-name="ce16" table:formula="of:=[.S12]*[.W12]" office:value-type="float" office:value="144" calcext:value-type="float" table:number-columns-spanned="4" table:number-rows-spanned="1">
            <text:p>144,00 </text:p>
          </table:table-cell>
          <table:covered-table-cell table:number-columns-repeated="3"/>
          <table:table-cell table:number-columns-repeated="994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10"/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Excluidos</text:p>
          </table:table-cell>
          <table:covered-table-cell/>
          <table:table-cell table:style-name="ce16" table:formula="of:=[Sumário.E57]" office:value-type="float" office:value="15" calcext:value-type="float" table:number-columns-spanned="4" table:number-rows-spanned="1">
            <text:p>15,00 </text:p>
          </table:table-cell>
          <table:covered-table-cell table:number-columns-repeated="3"/>
          <table:table-cell table:style-name="ce18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6" table:formula="of:=[.S13]*[.W13]" office:value-type="float" office:value="6" calcext:value-type="float" table:number-columns-spanned="4" table:number-rows-spanned="1">
            <text:p>6,00 </text:p>
          </table:table-cell>
          <table:covered-table-cell table:number-columns-repeated="3"/>
          <table:table-cell table:number-columns-repeated="994"/>
        </table:table-row>
        <table:table-row table:style-name="ro2">
          <table:covered-table-cell table:number-columns-repeated="2"/>
          <table:table-cell table:number-columns-repeated="10"/>
          <table:table-cell table:style-name="ce11" table:number-columns-repeated="2"/>
          <table:covered-table-cell table:number-columns-repeated="2"/>
          <table:table-cell table:style-name="ce14" office:value-type="string" calcext:value-type="string" table:number-columns-spanned="2" table:number-rows-spanned="1">
            <text:p>Total</text:p>
          </table:table-cell>
          <table:covered-table-cell/>
          <table:table-cell table:style-name="ce17" table:formula="of:=SUM([.S11:.V13])" office:value-type="float" office:value="207" calcext:value-type="float" table:number-columns-spanned="4" table:number-rows-spanned="1">
            <text:p>207,00 </text:p>
          </table:table-cell>
          <table:covered-table-cell table:number-columns-repeated="3"/>
          <table:table-cell table:style-name="ce19" table:number-columns-spanned="4" table:number-rows-spanned="1"/>
          <table:covered-table-cell table:number-columns-repeated="3"/>
          <table:table-cell table:style-name="ce17" table:formula="of:=SUM([.AA11:.AD13])" office:value-type="float" office:value="150" calcext:value-type="float" table:number-columns-spanned="4" table:number-rows-spanned="1">
            <text:p>150,00 </text:p>
          </table:table-cell>
          <table:covered-table-cell table:number-columns-repeated="3"/>
          <table:table-cell table:number-columns-repeated="994"/>
        </table:table-row>
        <table:table-row table:style-name="ro1">
          <table:table-cell table:number-columns-repeated="17"/>
          <table:table-cell table:style-name="ce15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9" office:value-type="string" calcext:value-type="string" table:number-columns-spanned="9" table:number-rows-spanned="1">
            <office:annotation draw:style-name="gr1" draw:text-style-name="P2" svg:width="47.63mm" svg:height="33.34mm" svg:x="87.58mm" svg:y="53.01mm" draw:caption-point-x="16.56mm" draw:caption-point-y="14.98mm">
              <dc:date>2017-02-14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style-name="ce5" table:number-columns-spanned="30" table:number-rows-spanned="22"/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9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style-name="ce5" table:number-columns-spanned="30" table:number-rows-spanned="20"/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 table:number-rows-repeated="56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2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default-cell-style-name="ce11"/>
        <table:table-column table:style-name="co12" table:default-cell-style-name="ce11"/>
        <table:table-column table:style-name="co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number-columns-repeated="71" table:default-cell-style-name="ce11"/>
        <table:table-column table:style-name="co5" table:default-cell-style-name="ce43"/>
        <table:table-column table:style-name="co5" table:number-columns-repeated="940" table:default-cell-style-name="ce11"/>
        <table:table-row table:style-name="ro1">
          <table:table-cell table:style-name="ce25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6" table:formula="of:=[Contagem.A5]&amp;&quot; : &quot;&amp;[Contagem.F5]" office:value-type="string" office:string-value="Aplicação : Autenticação DabM" calcext:value-type="string" table:number-columns-spanned="5" table:number-rows-spanned="1">
            <text:p>Aplicação : Autenticação DabM</text:p>
          </table:table-cell>
          <table:covered-table-cell table:number-columns-repeated="4"/>
          <table:table-cell table:style-name="ce53" table:formula="of:=[Contagem.A6]&amp;&quot; : &quot;&amp;[Contagem.F6]" office:value-type="string" office:string-value="Projeto : Autenticação DabM" calcext:value-type="string" table:number-columns-spanned="7" table:number-rows-spanned="1">
            <text:p>Projeto : Autenticação DabM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style-name="ce26" table:formula="of:=[Contagem.A7]&amp;&quot; : &quot;&amp;[Contagem.F7]" office:value-type="string" office:string-value="Responsável : Lucas Fernando Boz" calcext:value-type="string" table:number-columns-spanned="5" table:number-rows-spanned="1">
            <text:p>Responsável : Lucas Fernando Boz</text:p>
          </table:table-cell>
          <table:covered-table-cell table:number-columns-repeated="4"/>
          <table:table-cell table:style-name="ce53" table:formula="of:=[Contagem.A8]&amp;&quot; : &quot;&amp;[Contagem.F8]" office:value-type="string" office:string-value="Revisor : Marcieli Langer" calcext:value-type="string" table:number-columns-spanned="7" table:number-rows-spanned="1">
            <text:p>Revisor : Marcieli Langer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style-name="ce27" table:formula="of:=[Contagem.A4]&amp;&quot; : &quot;&amp;[Contagem.F4]" office:value-type="string" office:string-value="Empresa : MAR" calcext:value-type="string">
            <text:p>Empresa : MAR</text:p>
          </table:table-cell>
          <table:table-cell table:style-name="ce33" table:number-columns-repeated="2"/>
          <table:table-cell table:style-name="ce46" table:number-columns-repeated="2"/>
          <table:table-cell table:style-name="ce54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4" table:formula="of:=&quot; Custo= &quot;&amp;DOLLAR([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/>
          <table:table-cell table:style-name="ce69" table:formula="of:=&quot;PF  = &quot;&amp;VALUE([Contagem.Y5])" office:value-type="string" office:string-value="PF  = 150" calcext:value-type="string" table:number-columns-spanned="2" table:number-rows-spanned="1">
            <text:p>PF <text:s/>= 150</text:p>
          </table:table-cell>
          <table:covered-table-cell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40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55" office:value-type="string" calcext:value-type="string" table:number-columns-spanned="1" table:number-rows-spanned="2">
            <text:p>Total por Complexidade</text:p>
          </table:table-cell>
          <table:table-cell table:style-name="ce59" table:number-columns-spanned="1" table:number-rows-spanned="2"/>
          <table:table-cell table:style-name="ce62" office:value-type="string" calcext:value-type="string" table:number-columns-spanned="2" table:number-rows-spanned="2">
            <text:p>%</text:p>
          </table:table-cell>
          <table:covered-table-cell/>
          <table:table-cell table:style-name="ce70" table:number-columns-spanned="2" table:number-rows-spanned="2"/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9"/>
          <table:table-cell table:style-name="ce34"/>
          <table:table-cell table:style-name="ce41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20.11mm" svg:height="3.97mm" svg:x="28.84mm" svg:y="33.34mm" draw:caption-point-x="-8.31mm" draw:caption-point-y="4.86mm">
              <dc:date>2017-02-14T00:00:00</dc:date>
              <text:p text:style-name="P1"><text:span text:style-name="T1">Entrada Externa</text:span></text:p>
            </office:annotation>
            <text:p>EE</text:p>
          </table:table-cell>
          <table:table-cell table:style-name="ce42" table:formula="of:=COUNTIF([Funções.K1:.K150];&quot;EEL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Baixa</text:p>
          </table:table-cell>
          <table:table-cell table:style-name="ce48" office:value-type="string" calcext:value-type="string">
            <text:p>x 3</text:p>
          </table:table-cell>
          <table:table-cell table:style-name="ce42" table:formula="of:=[.C10]*3" office:value-type="float" office:value="0" calcext:value-type="float">
            <text:p>0</text:p>
          </table:table-cell>
          <table:table-cell table:style-name="ce43"/>
          <table:table-cell table:style-name="ce63"/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EEA&quot;)" office:value-type="float" office:value="22" calcext:value-type="float">
            <text:p>22</text:p>
          </table:table-cell>
          <table:table-cell table:style-name="ce43"/>
          <table:table-cell table:style-name="ce48" office:value-type="string" calcext:value-type="string">
            <text:p>Média</text:p>
          </table:table-cell>
          <table:table-cell table:style-name="ce48" office:value-type="string" calcext:value-type="string">
            <text:p>x 4</text:p>
          </table:table-cell>
          <table:table-cell table:style-name="ce42" table:formula="of:=[.C11]*4" office:value-type="float" office:value="88" calcext:value-type="float">
            <text:p>88</text:p>
          </table:table-cell>
          <table:table-cell table:style-name="ce43"/>
          <table:table-cell table:style-name="ce63"/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EEH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Alta</text:p>
          </table:table-cell>
          <table:table-cell table:style-name="ce48" office:value-type="string" calcext:value-type="string">
            <text:p>x 6</text:p>
          </table:table-cell>
          <table:table-cell table:style-name="ce42" table:formula="of:=[.C12]*6" office:value-type="float" office:value="0" calcext:value-type="float">
            <text:p>0</text:p>
          </table:table-cell>
          <table:table-cell table:style-name="ce43"/>
          <table:table-cell table:style-name="ce63"/>
          <table:table-cell table:style-name="ce43"/>
          <table:table-cell/>
          <table:table-cell table:style-name="ce77"/>
          <table:table-cell table:number-columns-repeated="1012"/>
        </table:table-row>
        <table:table-row table:style-name="ro5">
          <table:table-cell table:style-name="ce30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5" office:value-type="string" calcext:value-type="string">
            <text:p>Total</text:p>
          </table:table-cell>
          <table:table-cell table:style-name="ce42" table:formula="of:=SUM([.C10:.C12])" office:value-type="float" office:value="22" calcext:value-type="float">
            <text:p>22</text:p>
          </table:table-cell>
          <table:table-cell table:style-name="ce43" table:number-columns-repeated="2"/>
          <table:table-cell table:style-name="ce35" office:value-type="string" calcext:value-type="string">
            <text:p>Total</text:p>
          </table:table-cell>
          <table:table-cell table:style-name="ce42" table:formula="of:=SUM([.G10:.G12])" office:value-type="float" office:value="88" calcext:value-type="float">
            <text:p>88</text:p>
          </table:table-cell>
          <table:table-cell table:style-name="ce43"/>
          <table:table-cell table:style-name="ce64" table:formula="of:=IF([.$G$45]&lt;&gt;0;[.G14]/[.$G$45];&quot;&quot;)" office:value-type="percentage" office:value="0.42512077294686" calcext:value-type="percentage">
            <text:p>42,5%</text:p>
          </table:table-cell>
          <table:table-cell table:style-name="ce43" table:number-columns-repeated="2"/>
          <table:table-cell table:style-name="ce76"/>
          <table:table-cell table:number-columns-repeated="2"/>
          <table:table-cell table:style-name="ce80"/>
          <table:table-cell table:number-columns-repeated="1009"/>
        </table:table-row>
        <table:table-row table:style-name="ro6">
          <table:table-cell table:style-name="ce31"/>
          <table:table-cell table:style-name="ce36"/>
          <table:table-cell table:style-name="ce42" table:number-columns-repeated="9"/>
          <table:table-cell table:style-name="ce78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3"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16.67mm" svg:height="3.97mm" svg:x="28.84mm" svg:y="60.59mm" draw:caption-point-x="-8.31mm" draw:caption-point-y="3.27mm">
              <dc:date>2017-02-14T00:00:00</dc:date>
              <text:p text:style-name="P1"><text:span text:style-name="T1">Saída Externa</text:span></text:p>
            </office:annotation>
            <text:p>SE</text:p>
          </table:table-cell>
          <table:table-cell table:style-name="ce42" table:formula="of:=COUNTIF([Funções.K1:.K150];&quot;SEL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Baixa</text:p>
          </table:table-cell>
          <table:table-cell table:style-name="ce48" office:value-type="string" calcext:value-type="string">
            <text:p>x 4</text:p>
          </table:table-cell>
          <table:table-cell table:style-name="ce42" table:formula="of:=[.C17]*4" office:value-type="float" office:value="0" calcext:value-type="float">
            <text:p>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SEA&quot;)" office:value-type="float" office:value="4" calcext:value-type="float">
            <text:p>4</text:p>
          </table:table-cell>
          <table:table-cell table:style-name="ce43"/>
          <table:table-cell table:style-name="ce48" office:value-type="string" calcext:value-type="string">
            <text:p>Média</text:p>
          </table:table-cell>
          <table:table-cell table:style-name="ce48" office:value-type="string" calcext:value-type="string">
            <text:p>x 5</text:p>
          </table:table-cell>
          <table:table-cell table:style-name="ce42" table:formula="of:=[.C18]*5" office:value-type="float" office:value="20" calcext:value-type="float">
            <text:p>2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SEH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Alta</text:p>
          </table:table-cell>
          <table:table-cell table:style-name="ce48" office:value-type="string" calcext:value-type="string">
            <text:p>x 7</text:p>
          </table:table-cell>
          <table:table-cell table:style-name="ce42" table:formula="of:=[.C19]*7" office:value-type="float" office:value="0" calcext:value-type="float">
            <text:p>0</text:p>
          </table:table-cell>
          <table:table-cell table:style-name="ce43" table:number-columns-repeated="4"/>
          <table:table-cell table:style-name="ce77"/>
          <table:table-cell table:number-columns-repeated="1012"/>
        </table:table-row>
        <table:table-row table:style-name="ro5">
          <table:table-cell table:style-name="ce30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5" office:value-type="string" calcext:value-type="string">
            <text:p>Total</text:p>
          </table:table-cell>
          <table:table-cell table:style-name="ce42" table:formula="of:=SUM([.C17:.C19])" office:value-type="float" office:value="4" calcext:value-type="float">
            <text:p>4</text:p>
          </table:table-cell>
          <table:table-cell table:style-name="ce43" table:number-columns-repeated="2"/>
          <table:table-cell table:style-name="ce35" office:value-type="string" calcext:value-type="string">
            <text:p>Total</text:p>
          </table:table-cell>
          <table:table-cell table:style-name="ce42" table:formula="of:=SUM([.G17:.G19])" office:value-type="float" office:value="20" calcext:value-type="float">
            <text:p>20</text:p>
          </table:table-cell>
          <table:table-cell table:style-name="ce43"/>
          <table:table-cell table:style-name="ce65" table:formula="of:=IF([.$G$45]&lt;&gt;0;[.G21]/[.$G$45];&quot;&quot;)" office:value-type="percentage" office:value="0.0966183574879227" calcext:value-type="percentage">
            <text:p>9,7%</text:p>
          </table:table-cell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6">
          <table:table-cell table:style-name="ce31"/>
          <table:table-cell table:style-name="ce36"/>
          <table:table-cell table:style-name="ce42" table:number-columns-repeated="9"/>
          <table:table-cell table:style-name="ce78"/>
          <table:table-cell table:number-columns-repeated="1012"/>
        </table:table-row>
        <table:table-row table:style-name="ro1">
          <table:table-cell table:style-name="ce29"/>
          <table:table-cell table:style-name="ce34"/>
          <table:table-cell table:style-name="ce43"/>
          <table:table-cell table:style-name="ce41" table:number-columns-repeated="3"/>
          <table:table-cell table:style-name="ce43"/>
          <table:table-cell table:style-name="ce41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20.64mm" svg:height="3.97mm" svg:x="28.84mm" svg:y="88.11mm" draw:caption-point-x="-8.31mm" draw:caption-point-y="1.41mm">
              <dc:date>2017-02-14T00:00:00</dc:date>
              <text:p text:style-name="P1"><text:span text:style-name="T1">Consulta Externa</text:span></text:p>
            </office:annotation>
            <text:p>CE</text:p>
          </table:table-cell>
          <table:table-cell table:style-name="ce42" table:formula="of:=COUNTIF([Funções.K1:.K150];&quot;CEL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Baixa</text:p>
          </table:table-cell>
          <table:table-cell table:style-name="ce48" office:value-type="string" calcext:value-type="string">
            <text:p>x 3</text:p>
          </table:table-cell>
          <table:table-cell table:style-name="ce42" table:formula="of:=[.C24]*3" office:value-type="float" office:value="0" calcext:value-type="float">
            <text:p>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CEA&quot;)" office:value-type="float" office:value="17" calcext:value-type="float">
            <text:p>17</text:p>
          </table:table-cell>
          <table:table-cell table:style-name="ce43"/>
          <table:table-cell table:style-name="ce48" office:value-type="string" calcext:value-type="string">
            <text:p>Média</text:p>
          </table:table-cell>
          <table:table-cell table:style-name="ce48" office:value-type="string" calcext:value-type="string">
            <text:p>x 4</text:p>
          </table:table-cell>
          <table:table-cell table:style-name="ce42" table:formula="of:=[.C25]*4" office:value-type="float" office:value="68" calcext:value-type="float">
            <text:p>68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CEH&quot;)" office:value-type="float" office:value="0" calcext:value-type="float">
            <text:p>0</text:p>
          </table:table-cell>
          <table:table-cell table:style-name="ce43"/>
          <table:table-cell table:style-name="ce48" office:value-type="string" calcext:value-type="string">
            <text:p>Alta</text:p>
          </table:table-cell>
          <table:table-cell table:style-name="ce48" office:value-type="string" calcext:value-type="string">
            <text:p>x 6</text:p>
          </table:table-cell>
          <table:table-cell table:style-name="ce42" table:formula="of:=[.C26]*6" office:value-type="float" office:value="0" calcext:value-type="float">
            <text:p>0</text:p>
          </table:table-cell>
          <table:table-cell table:style-name="ce43" table:number-columns-repeated="4"/>
          <table:table-cell table:style-name="ce77"/>
          <table:table-cell table:number-columns-repeated="1012"/>
        </table:table-row>
        <table:table-row table:style-name="ro5">
          <table:table-cell table:style-name="ce30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5" office:value-type="string" calcext:value-type="string">
            <text:p>Total</text:p>
          </table:table-cell>
          <table:table-cell table:style-name="ce42" table:formula="of:=SUM([.C24:.C26])" office:value-type="float" office:value="17" calcext:value-type="float">
            <text:p>17</text:p>
          </table:table-cell>
          <table:table-cell table:style-name="ce43" table:number-columns-repeated="2"/>
          <table:table-cell table:style-name="ce35" office:value-type="string" calcext:value-type="string">
            <text:p>Total</text:p>
          </table:table-cell>
          <table:table-cell table:style-name="ce42" table:formula="of:=SUM([.G24:.G26])" office:value-type="float" office:value="68" calcext:value-type="float">
            <text:p>68</text:p>
          </table:table-cell>
          <table:table-cell table:style-name="ce43"/>
          <table:table-cell table:style-name="ce66" table:formula="of:=IF([.$G$45]&lt;&gt;0;[.G28]/[.$G$45];&quot;&quot;)" office:value-type="percentage" office:value="0.328502415458937" calcext:value-type="percentage">
            <text:p>32,9%</text:p>
          </table:table-cell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6">
          <table:table-cell table:style-name="ce31"/>
          <table:table-cell table:style-name="ce36"/>
          <table:table-cell table:style-name="ce42" table:number-columns-repeated="9"/>
          <table:table-cell table:style-name="ce78"/>
          <table:table-cell table:number-columns-repeated="1012"/>
        </table:table-row>
        <table:table-row table:style-name="ro1">
          <table:table-cell table:style-name="ce29"/>
          <table:table-cell table:style-name="ce34"/>
          <table:table-cell table:style-name="ce43"/>
          <table:table-cell table:style-name="ce41" table:number-columns-repeated="3"/>
          <table:table-cell table:style-name="ce43"/>
          <table:table-cell table:style-name="ce41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26.46mm" svg:height="3.97mm" svg:x="0mm" svg:y="0mm" draw:caption-point-x="20.53mm" draw:caption-point-y="115.19mm">
              <dc:date>2017-02-14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42" table:formula="of:=COUNTIF([Funções.K1:.K150];&quot;ALIL&quot;)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Baixa</text:p>
          </table:table-cell>
          <table:table-cell table:style-name="ce43" office:value-type="string" calcext:value-type="string">
            <text:p>x 7</text:p>
          </table:table-cell>
          <table:table-cell table:style-name="ce42" table:formula="of:=[.C31]*7" office:value-type="float" office:value="21" calcext:value-type="float">
            <text:p>21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ALIA&quot;)" office:value-type="float" office:value="0" calcext:value-type="float">
            <text:p>0</text:p>
          </table:table-cell>
          <table:table-cell table:style-name="ce43"/>
          <table:table-cell table:style-name="ce43" office:value-type="string" calcext:value-type="string">
            <text:p>Média</text:p>
          </table:table-cell>
          <table:table-cell table:style-name="ce43" office:value-type="string" calcext:value-type="string">
            <text:p>x 10</text:p>
          </table:table-cell>
          <table:table-cell table:style-name="ce42" table:formula="of:=[.C32]*10" office:value-type="float" office:value="0" calcext:value-type="float">
            <text:p>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ALIH&quot;)" office:value-type="float" office:value="0" calcext:value-type="float">
            <text:p>0</text:p>
          </table:table-cell>
          <table:table-cell table:style-name="ce43"/>
          <table:table-cell table:style-name="ce43" office:value-type="string" calcext:value-type="string">
            <text:p>Alta</text:p>
          </table:table-cell>
          <table:table-cell table:style-name="ce43" office:value-type="string" calcext:value-type="string">
            <text:p>x 15</text:p>
          </table:table-cell>
          <table:table-cell table:style-name="ce42" table:formula="of:=[.C33]*15" office:value-type="float" office:value="0" calcext:value-type="float">
            <text:p>0</text:p>
          </table:table-cell>
          <table:table-cell table:style-name="ce43" table:number-columns-repeated="4"/>
          <table:table-cell table:style-name="ce77"/>
          <table:table-cell table:number-columns-repeated="1012"/>
        </table:table-row>
        <table:table-row table:style-name="ro5">
          <table:table-cell table:style-name="ce30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5" office:value-type="string" calcext:value-type="string">
            <text:p>Total</text:p>
          </table:table-cell>
          <table:table-cell table:style-name="ce42" table:formula="of:=SUM([.C31:.C33])" office:value-type="float" office:value="3" calcext:value-type="float">
            <text:p>3</text:p>
          </table:table-cell>
          <table:table-cell table:style-name="ce43" table:number-columns-repeated="2"/>
          <table:table-cell table:style-name="ce35" office:value-type="string" calcext:value-type="string">
            <text:p>Total</text:p>
          </table:table-cell>
          <table:table-cell table:style-name="ce42" table:formula="of:=SUM([.G31:.G33])" office:value-type="float" office:value="21" calcext:value-type="float">
            <text:p>21</text:p>
          </table:table-cell>
          <table:table-cell table:style-name="ce43"/>
          <table:table-cell table:style-name="ce67" table:formula="of:=IF([.$G$45]&lt;&gt;0;[.G35]/[.$G$45];&quot;&quot;)" office:value-type="percentage" office:value="0.101449275362319" calcext:value-type="percentage">
            <text:p>10,1%</text:p>
          </table:table-cell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6">
          <table:table-cell table:style-name="ce31"/>
          <table:table-cell table:style-name="ce36"/>
          <table:table-cell table:style-name="ce42" table:number-columns-repeated="9"/>
          <table:table-cell table:style-name="ce78"/>
          <table:table-cell table:number-columns-repeated="1012"/>
        </table:table-row>
        <table:table-row table:style-name="ro1">
          <table:table-cell table:style-name="ce29"/>
          <table:table-cell table:style-name="ce34"/>
          <table:table-cell table:style-name="ce43"/>
          <table:table-cell table:style-name="ce41" table:number-columns-repeated="3"/>
          <table:table-cell table:style-name="ce43"/>
          <table:table-cell table:style-name="ce41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33.34mm" svg:height="3.44mm" svg:x="28.84mm" svg:y="142.35mm" draw:caption-point-x="-8.31mm" draw:caption-point-y="-1.5mm">
              <dc:date>2017-02-14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42" table:formula="of:=COUNTIF([Funções.K1:.K150];&quot;AIEL&quot;)" office:value-type="float" office:value="2" calcext:value-type="float">
            <text:p>2</text:p>
          </table:table-cell>
          <table:table-cell table:style-name="ce43"/>
          <table:table-cell table:style-name="ce43" office:value-type="string" calcext:value-type="string">
            <text:p>Baixa</text:p>
          </table:table-cell>
          <table:table-cell table:style-name="ce43" office:value-type="string" calcext:value-type="string">
            <text:p>x 5</text:p>
          </table:table-cell>
          <table:table-cell table:style-name="ce42" table:formula="of:=[.C38]*5" office:value-type="float" office:value="10" calcext:value-type="float">
            <text:p>1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AIEA&quot;)" office:value-type="float" office:value="0" calcext:value-type="float">
            <text:p>0</text:p>
          </table:table-cell>
          <table:table-cell table:style-name="ce43"/>
          <table:table-cell table:style-name="ce43" office:value-type="string" calcext:value-type="string">
            <text:p>Média</text:p>
          </table:table-cell>
          <table:table-cell table:style-name="ce43" office:value-type="string" calcext:value-type="string">
            <text:p>x 7</text:p>
          </table:table-cell>
          <table:table-cell table:style-name="ce42" table:formula="of:=[.C39]*7" office:value-type="float" office:value="0" calcext:value-type="float">
            <text:p>0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2" table:formula="of:=COUNTIF([Funções.K1:.K150];&quot;AIEH&quot;)" office:value-type="float" office:value="0" calcext:value-type="float">
            <text:p>0</text:p>
          </table:table-cell>
          <table:table-cell table:style-name="ce43"/>
          <table:table-cell table:style-name="ce43" office:value-type="string" calcext:value-type="string">
            <text:p>Alta</text:p>
          </table:table-cell>
          <table:table-cell table:style-name="ce43" office:value-type="string" calcext:value-type="string">
            <text:p>x 10</text:p>
          </table:table-cell>
          <table:table-cell table:style-name="ce42" table:formula="of:=[.C40]*10" office:value-type="float" office:value="0" calcext:value-type="float">
            <text:p>0</text:p>
          </table:table-cell>
          <table:table-cell table:style-name="ce43" table:number-columns-repeated="4"/>
          <table:table-cell table:style-name="ce77"/>
          <table:table-cell table:number-columns-repeated="1012"/>
        </table:table-row>
        <table:table-row table:style-name="ro5">
          <table:table-cell table:style-name="ce30"/>
          <table:table-cell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5" office:value-type="string" calcext:value-type="string">
            <text:p>Total</text:p>
          </table:table-cell>
          <table:table-cell table:style-name="ce42" table:formula="of:=SUM([.C38:.C40])" office:value-type="float" office:value="2" calcext:value-type="float">
            <text:p>2</text:p>
          </table:table-cell>
          <table:table-cell table:style-name="ce43" table:number-columns-repeated="2"/>
          <table:table-cell table:style-name="ce35" office:value-type="string" calcext:value-type="string">
            <text:p>Total</text:p>
          </table:table-cell>
          <table:table-cell table:style-name="ce42" table:formula="of:=SUM([.G38:.G40])" office:value-type="float" office:value="10" calcext:value-type="float">
            <text:p>10</text:p>
          </table:table-cell>
          <table:table-cell table:style-name="ce43"/>
          <table:table-cell table:style-name="ce68" table:formula="of:=IF([.$G$45]&lt;&gt;0;[.G42]/[.$G$45];&quot;&quot;)" office:value-type="percentage" office:value="0.0483091787439614" calcext:value-type="percentage">
            <text:p>4,8%</text:p>
          </table:table-cell>
          <table:table-cell table:style-name="ce43" table:number-columns-repeated="2"/>
          <table:table-cell table:style-name="ce76"/>
          <table:table-cell table:number-columns-repeated="1012"/>
        </table:table-row>
        <table:table-row table:style-name="ro6">
          <table:table-cell table:style-name="ce31"/>
          <table:table-cell table:style-name="ce36"/>
          <table:table-cell table:style-name="ce42" table:number-columns-repeated="9"/>
          <table:table-cell table:style-name="ce78"/>
          <table:table-cell table:number-columns-repeated="1012"/>
        </table:table-row>
        <table:table-row table:style-name="ro1">
          <table:table-cell table:style-name="ce30"/>
          <table:table-cell/>
          <table:table-cell table:style-name="ce43" table:number-columns-repeated="5"/>
          <table:table-cell table:style-name="ce43">
            <draw:frame table:end-cell-address="Sumário.L52" table:end-x="12.05mm" table:end-y="0.7mm" draw:z-index="0" draw:name="Gráfico 8" draw:style-name="gr2" svg:width="59.16mm" svg:height="34.6mm" svg:x="1.05mm" svg:y="0.52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3" table:number-columns-repeated="3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text:p>Total PF não ajustados (contagem detalhada)</text:p>
          </table:table-cell>
          <table:table-cell table:style-name="ce43" table:number-columns-repeated="4"/>
          <table:table-cell table:style-name="ce42" table:formula="of:=SUM([.G14]+[.G21]+[.G28]+[.G35]+[.G42])" office:value-type="float" office:value="207" calcext:value-type="float">
            <text:p>207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54.24mm" svg:height="12.7mm" svg:x="28.84mm" svg:y="171.45mm" draw:caption-point-x="-8.31mm" draw:caption-point-y="-0.7mm">
              <dc:date>2017-02-14T00:00:00</dc:date>
              <text:p text:style-name="P1"><text:span text:style-name="T1">Técnica de estimativa do tamanho desenvolvida pela NESMA. Assume que os arquivos lógicos são de complexidade baixa e as transações são de complexidade média.</text:span></text:p>
            </office:annotation>
            <text:p>Total PF não ajustados (contagem estimativa)</text:p>
          </table:table-cell>
          <table:table-cell table:style-name="ce43" table:number-columns-repeated="4"/>
          <table:table-cell table:style-name="ce42" table:formula="of:=([.C10]+[.C11]+[.C12])*4+([.C17]+[.C18]+[.C19])*5+([.C24]+[.C25]+[.C26])*4+([.C31]+[.C32]+[.C33])*7+([.C38]+[.C39]+[.C40])*5" office:value-type="float" office:value="207" calcext:value-type="float">
            <text:p>207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office:annotation draw:style-name="gr1" draw:text-style-name="P2" svg:width="54.24mm" svg:height="12.7mm" svg:x="28.84mm" svg:y="175.42mm" draw:caption-point-x="-8.31mm" draw:caption-point-y="-0.44mm">
              <dc:date>2017-02-14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43" table:number-columns-repeated="4"/>
          <table:table-cell table:style-name="ce42" table:formula="of:=([.C31]+[.C32]+[.C33])*35+([.C38]+[.C39]+[.C40])*15" office:value-type="float" office:value="135" calcext:value-type="float">
            <text:p>135</text:p>
          </table:table-cell>
          <table:table-cell table:style-name="ce43" table:number-columns-repeated="4"/>
          <table:table-cell table:style-name="ce76"/>
          <table:table-cell table:number-columns-repeated="1012"/>
        </table:table-row>
        <table:table-row table:style-name="ro1" table:number-rows-repeated="2">
          <table:table-cell table:style-name="ce30"/>
          <table:table-cell/>
          <table:table-cell table:style-name="ce43"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number-columns-repeated="6"/>
          <table:table-cell table:style-name="ce43" table:number-columns-repeated="3"/>
          <table:table-cell/>
          <table:table-cell table:style-name="ce76"/>
          <table:table-cell table:number-columns-repeated="1012"/>
        </table:table-row>
        <table:table-row table:style-name="ro7">
          <table:table-cell table:style-name="ce30"/>
          <table:table-cell table:number-columns-repeated="6"/>
          <table:table-cell table:style-name="ce43" table:number-columns-repeated="3"/>
          <table:table-cell/>
          <table:table-cell table:style-name="ce76"/>
          <table:table-cell table:number-columns-repeated="1012"/>
        </table:table-row>
        <table:table-row table:style-name="ro1">
          <table:table-cell table:style-name="ce29"/>
          <table:table-cell table:style-name="ce34" table:number-columns-repeated="10"/>
          <table:table-cell table:style-name="ce75"/>
          <table:table-cell table:number-columns-repeated="1012"/>
        </table:table-row>
        <table:table-row table:style-name="ro1">
          <table:table-cell table:style-name="ce30"/>
          <table:table-cell office:value-type="string" calcext:value-type="string">
            <text:p>Total de PF Local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number-columns-repeated="3"/>
          <table:table-cell table:style-name="ce49" office:value-type="string" calcext:value-type="string">
            <text:p>NÃO AJS</text:p>
          </table:table-cell>
          <table:table-cell table:style-name="ce49" office:value-type="string" calcext:value-type="string">
            <text:p>DFL</text:p>
          </table:table-cell>
          <table:table-cell table:style-name="ce49" office:value-type="string" calcext:value-type="string">
            <text:p>LOCAL</text:p>
          </table:table-cell>
          <table:table-cell table:number-columns-repeated="4"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7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50" table:formula="of:=SUMIF([Funções.$H$8:.$H$250];&quot;I&quot;;[Funções.$N$8:.$N$250])" office:value-type="float" office:value="0" calcext:value-type="float">
            <text:p>0,00</text:p>
          </table:table-cell>
          <table:table-cell table:style-name="ce50" table:formula="of:=[Contagem.W11]" office:value-type="float" office:value="1" calcext:value-type="float">
            <text:p>1,00</text:p>
          </table:table-cell>
          <table:table-cell table:style-name="ce56" table:formula="of:=[.F55]*[.E55]" office:value-type="float" office:value="0" calcext:value-type="float">
            <text:p>0,00</text:p>
          </table:table-cell>
          <table:table-cell table:style-name="ce60" table:number-columns-repeated="3"/>
          <table:table-cell table:style-name="ce71" office:value-type="string" calcext:value-type="string">
            <text:p>TOTAL</text:p>
          </table:table-cell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7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50" table:formula="of:=SUMIF([Funções.$H$8:.$H$150];&quot;A&quot;;[Funções.$N$8:.$N$150])" office:value-type="float" office:value="192" calcext:value-type="float">
            <text:p>192,00</text:p>
          </table:table-cell>
          <table:table-cell table:style-name="ce50" table:formula="of:=[Contagem.W12]" office:value-type="float" office:value="0.75" calcext:value-type="float">
            <text:p>0,75</text:p>
          </table:table-cell>
          <table:table-cell table:style-name="ce56" table:formula="of:=[.F56]*[.E56]" office:value-type="float" office:value="144" calcext:value-type="float">
            <text:p>144,00</text:p>
          </table:table-cell>
          <table:table-cell table:style-name="ce60" table:number-columns-repeated="3"/>
          <table:table-cell table:style-name="ce72" table:formula="of:=[Contagem.Y5]" office:value-type="float" office:value="150" calcext:value-type="float">
            <text:p>150,00</text:p>
          </table:table-cell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7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50" table:formula="of:=SUMIF([Funções.$H$8:.$H$2920];&quot;E&quot;;[Funções.$N$8:.$N$8])" office:value-type="float" office:value="15" calcext:value-type="float">
            <text:p>15,00</text:p>
          </table:table-cell>
          <table:table-cell table:style-name="ce50" table:formula="of:=[Contagem.W13]" office:value-type="float" office:value="0.4" calcext:value-type="float">
            <text:p>0,40</text:p>
          </table:table-cell>
          <table:table-cell table:style-name="ce56" table:formula="of:=[.F57]*[.E57]" office:value-type="float" office:value="6" calcext:value-type="float">
            <text:p>6,00</text:p>
          </table:table-cell>
          <table:table-cell table:style-name="ce60" table:number-columns-repeated="3"/>
          <table:table-cell/>
          <table:table-cell table:style-name="ce76"/>
          <table:table-cell table:number-columns-repeated="1012"/>
        </table:table-row>
        <table:table-row table:style-name="ro1">
          <table:table-cell table:style-name="ce30"/>
          <table:table-cell table:style-name="ce37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50" table:formula="of:=SUMIF([Funções.$H$8:.$H$8];&quot;T&quot;;[Funções.$N$8:.$N$8])" office:value-type="float" office:value="0" calcext:value-type="float">
            <text:p>0,00</text:p>
          </table:table-cell>
          <table:table-cell table:style-name="ce50" table:formula="of:=[Contagem.W14]" office:value-type="float" office:value="0" calcext:value-type="float">
            <text:p>0,00</text:p>
          </table:table-cell>
          <table:table-cell table:style-name="ce56" table:formula="of:=[.F58]*[.E58]" office:value-type="float" office:value="0" calcext:value-type="float">
            <text:p>0,00</text:p>
          </table:table-cell>
          <table:table-cell table:style-name="ce60" table:number-columns-repeated="3"/>
          <table:table-cell/>
          <table:table-cell table:style-name="ce76"/>
          <table:table-cell table:number-columns-repeated="1012"/>
        </table:table-row>
        <table:table-row table:style-name="ro1">
          <table:table-cell table:style-name="ce32"/>
          <table:table-cell table:style-name="ce38"/>
          <table:table-cell table:style-name="ce44"/>
          <table:table-cell table:style-name="ce47"/>
          <table:table-cell table:style-name="ce51"/>
          <table:table-cell table:style-name="ce47"/>
          <table:table-cell table:style-name="ce57"/>
          <table:table-cell table:style-name="ce61" table:number-columns-repeated="3"/>
          <table:table-cell table:style-name="ce73"/>
          <table:table-cell table:style-name="ce79"/>
          <table:table-cell table:number-columns-repeated="1012"/>
        </table:table-row>
        <table:table-row table:style-name="ro1" table:number-rows-repeated="2">
          <table:table-cell/>
          <table:table-cell table:style-name="ce39"/>
          <table:table-cell table:style-name="ce45"/>
          <table:table-cell/>
          <table:table-cell table:style-name="ce52"/>
          <table:table-cell/>
          <table:table-cell table:style-name="ce58"/>
          <table:table-cell table:style-name="ce60" table:number-columns-repeated="3"/>
          <table:table-cell table:style-name="ce74"/>
          <table:table-cell table:number-columns-repeated="101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table table:name="Funções" table:style-name="ta3">
        <table:table-column table:style-name="co7" table:default-cell-style-name="ce82"/>
        <table:table-column table:style-name="co15" table:default-cell-style-name="ce82"/>
        <table:table-column table:style-name="co10" table:number-columns-repeated="3" table:default-cell-style-name="ce82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4" table:default-cell-style-name="ce82"/>
        <table:table-column table:style-name="co19" table:default-cell-style-name="ce82"/>
        <table:table-column table:style-name="co20" table:default-cell-style-name="ce82"/>
        <table:table-column table:style-name="co12" table:default-cell-style-name="ce82"/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visibility="collapse" table:default-cell-style-name="ce82"/>
        <table:table-column table:style-name="co29" table:default-cell-style-name="ce82"/>
        <table:table-column table:style-name="co5" table:number-columns-repeated="1003" table:default-cell-style-name="ce82"/>
        <table:table-row table:style-name="ro1">
          <table:table-cell table:style-name="ce8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/>
          <table:table-cell table:style-name="ce130" table:number-columns-repeated="5"/>
          <table:table-cell table:style-name="ce2" table:number-columns-repeated="1004"/>
        </table:table-row>
        <table:table-row table:style-name="ro1">
          <table:covered-table-cell table:number-columns-repeated="15"/>
          <table:table-cell table:style-name="ce130" table:number-columns-repeated="5"/>
          <table:table-cell table:style-name="ce2" table:number-columns-repeated="1004"/>
        </table:table-row>
        <table:table-row table:style-name="ro1">
          <table:covered-table-cell table:number-columns-repeated="15"/>
          <table:table-cell table:style-name="ce130" table:number-columns-repeated="5"/>
          <table:table-cell table:style-name="ce2" table:number-columns-repeated="1004"/>
        </table:table-row>
        <table:table-row table:style-name="ro1">
          <table:table-cell table:style-name="ce26" table:formula="of:=[Contagem.A5]&amp;&quot; : &quot;&amp;[Contagem.F5]" office:value-type="string" office:string-value="Aplicação : Autenticação DabM" calcext:value-type="string" table:number-columns-spanned="6" table:number-rows-spanned="1">
            <text:p>Aplicação : Autenticação DabM</text:p>
          </table:table-cell>
          <table:covered-table-cell table:number-columns-repeated="5"/>
          <table:table-cell table:style-name="ce100" table:formula="of:=[Contagem.A6]&amp;&quot; : &quot;&amp;[Contagem.F6]" office:value-type="string" office:string-value="Projeto : Autenticação DabM" calcext:value-type="string">
            <text:p>Projeto : Autenticação DabM</text:p>
          </table:table-cell>
          <table:table-cell table:style-name="ce100" table:number-columns-repeated="13"/>
          <table:table-cell table:style-name="ce2" table:number-columns-repeated="1004"/>
        </table:table-row>
        <table:table-row table:style-name="ro1">
          <table:table-cell table:style-name="ce83" table:formula="of:=[Contagem.A7]&amp;&quot; : &quot;&amp;[Contagem.F7]" office:value-type="string" office:string-value="Responsável : Lucas Fernando Boz" calcext:value-type="string" table:number-columns-spanned="6" table:number-rows-spanned="1">
            <text:p>Responsável : Lucas Fernando Boz</text:p>
          </table:table-cell>
          <table:covered-table-cell table:number-columns-repeated="5"/>
          <table:table-cell table:style-name="ce100" table:formula="of:=[Contagem.A8]&amp;&quot; : &quot;&amp;[Contagem.F8]" office:value-type="string" office:string-value="Revisor : Marcieli Langer" calcext:value-type="string">
            <text:p>Revisor : Marcieli Langer</text:p>
          </table:table-cell>
          <table:table-cell table:style-name="ce100" table:number-columns-repeated="13"/>
          <table:table-cell table:style-name="ce139" table:number-columns-repeated="1004"/>
        </table:table-row>
        <table:table-row table:style-name="ro1">
          <table:table-cell table:style-name="ce83" table:formula="of:=[Contagem.A4]&amp;&quot; : &quot;&amp;[Contagem.F4]" office:value-type="string" office:string-value="Empresa : MAR" calcext:value-type="string" table:number-columns-spanned="5" table:number-rows-spanned="1">
            <text:p>Empresa : MAR</text:p>
          </table:table-cell>
          <table:covered-table-cell table:number-columns-repeated="4"/>
          <table:table-cell table:style-name="ce100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4" table:formula="of:=&quot; Custo= &quot;&amp;DOLLAR([Contagem.Y4])" office:value-type="string" office:string-value=" Custo= R$ 0,00" calcext:value-type="string" table:number-columns-spanned="6" table:number-rows-spanned="1">
            <text:p><text:s/>Custo= R$ 0,00</text:p>
          </table:table-cell>
          <table:covered-table-cell table:number-columns-repeated="5"/>
          <table:table-cell table:style-name="ce54" table:formula="of:=&quot;PF  = &quot;&amp;[Contagem.AA14]" office:value-type="string" office:string-value="PF  = 150" calcext:value-type="string" table:number-columns-spanned="2" table:number-rows-spanned="1">
            <text:p>PF <text:s/>= 150</text:p>
          </table:table-cell>
          <table:covered-table-cell/>
          <table:table-cell table:style-name="ce131"/>
          <table:table-cell table:style-name="ce135" table:number-columns-repeated="3"/>
          <table:table-cell table:style-name="ce136"/>
          <table:table-cell table:style-name="ce139" table:number-columns-repeated="1004"/>
        </table:table-row>
        <table:table-row table:style-name="ro1">
          <table:table-cell table:style-name="ce84" office:value-type="string" calcext:value-type="string" table:number-columns-spanned="6" table:number-rows-spanned="1">
            <office:annotation draw:style-name="gr1" draw:text-style-name="P2" svg:width="48.42mm" svg:height="19.05mm" svg:x="188.91mm" svg:y="20.64mm" draw:caption-point-x="-41.91mm" draw:caption-point-y="4.86mm">
              <dc:date>2017-02-14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5"/>
          <table:table-cell table:style-name="ce103" office:value-type="string" calcext:value-type="string">
            <office:annotation draw:style-name="gr1" draw:text-style-name="P2" svg:width="28.84mm" svg:height="7.94mm" svg:x="403.77mm" svg:y="22.49mm" draw:caption-point-x="-231.35mm" draw:caption-point-y="3.01mm">
              <dc:date>2017-02-14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107" office:value-type="string" calcext:value-type="string">
            <office:annotation draw:style-name="gr1" draw:text-style-name="P2" svg:width="73.29mm" svg:height="12.7mm" svg:x="275.18mm" svg:y="29.37mm" draw:caption-point-x="-81.86mm" draw:caption-point-y="-3.87mm">
              <dc:date>2017-02-14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119" office:value-type="string" calcext:value-type="string">
            <office:annotation draw:style-name="gr1" draw:text-style-name="P2" svg:width="30.43mm" svg:height="3.97mm" svg:x="509.34mm" svg:y="28.05mm" draw:caption-point-x="-302.52mm" draw:caption-point-y="-2.55mm">
              <dc:date>2017-02-14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119" office:value-type="string" calcext:value-type="string">
            <office:annotation draw:style-name="gr1" draw:text-style-name="P2" svg:width="33.34mm" svg:height="7.94mm" svg:x="522.04mm" svg:y="28.05mm" draw:caption-point-x="-290.62mm" draw:caption-point-y="-2.55mm">
              <dc:date>2017-02-14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121" office:value-type="string" calcext:value-type="string">
            <text:p>ctl</text:p>
          </table:table-cell>
          <table:table-cell table:style-name="ce121" office:value-type="string" calcext:value-type="string">
            <text:p>C</text:p>
          </table:table-cell>
          <table:table-cell table:style-name="ce121" office:value-type="string" calcext:value-type="string">
            <text:p>Complex.</text:p>
          </table:table-cell>
          <table:table-cell table:style-name="ce121" office:value-type="string" calcext:value-type="string">
            <text:p>PF</text:p>
          </table:table-cell>
          <table:table-cell table:style-name="ce121" office:value-type="string" calcext:value-type="string">
            <text:p>PF Local</text:p>
          </table:table-cell>
          <table:table-cell table:style-name="ce132" office:value-type="string" calcext:value-type="string" table:number-columns-spanned="5" table:number-rows-spanned="1">
            <text:p>Observações</text:p>
          </table:table-cell>
          <table:covered-table-cell table:number-columns-repeated="4"/>
          <table:table-cell table:style-name="ce140" table:number-columns-repeated="1004"/>
        </table:table-row>
        <table:table-row table:style-name="ro9">
          <table:table-cell table:style-name="ce85" office:value-type="string" calcext:value-type="string">
            <text:p>2.1.</text:p>
          </table:table-cell>
          <table:table-cell table:style-name="ce85" office:value-type="string" calcext:value-type="string">
            <text:p>Funções de Transação</text:p>
          </table:table-cell>
          <table:table-cell table:style-name="ce85" table:number-columns-repeated="4"/>
          <table:table-cell table:style-name="ce104" table:content-validation-name="val1"/>
          <table:table-cell table:style-name="ce108" table:content-validation-name="val2"/>
          <table:table-cell table:style-name="ce104" table:number-columns-repeated="2"/>
          <table:table-cell table:style-name="ce104" table:formula="of:=CONCATENATE([.G8];[.L8])">
            <text:p/>
          </table:table-cell>
          <table:table-cell table:style-name="ce10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124" table:formula="of:=IF([.L8]=&quot;L&quot;;&quot;Baixa&quot;;IF([.L8]=&quot;A&quot;;&quot;Média&quot;;IF([.L8]=&quot;&quot;;&quot;&quot;;&quot;Alta&quot;)))">
            <text:p/>
          </table:table-cell>
          <table:table-cell table:style-name="ce10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104" table:formula="of:=IF(ISBLANK([.H8]);&quot;&quot;;IF([.H8]=&quot;ALI&quot;;IF([.M8]=&quot;L&quot;;7;IF([.M8]=&quot;A&quot;;10;15));IF([.H8]=&quot;AIE&quot;;IF([.M8]=&quot;L&quot;;5;IF([.M8]=&quot;A&quot;;7;10));IF([.H8]=&quot;SE&quot;;IF([.M8]=&quot;L&quot;;4;IF([.M8]=&quot;A&quot;;5;7));IF(OR([.H8]=&quot;EE&quot;;[.H8]=&quot;CE&quot;);IF([.M8]=&quot;L&quot;;3;IF([.M8]=&quot;A&quot;;4;6)))))))">
            <text:p/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6" office:value-type="string" calcext:value-type="string">
            <text:p>2.1.1.</text:p>
          </table:table-cell>
          <table:table-cell table:style-name="ce86" office:value-type="string" calcext:value-type="string">
            <text:p>Gerais</text:p>
          </table:table-cell>
          <table:table-cell table:style-name="ce86" table:number-columns-repeated="4"/>
          <table:table-cell table:style-name="ce105" table:content-validation-name="val1"/>
          <table:table-cell table:style-name="ce105" table:content-validation-name="val2"/>
          <table:table-cell table:style-name="ce105" table:number-columns-repeated="4"/>
          <table:table-cell table:style-name="ce125"/>
          <table:table-cell table:style-name="ce105"/>
          <table:table-cell table:style-name="ce128"/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1</text:p>
          </table:table-cell>
          <table:table-cell table:style-name="ce90" office:value-type="string" calcext:value-type="string">
            <text:p>Visualizar configuração de tempo de expiração de senh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CE</text:p>
          </table:table-cell>
          <table:table-cell table:style-name="ce109" table:content-validation-name="val2" office:value-type="string" calcext:value-type="string">
            <text:p>E</text:p>
          </table:table-cell>
          <table:table-cell table:style-name="ce106" table:number-columns-repeated="2"/>
          <table:table-cell table:style-name="ce106" table:formula="of:=CONCATENATE([.G10];[.L10])" office:value-type="string" office:string-value="CEA" calcext:value-type="string">
            <text:p>CEA</text:p>
          </table:table-cell>
          <table:table-cell table:style-name="ce10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2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29" table:formula="of:=IF([.H10]=&quot;I&quot;;[.N10]*[Contagem.$W$11];IF([.H10]=&quot;E&quot;;[.N10]*[Contagem.$W$13];IF([.H10]=&quot;A&quot;;[.N10]*[Contagem.$W$12];IF([.H10]=&quot;T&quot;;[.N10]*[Contagem.$W$14];&quot;&quot;))))" office:value-type="float" office:value="1.6" calcext:value-type="float">
            <text:p>1,60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3">
          <table:table-cell table:style-name="Default" table:number-columns-repeated="1024"/>
        </table:table-row>
        <table:table-row table:style-name="ro9">
          <table:table-cell table:style-name="ce86" office:value-type="string" calcext:value-type="string">
            <text:p>2.1.2.</text:p>
          </table:table-cell>
          <table:table-cell table:style-name="ce86" office:value-type="string" calcext:value-type="string">
            <text:p>Usuário</text:p>
          </table:table-cell>
          <table:table-cell table:style-name="ce86" table:number-columns-repeated="4"/>
          <table:table-cell table:style-name="ce105" table:content-validation-name="val1"/>
          <table:table-cell table:style-name="ce110" table:content-validation-name="val2"/>
          <table:table-cell table:style-name="ce105" table:number-columns-repeated="4"/>
          <table:table-cell table:style-name="ce125"/>
          <table:table-cell table:style-name="ce105"/>
          <table:table-cell table:style-name="ce128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</text:p>
          </table:table-cell>
          <table:table-cell table:style-name="ce90" office:value-type="string" calcext:value-type="string">
            <text:p>Redefinir senh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3];[.L13])" office:value-type="string" office:string-value="EEA" calcext:value-type="string">
            <text:p>EEA</text:p>
          </table:table-cell>
          <table:table-cell table:style-name="ce10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A" calcext:value-type="string">
            <text:p>A</text:p>
          </table:table-cell>
          <table:table-cell table:style-name="ce126" table:formula="of:=IF([.L13]=&quot;L&quot;;&quot;Baixa&quot;;IF([.L13]=&quot;A&quot;;&quot;Média&quot;;IF([.L13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4" calcext:value-type="float">
            <text:p>4</text:p>
          </table:table-cell>
          <table:table-cell table:style-name="ce129" table:formula="of:=IF([.H13]=&quot;I&quot;;[.N13]*[Contagem.$W$11];IF([.H13]=&quot;E&quot;;[.N13]*[Contagem.$W$13];IF([.H13]=&quot;A&quot;;[.N13]*[Contagem.$W$12];IF([.H13]=&quot;T&quot;;[.N13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2</text:p>
          </table:table-cell>
          <table:table-cell table:style-name="ce90" office:value-type="string" calcext:value-type="string">
            <text:p>Configurar tempo de expiração de senh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4];[.L14])" office:value-type="string" office:string-value="EEA" calcext:value-type="string">
            <text:p>EEA</text:p>
          </table:table-cell>
          <table:table-cell table:style-name="ce10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12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29" table:formula="of:=IF([.H14]=&quot;I&quot;;[.N14]*[Contagem.$W$11];IF([.H14]=&quot;E&quot;;[.N14]*[Contagem.$W$13];IF([.H14]=&quot;A&quot;;[.N14]*[Contagem.$W$12];IF([.H14]=&quot;T&quot;;[.N14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3</text:p>
          </table:table-cell>
          <table:table-cell table:style-name="ce90" office:value-type="string" calcext:value-type="string">
            <text:p>Aviso de bloqueio de acesso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S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5];[.L15])" office:value-type="string" office:string-value="SEA" calcext:value-type="string">
            <text:p>SEA</text:p>
          </table:table-cell>
          <table:table-cell table:style-name="ce10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12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129" table:formula="of:=IF([.H15]=&quot;I&quot;;[.N15]*[Contagem.$W$11];IF([.H15]=&quot;E&quot;;[.N15]*[Contagem.$W$13];IF([.H15]=&quot;A&quot;;[.N15]*[Contagem.$W$12];IF([.H15]=&quot;T&quot;;[.N15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4</text:p>
          </table:table-cell>
          <table:table-cell table:style-name="ce90" office:value-type="string" calcext:value-type="string">
            <text:p>Visualizar meus aplicativos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6];[.L16])" office:value-type="string" office:string-value="CEA" calcext:value-type="string">
            <text:p>CEA</text:p>
          </table:table-cell>
          <table:table-cell table:style-name="ce10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126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129" table:formula="of:=IF([.H16]=&quot;I&quot;;[.N16]*[Contagem.$W$11];IF([.H16]=&quot;E&quot;;[.N16]*[Contagem.$W$13];IF([.H16]=&quot;A&quot;;[.N16]*[Contagem.$W$12];IF([.H16]=&quot;T&quot;;[.N16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5</text:p>
          </table:table-cell>
          <table:table-cell table:style-name="ce90" office:value-type="string" calcext:value-type="string">
            <text:p>Visualizar minha cont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7];[.L17])" office:value-type="string" office:string-value="CEA" calcext:value-type="string">
            <text:p>CEA</text:p>
          </table:table-cell>
          <table:table-cell table:style-name="ce10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A" calcext:value-type="string">
            <text:p>A</text:p>
          </table:table-cell>
          <table:table-cell table:style-name="ce126" table:formula="of:=IF([.L17]=&quot;L&quot;;&quot;Baixa&quot;;IF([.L17]=&quot;A&quot;;&quot;Média&quot;;IF([.L17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4" calcext:value-type="float">
            <text:p>4</text:p>
          </table:table-cell>
          <table:table-cell table:style-name="ce129" table:formula="of:=IF([.H17]=&quot;I&quot;;[.N17]*[Contagem.$W$11];IF([.H17]=&quot;E&quot;;[.N17]*[Contagem.$W$13];IF([.H17]=&quot;A&quot;;[.N17]*[Contagem.$W$12];IF([.H17]=&quot;T&quot;;[.N17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6</text:p>
          </table:table-cell>
          <table:table-cell table:style-name="ce90" office:value-type="string" calcext:value-type="string">
            <text:p>Recuperar senh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SE</text:p>
          </table:table-cell>
          <table:table-cell table:style-name="ce112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8];[.L18])" office:value-type="string" office:string-value="SEA" calcext:value-type="string">
            <text:p>SEA</text:p>
          </table:table-cell>
          <table:table-cell table:style-name="ce10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A" calcext:value-type="string">
            <text:p>A</text:p>
          </table:table-cell>
          <table:table-cell table:style-name="ce126" table:formula="of:=IF([.L18]=&quot;L&quot;;&quot;Baixa&quot;;IF([.L18]=&quot;A&quot;;&quot;Média&quot;;IF([.L18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5" calcext:value-type="float">
            <text:p>5</text:p>
          </table:table-cell>
          <table:table-cell table:style-name="ce129" table:formula="of:=IF([.H18]=&quot;I&quot;;[.N18]*[Contagem.$W$11];IF([.H18]=&quot;E&quot;;[.N18]*[Contagem.$W$13];IF([.H18]=&quot;A&quot;;[.N18]*[Contagem.$W$12];IF([.H18]=&quot;T&quot;;[.N18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7</text:p>
          </table:table-cell>
          <table:table-cell table:style-name="ce87" office:value-type="string" calcext:value-type="string">
            <text:p>Realizar Login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SE</text:p>
          </table:table-cell>
          <table:table-cell table:style-name="ce113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9];[.L19])" office:value-type="string" office:string-value="SEA" calcext:value-type="string">
            <text:p>SEA</text:p>
          </table:table-cell>
          <table:table-cell table:style-name="ce10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126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5" calcext:value-type="float">
            <text:p>5</text:p>
          </table:table-cell>
          <table:table-cell table:style-name="ce129" table:formula="of:=IF([.H19]=&quot;I&quot;;[.N19]*[Contagem.$W$11];IF([.H19]=&quot;E&quot;;[.N19]*[Contagem.$W$13];IF([.H19]=&quot;A&quot;;[.N19]*[Contagem.$W$12];IF([.H19]=&quot;T&quot;;[.N19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 table:style-name="ce137" table:number-columns-repeated="1005"/>
        </table:table-row>
        <table:table-row table:style-name="ro9">
          <table:table-cell table:style-name="ce87" office:value-type="string" calcext:value-type="string">
            <text:p>PE.8</text:p>
          </table:table-cell>
          <table:table-cell table:style-name="ce87" office:value-type="string" calcext:value-type="string">
            <text:p>Realizar logout 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4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19];[.L20])" office:value-type="string" office:string-value="SEA" calcext:value-type="string">
            <text:p>SEA</text:p>
          </table:table-cell>
          <table:table-cell table:style-name="ce106" table:formula="of:=IF(OR(ISBLANK([.I20]);ISBLANK([.J20]));IF(OR([.G19]=&quot;ALI&quot;;[.G19]=&quot;AIE&quot;);&quot;L&quot;;IF(ISBLANK([.G19]);&quot;&quot;;&quot;A&quot;));IF([.G19]=&quot;EE&quot;;IF([.J20]&gt;=3;IF([.I20]&gt;=5;&quot;H&quot;;&quot;A&quot;);IF([.J20]&gt;=2;IF([.I20]&gt;=16;&quot;H&quot;;IF([.I20]&lt;=4;&quot;L&quot;;&quot;A&quot;));IF([.I20]&lt;=15;&quot;L&quot;;&quot;A&quot;)));IF(OR([.G19]=&quot;SE&quot;;[.G19]=&quot;CE&quot;);IF([.J20]&gt;=4;IF([.I20]&gt;=6;&quot;H&quot;;&quot;A&quot;);IF([.J20]&gt;=2;IF([.I20]&gt;=20;&quot;H&quot;;IF([.I20]&lt;=5;&quot;L&quot;;&quot;A&quot;));IF([.I20]&lt;=19;&quot;L&quot;;&quot;A&quot;)));IF(OR([.G19]=&quot;ALI&quot;;[.G19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126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19]);&quot;&quot;;IF([.G19]=&quot;ALI&quot;;IF([.L20]=&quot;L&quot;;7;IF([.L20]=&quot;A&quot;;10;15));IF([.G19]=&quot;AIE&quot;;IF([.L20]=&quot;L&quot;;5;IF([.L20]=&quot;A&quot;;7;10));IF([.G19]=&quot;SE&quot;;IF([.L20]=&quot;L&quot;;4;IF([.L20]=&quot;A&quot;;5;7));IF(OR([.G19]=&quot;EE&quot;;[.G19]=&quot;CE&quot;);IF([.L20]=&quot;L&quot;;3;IF([.L20]=&quot;A&quot;;4;6)))))))" office:value-type="float" office:value="5" calcext:value-type="float">
            <text:p>5</text:p>
          </table:table-cell>
          <table:table-cell table:style-name="ce129" table:formula="of:=IF([.H19]=&quot;I&quot;;[.N20]*[Contagem.$W$11];IF([.H19]=&quot;E&quot;;[.N20]*[Contagem.$W$13];IF([.H19]=&quot;A&quot;;[.N20]*[Contagem.$W$12];IF([.H19]=&quot;T&quot;;[.N20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9</text:p>
          </table:table-cell>
          <table:table-cell table:style-name="ce87" office:value-type="string" calcext:value-type="string">
            <text:p>Cadastrar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1];[.L21])" office:value-type="string" office:string-value="EEA" calcext:value-type="string">
            <text:p>EEA</text:p>
          </table:table-cell>
          <table:table-cell table:style-name="ce10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2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29" table:formula="of:=IF([.H21]=&quot;I&quot;;[.N21]*[Contagem.$W$11];IF([.H21]=&quot;E&quot;;[.N21]*[Contagem.$W$13];IF([.H21]=&quot;A&quot;;[.N21]*[Contagem.$W$12];IF([.H21]=&quot;T&quot;;[.N21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0</text:p>
          </table:table-cell>
          <table:table-cell table:style-name="ce87" office:value-type="string" calcext:value-type="string">
            <text:p>Excluir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5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2];[.L22])" office:value-type="string" office:string-value="EEA" calcext:value-type="string">
            <text:p>EEA</text:p>
          </table:table-cell>
          <table:table-cell table:style-name="ce10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A" calcext:value-type="string">
            <text:p>A</text:p>
          </table:table-cell>
          <table:table-cell table:style-name="ce126" table:formula="of:=IF([.L22]=&quot;L&quot;;&quot;Baixa&quot;;IF([.L22]=&quot;A&quot;;&quot;Média&quot;;IF([.L22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129" table:formula="of:=IF([.H22]=&quot;I&quot;;[.N22]*[Contagem.$W$11];IF([.H22]=&quot;E&quot;;[.N22]*[Contagem.$W$13];IF([.H22]=&quot;A&quot;;[.N22]*[Contagem.$W$12];IF([.H22]=&quot;T&quot;;[.N22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1</text:p>
          </table:table-cell>
          <table:table-cell table:style-name="ce87" office:value-type="string" calcext:value-type="string">
            <text:p>Alterar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3];[.L23])" office:value-type="string" office:string-value="EEA" calcext:value-type="string">
            <text:p>EEA</text:p>
          </table:table-cell>
          <table:table-cell table:style-name="ce10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A" calcext:value-type="string">
            <text:p>A</text:p>
          </table:table-cell>
          <table:table-cell table:style-name="ce126" table:formula="of:=IF([.L23]=&quot;L&quot;;&quot;Baixa&quot;;IF([.L23]=&quot;A&quot;;&quot;Média&quot;;IF([.L23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129" table:formula="of:=IF([.H23]=&quot;I&quot;;[.N23]*[Contagem.$W$11];IF([.H23]=&quot;E&quot;;[.N23]*[Contagem.$W$13];IF([.H23]=&quot;A&quot;;[.N23]*[Contagem.$W$12];IF([.H23]=&quot;T&quot;;[.N23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2</text:p>
          </table:table-cell>
          <table:table-cell table:style-name="ce87" office:value-type="string" calcext:value-type="string">
            <text:p>Visualizar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4];[.L24])" office:value-type="string" office:string-value="CEA" calcext:value-type="string">
            <text:p>CEA</text:p>
          </table:table-cell>
          <table:table-cell table:style-name="ce10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126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129" table:formula="of:=IF([.H24]=&quot;I&quot;;[.N24]*[Contagem.$W$11];IF([.H24]=&quot;E&quot;;[.N24]*[Contagem.$W$13];IF([.H24]=&quot;A&quot;;[.N24]*[Contagem.$W$12];IF([.H24]=&quot;T&quot;;[.N24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3</text:p>
          </table:table-cell>
          <table:table-cell table:style-name="ce87" office:value-type="string" calcext:value-type="string">
            <text:p>Alteração de foto de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5];[.L25])" office:value-type="string" office:string-value="EEA" calcext:value-type="string">
            <text:p>EEA</text:p>
          </table:table-cell>
          <table:table-cell table:style-name="ce10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A" calcext:value-type="string">
            <text:p>A</text:p>
          </table:table-cell>
          <table:table-cell table:style-name="ce126" table:formula="of:=IF([.L25]=&quot;L&quot;;&quot;Baixa&quot;;IF([.L25]=&quot;A&quot;;&quot;Média&quot;;IF([.L25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129" table:formula="of:=IF([.H25]=&quot;I&quot;;[.N25]*[Contagem.$W$11];IF([.H25]=&quot;E&quot;;[.N25]*[Contagem.$W$13];IF([.H25]=&quot;A&quot;;[.N25]*[Contagem.$W$12];IF([.H25]=&quot;T&quot;;[.N25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4</text:p>
          </table:table-cell>
          <table:table-cell table:style-name="ce87" office:value-type="string" calcext:value-type="string">
            <text:p>Excluir de foto de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6];[.L26])" office:value-type="string" office:string-value="EEA" calcext:value-type="string">
            <text:p>EEA</text:p>
          </table:table-cell>
          <table:table-cell table:style-name="ce10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126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4" calcext:value-type="float">
            <text:p>4</text:p>
          </table:table-cell>
          <table:table-cell table:style-name="ce129" table:formula="of:=IF([.H26]=&quot;I&quot;;[.N26]*[Contagem.$W$11];IF([.H26]=&quot;E&quot;;[.N26]*[Contagem.$W$13];IF([.H26]=&quot;A&quot;;[.N26]*[Contagem.$W$12];IF([.H26]=&quot;T&quot;;[.N26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5</text:p>
          </table:table-cell>
          <table:table-cell table:style-name="ce87" office:value-type="string" calcext:value-type="string">
            <text:p>Alteração de senha de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7];[.L27])" office:value-type="string" office:string-value="EEA" calcext:value-type="string">
            <text:p>EEA</text:p>
          </table:table-cell>
          <table:table-cell table:style-name="ce10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126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129" table:formula="of:=IF([.H27]=&quot;I&quot;;[.N27]*[Contagem.$W$11];IF([.H27]=&quot;E&quot;;[.N27]*[Contagem.$W$13];IF([.H27]=&quot;A&quot;;[.N27]*[Contagem.$W$12];IF([.H27]=&quot;T&quot;;[.N27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10">
          <table:table-cell table:style-name="ce87" office:value-type="string" calcext:value-type="string">
            <text:p>PE.16</text:p>
          </table:table-cell>
          <table:table-cell table:style-name="ce87" office:value-type="string" calcext:value-type="string">
            <text:p>Alteração de senha pelo administrador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8];[.L28])" office:value-type="string" office:string-value="EEA" calcext:value-type="string">
            <text:p>EEA</text:p>
          </table:table-cell>
          <table:table-cell table:style-name="ce10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126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129" table:formula="of:=IF([.H28]=&quot;I&quot;;[.N28]*[Contagem.$W$11];IF([.H28]=&quot;E&quot;;[.N28]*[Contagem.$W$13];IF([.H28]=&quot;A&quot;;[.N28]*[Contagem.$W$12];IF([.H28]=&quot;T&quot;;[.N28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7</text:p>
          </table:table-cell>
          <table:table-cell table:style-name="ce87" office:value-type="string" calcext:value-type="string">
            <text:p>Consulta de aplicativo para associação ao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9];[.L29])" office:value-type="string" office:string-value="CEA" calcext:value-type="string">
            <text:p>CEA</text:p>
          </table:table-cell>
          <table:table-cell table:style-name="ce10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126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129" table:formula="of:=IF([.H29]=&quot;I&quot;;[.N29]*[Contagem.$W$11];IF([.H29]=&quot;E&quot;;[.N29]*[Contagem.$W$13];IF([.H29]=&quot;A&quot;;[.N29]*[Contagem.$W$12];IF([.H29]=&quot;T&quot;;[.N29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8</text:p>
          </table:table-cell>
          <table:table-cell table:style-name="ce87" office:value-type="string" calcext:value-type="string">
            <text:p>Consulta de histórico de aplicativos e perfis de acess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29];[.L30])" office:value-type="string" office:string-value="CEA" calcext:value-type="string">
            <text:p>CEA</text:p>
          </table:table-cell>
          <table:table-cell table:style-name="ce106" table:formula="of:=IF(OR(ISBLANK([.I30]);ISBLANK([.J30]));IF(OR([.G29]=&quot;ALI&quot;;[.G29]=&quot;AIE&quot;);&quot;L&quot;;IF(ISBLANK([.G29]);&quot;&quot;;&quot;A&quot;));IF([.G29]=&quot;EE&quot;;IF([.J30]&gt;=3;IF([.I30]&gt;=5;&quot;H&quot;;&quot;A&quot;);IF([.J30]&gt;=2;IF([.I30]&gt;=16;&quot;H&quot;;IF([.I30]&lt;=4;&quot;L&quot;;&quot;A&quot;));IF([.I30]&lt;=15;&quot;L&quot;;&quot;A&quot;)));IF(OR([.G29]=&quot;SE&quot;;[.G29]=&quot;CE&quot;);IF([.J30]&gt;=4;IF([.I30]&gt;=6;&quot;H&quot;;&quot;A&quot;);IF([.J30]&gt;=2;IF([.I30]&gt;=20;&quot;H&quot;;IF([.I30]&lt;=5;&quot;L&quot;;&quot;A&quot;));IF([.I30]&lt;=19;&quot;L&quot;;&quot;A&quot;)));IF(OR([.G29]=&quot;ALI&quot;;[.G29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126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29]);&quot;&quot;;IF([.G29]=&quot;ALI&quot;;IF([.L30]=&quot;L&quot;;7;IF([.L30]=&quot;A&quot;;10;15));IF([.G29]=&quot;AIE&quot;;IF([.L30]=&quot;L&quot;;5;IF([.L30]=&quot;A&quot;;7;10));IF([.G29]=&quot;SE&quot;;IF([.L30]=&quot;L&quot;;4;IF([.L30]=&quot;A&quot;;5;7));IF(OR([.G29]=&quot;EE&quot;;[.G29]=&quot;CE&quot;);IF([.L30]=&quot;L&quot;;3;IF([.L30]=&quot;A&quot;;4;6)))))))" office:value-type="float" office:value="4" calcext:value-type="float">
            <text:p>4</text:p>
          </table:table-cell>
          <table:table-cell table:style-name="ce129" table:formula="of:=IF([.H29]=&quot;I&quot;;[.N30]*[Contagem.$W$11];IF([.H29]=&quot;E&quot;;[.N30]*[Contagem.$W$13];IF([.H29]=&quot;A&quot;;[.N30]*[Contagem.$W$12];IF([.H29]=&quot;T&quot;;[.N30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9</text:p>
          </table:table-cell>
          <table:table-cell table:style-name="ce87" office:value-type="string" calcext:value-type="string">
            <text:p>Replicar perfis de acess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0];[.L31])" office:value-type="string" office:string-value="CEA" calcext:value-type="string">
            <text:p>CEA</text:p>
          </table:table-cell>
          <table:table-cell table:style-name="ce106" table:formula="of:=IF(OR(ISBLANK([.I31]);ISBLANK([.J31]));IF(OR([.G30]=&quot;ALI&quot;;[.G30]=&quot;AIE&quot;);&quot;L&quot;;IF(ISBLANK([.G30]);&quot;&quot;;&quot;A&quot;));IF([.G30]=&quot;EE&quot;;IF([.J31]&gt;=3;IF([.I31]&gt;=5;&quot;H&quot;;&quot;A&quot;);IF([.J31]&gt;=2;IF([.I31]&gt;=16;&quot;H&quot;;IF([.I31]&lt;=4;&quot;L&quot;;&quot;A&quot;));IF([.I31]&lt;=15;&quot;L&quot;;&quot;A&quot;)));IF(OR([.G30]=&quot;SE&quot;;[.G30]=&quot;CE&quot;);IF([.J31]&gt;=4;IF([.I31]&gt;=6;&quot;H&quot;;&quot;A&quot;);IF([.J31]&gt;=2;IF([.I31]&gt;=20;&quot;H&quot;;IF([.I31]&lt;=5;&quot;L&quot;;&quot;A&quot;));IF([.I31]&lt;=19;&quot;L&quot;;&quot;A&quot;)));IF(OR([.G30]=&quot;ALI&quot;;[.G30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126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0]);&quot;&quot;;IF([.G30]=&quot;ALI&quot;;IF([.L31]=&quot;L&quot;;7;IF([.L31]=&quot;A&quot;;10;15));IF([.G30]=&quot;AIE&quot;;IF([.L31]=&quot;L&quot;;5;IF([.L31]=&quot;A&quot;;7;10));IF([.G30]=&quot;SE&quot;;IF([.L31]=&quot;L&quot;;4;IF([.L31]=&quot;A&quot;;5;7));IF(OR([.G30]=&quot;EE&quot;;[.G30]=&quot;CE&quot;);IF([.L31]=&quot;L&quot;;3;IF([.L31]=&quot;A&quot;;4;6)))))))" office:value-type="float" office:value="4" calcext:value-type="float">
            <text:p>4</text:p>
          </table:table-cell>
          <table:table-cell table:style-name="ce129" table:formula="of:=IF([.H30]=&quot;I&quot;;[.N31]*[Contagem.$W$11];IF([.H30]=&quot;E&quot;;[.N31]*[Contagem.$W$13];IF([.H30]=&quot;A&quot;;[.N31]*[Contagem.$W$12];IF([.H30]=&quot;T&quot;;[.N31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0</text:p>
          </table:table-cell>
          <table:table-cell table:style-name="ce87" office:value-type="string" calcext:value-type="string">
            <text:p>Consultar usuários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1];[.L32])" office:value-type="string" office:string-value="EEA" calcext:value-type="string">
            <text:p>EEA</text:p>
          </table:table-cell>
          <table:table-cell table:style-name="ce106" table:formula="of:=IF(OR(ISBLANK([.I32]);ISBLANK([.J32]));IF(OR([.G31]=&quot;ALI&quot;;[.G31]=&quot;AIE&quot;);&quot;L&quot;;IF(ISBLANK([.G31]);&quot;&quot;;&quot;A&quot;));IF([.G31]=&quot;EE&quot;;IF([.J32]&gt;=3;IF([.I32]&gt;=5;&quot;H&quot;;&quot;A&quot;);IF([.J32]&gt;=2;IF([.I32]&gt;=16;&quot;H&quot;;IF([.I32]&lt;=4;&quot;L&quot;;&quot;A&quot;));IF([.I32]&lt;=15;&quot;L&quot;;&quot;A&quot;)));IF(OR([.G31]=&quot;SE&quot;;[.G31]=&quot;CE&quot;);IF([.J32]&gt;=4;IF([.I32]&gt;=6;&quot;H&quot;;&quot;A&quot;);IF([.J32]&gt;=2;IF([.I32]&gt;=20;&quot;H&quot;;IF([.I32]&lt;=5;&quot;L&quot;;&quot;A&quot;));IF([.I32]&lt;=19;&quot;L&quot;;&quot;A&quot;)));IF(OR([.G31]=&quot;ALI&quot;;[.G31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126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1]);&quot;&quot;;IF([.G31]=&quot;ALI&quot;;IF([.L32]=&quot;L&quot;;7;IF([.L32]=&quot;A&quot;;10;15));IF([.G31]=&quot;AIE&quot;;IF([.L32]=&quot;L&quot;;5;IF([.L32]=&quot;A&quot;;7;10));IF([.G31]=&quot;SE&quot;;IF([.L32]=&quot;L&quot;;4;IF([.L32]=&quot;A&quot;;5;7));IF(OR([.G31]=&quot;EE&quot;;[.G31]=&quot;CE&quot;);IF([.L32]=&quot;L&quot;;3;IF([.L32]=&quot;A&quot;;4;6)))))))" office:value-type="float" office:value="4" calcext:value-type="float">
            <text:p>4</text:p>
          </table:table-cell>
          <table:table-cell table:style-name="ce129" table:formula="of:=IF([.H31]=&quot;I&quot;;[.N32]*[Contagem.$W$11];IF([.H31]=&quot;E&quot;;[.N32]*[Contagem.$W$13];IF([.H31]=&quot;A&quot;;[.N32]*[Contagem.$W$12];IF([.H31]=&quot;T&quot;;[.N32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1</text:p>
          </table:table-cell>
          <table:table-cell table:style-name="ce87" office:value-type="string" calcext:value-type="string">
            <text:p>Bloquear/Desbloquear usuário 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2];[.L33])" office:value-type="string" office:string-value="CEA" calcext:value-type="string">
            <text:p>CEA</text:p>
          </table:table-cell>
          <table:table-cell table:style-name="ce106" table:formula="of:=IF(OR(ISBLANK([.I33]);ISBLANK([.J33]));IF(OR([.G32]=&quot;ALI&quot;;[.G32]=&quot;AIE&quot;);&quot;L&quot;;IF(ISBLANK([.G32]);&quot;&quot;;&quot;A&quot;));IF([.G32]=&quot;EE&quot;;IF([.J33]&gt;=3;IF([.I33]&gt;=5;&quot;H&quot;;&quot;A&quot;);IF([.J33]&gt;=2;IF([.I33]&gt;=16;&quot;H&quot;;IF([.I33]&lt;=4;&quot;L&quot;;&quot;A&quot;));IF([.I33]&lt;=15;&quot;L&quot;;&quot;A&quot;)));IF(OR([.G32]=&quot;SE&quot;;[.G32]=&quot;CE&quot;);IF([.J33]&gt;=4;IF([.I33]&gt;=6;&quot;H&quot;;&quot;A&quot;);IF([.J33]&gt;=2;IF([.I33]&gt;=20;&quot;H&quot;;IF([.I33]&lt;=5;&quot;L&quot;;&quot;A&quot;));IF([.I33]&lt;=19;&quot;L&quot;;&quot;A&quot;)));IF(OR([.G32]=&quot;ALI&quot;;[.G32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126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2]);&quot;&quot;;IF([.G32]=&quot;ALI&quot;;IF([.L33]=&quot;L&quot;;7;IF([.L33]=&quot;A&quot;;10;15));IF([.G32]=&quot;AIE&quot;;IF([.L33]=&quot;L&quot;;5;IF([.L33]=&quot;A&quot;;7;10));IF([.G32]=&quot;SE&quot;;IF([.L33]=&quot;L&quot;;4;IF([.L33]=&quot;A&quot;;5;7));IF(OR([.G32]=&quot;EE&quot;;[.G32]=&quot;CE&quot;);IF([.L33]=&quot;L&quot;;3;IF([.L33]=&quot;A&quot;;4;6)))))))" office:value-type="float" office:value="4" calcext:value-type="float">
            <text:p>4</text:p>
          </table:table-cell>
          <table:table-cell table:style-name="ce129" table:formula="of:=IF([.H32]=&quot;I&quot;;[.N33]*[Contagem.$W$11];IF([.H32]=&quot;E&quot;;[.N33]*[Contagem.$W$13];IF([.H32]=&quot;A&quot;;[.N33]*[Contagem.$W$12];IF([.H32]=&quot;T&quot;;[.N33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2</text:p>
          </table:table-cell>
          <table:table-cell table:style-name="ce87" office:value-type="string" calcext:value-type="string">
            <text:p>Restaurar usuári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3];[.L34])" office:value-type="string" office:string-value="EEA" calcext:value-type="string">
            <text:p>EEA</text:p>
          </table:table-cell>
          <table:table-cell table:style-name="ce106" table:formula="of:=IF(OR(ISBLANK([.I34]);ISBLANK([.J34]));IF(OR([.G33]=&quot;ALI&quot;;[.G33]=&quot;AIE&quot;);&quot;L&quot;;IF(ISBLANK([.G33]);&quot;&quot;;&quot;A&quot;));IF([.G33]=&quot;EE&quot;;IF([.J34]&gt;=3;IF([.I34]&gt;=5;&quot;H&quot;;&quot;A&quot;);IF([.J34]&gt;=2;IF([.I34]&gt;=16;&quot;H&quot;;IF([.I34]&lt;=4;&quot;L&quot;;&quot;A&quot;));IF([.I34]&lt;=15;&quot;L&quot;;&quot;A&quot;)));IF(OR([.G33]=&quot;SE&quot;;[.G33]=&quot;CE&quot;);IF([.J34]&gt;=4;IF([.I34]&gt;=6;&quot;H&quot;;&quot;A&quot;);IF([.J34]&gt;=2;IF([.I34]&gt;=20;&quot;H&quot;;IF([.I34]&lt;=5;&quot;L&quot;;&quot;A&quot;));IF([.I34]&lt;=19;&quot;L&quot;;&quot;A&quot;)));IF(OR([.G33]=&quot;ALI&quot;;[.G33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126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3]);&quot;&quot;;IF([.G33]=&quot;ALI&quot;;IF([.L34]=&quot;L&quot;;7;IF([.L34]=&quot;A&quot;;10;15));IF([.G33]=&quot;AIE&quot;;IF([.L34]=&quot;L&quot;;5;IF([.L34]=&quot;A&quot;;7;10));IF([.G33]=&quot;SE&quot;;IF([.L34]=&quot;L&quot;;4;IF([.L34]=&quot;A&quot;;5;7));IF(OR([.G33]=&quot;EE&quot;;[.G33]=&quot;CE&quot;);IF([.L34]=&quot;L&quot;;3;IF([.L34]=&quot;A&quot;;4;6)))))))" office:value-type="float" office:value="4" calcext:value-type="float">
            <text:p>4</text:p>
          </table:table-cell>
          <table:table-cell table:style-name="ce129" table:formula="of:=IF([.H33]=&quot;I&quot;;[.N34]*[Contagem.$W$11];IF([.H33]=&quot;E&quot;;[.N34]*[Contagem.$W$13];IF([.H33]=&quot;A&quot;;[.N34]*[Contagem.$W$12];IF([.H33]=&quot;T&quot;;[.N34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3</text:p>
          </table:table-cell>
          <table:table-cell table:style-name="ce87" office:value-type="string" calcext:value-type="string">
            <text:p>Acessar aplicativo 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4];[.L35])" office:value-type="string" office:string-value="EEA" calcext:value-type="string">
            <text:p>EEA</text:p>
          </table:table-cell>
          <table:table-cell table:style-name="ce106" table:formula="of:=IF(OR(ISBLANK([.I35]);ISBLANK([.J35]));IF(OR([.G34]=&quot;ALI&quot;;[.G34]=&quot;AIE&quot;);&quot;L&quot;;IF(ISBLANK([.G34]);&quot;&quot;;&quot;A&quot;));IF([.G34]=&quot;EE&quot;;IF([.J35]&gt;=3;IF([.I35]&gt;=5;&quot;H&quot;;&quot;A&quot;);IF([.J35]&gt;=2;IF([.I35]&gt;=16;&quot;H&quot;;IF([.I35]&lt;=4;&quot;L&quot;;&quot;A&quot;));IF([.I35]&lt;=15;&quot;L&quot;;&quot;A&quot;)));IF(OR([.G34]=&quot;SE&quot;;[.G34]=&quot;CE&quot;);IF([.J35]&gt;=4;IF([.I35]&gt;=6;&quot;H&quot;;&quot;A&quot;);IF([.J35]&gt;=2;IF([.I35]&gt;=20;&quot;H&quot;;IF([.I35]&lt;=5;&quot;L&quot;;&quot;A&quot;));IF([.I35]&lt;=19;&quot;L&quot;;&quot;A&quot;)));IF(OR([.G34]=&quot;ALI&quot;;[.G34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2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4]);&quot;&quot;;IF([.G34]=&quot;ALI&quot;;IF([.L35]=&quot;L&quot;;7;IF([.L35]=&quot;A&quot;;10;15));IF([.G34]=&quot;AIE&quot;;IF([.L35]=&quot;L&quot;;5;IF([.L35]=&quot;A&quot;;7;10));IF([.G34]=&quot;SE&quot;;IF([.L35]=&quot;L&quot;;4;IF([.L35]=&quot;A&quot;;5;7));IF(OR([.G34]=&quot;EE&quot;;[.G34]=&quot;CE&quot;);IF([.L35]=&quot;L&quot;;3;IF([.L35]=&quot;A&quot;;4;6)))))))" office:value-type="float" office:value="4" calcext:value-type="float">
            <text:p>4</text:p>
          </table:table-cell>
          <table:table-cell table:style-name="ce129" table:formula="of:=IF([.H34]=&quot;I&quot;;[.N35]*[Contagem.$W$11];IF([.H34]=&quot;E&quot;;[.N35]*[Contagem.$W$13];IF([.H34]=&quot;A&quot;;[.N35]*[Contagem.$W$12];IF([.H34]=&quot;T&quot;;[.N35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4</text:p>
          </table:table-cell>
          <table:table-cell table:style-name="ce87" office:value-type="string" calcext:value-type="string">
            <text:p>Adicionar aplicativos à usuários 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35];[.L36])" office:value-type="string" office:string-value="CEA" calcext:value-type="string">
            <text:p>CEA</text:p>
          </table:table-cell>
          <table:table-cell table:style-name="ce106" table:formula="of:=IF(OR(ISBLANK([.I36]);ISBLANK([.J36]));IF(OR([.G35]=&quot;ALI&quot;;[.G35]=&quot;AIE&quot;);&quot;L&quot;;IF(ISBLANK([.G35]);&quot;&quot;;&quot;A&quot;));IF([.G35]=&quot;EE&quot;;IF([.J36]&gt;=3;IF([.I36]&gt;=5;&quot;H&quot;;&quot;A&quot;);IF([.J36]&gt;=2;IF([.I36]&gt;=16;&quot;H&quot;;IF([.I36]&lt;=4;&quot;L&quot;;&quot;A&quot;));IF([.I36]&lt;=15;&quot;L&quot;;&quot;A&quot;)));IF(OR([.G35]=&quot;SE&quot;;[.G35]=&quot;CE&quot;);IF([.J36]&gt;=4;IF([.I36]&gt;=6;&quot;H&quot;;&quot;A&quot;);IF([.J36]&gt;=2;IF([.I36]&gt;=20;&quot;H&quot;;IF([.I36]&lt;=5;&quot;L&quot;;&quot;A&quot;));IF([.I36]&lt;=19;&quot;L&quot;;&quot;A&quot;)));IF(OR([.G35]=&quot;ALI&quot;;[.G35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12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35]);&quot;&quot;;IF([.G35]=&quot;ALI&quot;;IF([.L36]=&quot;L&quot;;7;IF([.L36]=&quot;A&quot;;10;15));IF([.G35]=&quot;AIE&quot;;IF([.L36]=&quot;L&quot;;5;IF([.L36]=&quot;A&quot;;7;10));IF([.G35]=&quot;SE&quot;;IF([.L36]=&quot;L&quot;;4;IF([.L36]=&quot;A&quot;;5;7));IF(OR([.G35]=&quot;EE&quot;;[.G35]=&quot;CE&quot;);IF([.L36]=&quot;L&quot;;3;IF([.L36]=&quot;A&quot;;4;6)))))))" office:value-type="float" office:value="4" calcext:value-type="float">
            <text:p>4</text:p>
          </table:table-cell>
          <table:table-cell table:style-name="ce129" table:formula="of:=IF([.H35]=&quot;I&quot;;[.N36]*[Contagem.$W$11];IF([.H35]=&quot;E&quot;;[.N36]*[Contagem.$W$13];IF([.H35]=&quot;A&quot;;[.N36]*[Contagem.$W$12];IF([.H35]=&quot;T&quot;;[.N36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table:number-columns-repeated="3"/>
          <table:table-cell table:style-name="ce90" table:number-columns-repeated="3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37];[.L37])">
            <text:p/>
          </table:table-cell>
          <table:table-cell table:style-name="ce10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126" table:formula="of:=IF([.L37]=&quot;L&quot;;&quot;Baixa&quot;;IF([.L37]=&quot;A&quot;;&quot;Média&quot;;IF([.L37]=&quot;&quot;;&quot;&quot;;&quot;Alta&quot;)))">
            <text:p/>
          </table:table-cell>
          <table:table-cell table:style-name="ce12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129" table:formula="of:=IF([.H37]=&quot;I&quot;;[.N37]*[Contagem.$W$11];IF([.H37]=&quot;E&quot;;[.N37]*[Contagem.$W$13];IF([.H37]=&quot;A&quot;;[.N37]*[Contagem.$W$12];IF([.H37]=&quot;T&quot;;[.N37]*[Contagem.$W$14];&quot;&quot;))))">
            <text:p/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table:number-columns-repeated="3"/>
          <table:table-cell table:style-name="ce90" table:number-columns-repeated="3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38];[.L38])">
            <text:p/>
          </table:table-cell>
          <table:table-cell table:style-name="ce10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26" table:formula="of:=IF([.L38]=&quot;L&quot;;&quot;Baixa&quot;;IF([.L38]=&quot;A&quot;;&quot;Média&quot;;IF([.L38]=&quot;&quot;;&quot;&quot;;&quot;Alta&quot;)))">
            <text:p/>
          </table:table-cell>
          <table:table-cell table:style-name="ce12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29" table:formula="of:=IF([.H38]=&quot;I&quot;;[.N38]*[Contagem.$W$11];IF([.H38]=&quot;E&quot;;[.N38]*[Contagem.$W$13];IF([.H38]=&quot;A&quot;;[.N38]*[Contagem.$W$12];IF([.H38]=&quot;T&quot;;[.N38]*[Contagem.$W$14];&quot;&quot;))))">
            <text:p/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6" office:value-type="string" calcext:value-type="string">
            <text:p>2.1.3.</text:p>
          </table:table-cell>
          <table:table-cell table:style-name="ce86" office:value-type="string" calcext:value-type="string">
            <text:p>Aplicativo</text:p>
          </table:table-cell>
          <table:table-cell table:style-name="ce86" table:number-columns-repeated="4"/>
          <table:table-cell table:style-name="ce105" table:content-validation-name="val1"/>
          <table:table-cell table:style-name="ce117" table:content-validation-name="val2"/>
          <table:table-cell table:style-name="ce105" table:number-columns-repeated="4"/>
          <table:table-cell table:style-name="ce125"/>
          <table:table-cell table:style-name="ce105"/>
          <table:table-cell table:style-name="ce128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</text:p>
          </table:table-cell>
          <table:table-cell table:style-name="ce87" office:value-type="string" calcext:value-type="string">
            <text:p>Cadastr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0];[.L40])" office:value-type="string" office:string-value="EEA" calcext:value-type="string">
            <text:p>EEA</text:p>
          </table:table-cell>
          <table:table-cell table:style-name="ce10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A" calcext:value-type="string">
            <text:p>A</text:p>
          </table:table-cell>
          <table:table-cell table:style-name="ce126" table:formula="of:=IF([.L40]=&quot;L&quot;;&quot;Baixa&quot;;IF([.L40]=&quot;A&quot;;&quot;Média&quot;;IF([.L40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129" table:formula="of:=IF([.H40]=&quot;I&quot;;[.N40]*[Contagem.$W$11];IF([.H40]=&quot;E&quot;;[.N40]*[Contagem.$W$13];IF([.H40]=&quot;A&quot;;[.N40]*[Contagem.$W$12];IF([.H40]=&quot;T&quot;;[.N40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</text:p>
          </table:table-cell>
          <table:table-cell table:style-name="ce87" office:value-type="string" calcext:value-type="string">
            <text:p>Alter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1];[.L41])" office:value-type="string" office:string-value="EEA" calcext:value-type="string">
            <text:p>EEA</text:p>
          </table:table-cell>
          <table:table-cell table:style-name="ce10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A" calcext:value-type="string">
            <text:p>A</text:p>
          </table:table-cell>
          <table:table-cell table:style-name="ce126" table:formula="of:=IF([.L41]=&quot;L&quot;;&quot;Baixa&quot;;IF([.L41]=&quot;A&quot;;&quot;Média&quot;;IF([.L41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129" table:formula="of:=IF([.H41]=&quot;I&quot;;[.N41]*[Contagem.$W$11];IF([.H41]=&quot;E&quot;;[.N41]*[Contagem.$W$13];IF([.H41]=&quot;A&quot;;[.N41]*[Contagem.$W$12];IF([.H41]=&quot;T&quot;;[.N41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/>
          <table:table-cell table:style-name="ce89" table:number-columns-repeated="82"/>
          <table:table-cell table:style-name="ce137" table:number-columns-repeated="922"/>
        </table:table-row>
        <table:table-row table:style-name="ro9">
          <table:table-cell table:style-name="ce87" office:value-type="string" calcext:value-type="string">
            <text:p>PE.3</text:p>
          </table:table-cell>
          <table:table-cell table:style-name="ce87" office:value-type="string" calcext:value-type="string">
            <text:p>Consult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2];[.L42])" office:value-type="string" office:string-value="CEA" calcext:value-type="string">
            <text:p>CEA</text:p>
          </table:table-cell>
          <table:table-cell table:style-name="ce10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26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129" table:formula="of:=IF([.H42]=&quot;I&quot;;[.N42]*[Contagem.$W$11];IF([.H42]=&quot;E&quot;;[.N42]*[Contagem.$W$13];IF([.H42]=&quot;A&quot;;[.N42]*[Contagem.$W$12];IF([.H42]=&quot;T&quot;;[.N42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4</text:p>
          </table:table-cell>
          <table:table-cell table:style-name="ce87" office:value-type="string" calcext:value-type="string">
            <text:p>Visualiz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3];[.L43])" office:value-type="string" office:string-value="CEA" calcext:value-type="string">
            <text:p>CEA</text:p>
          </table:table-cell>
          <table:table-cell table:style-name="ce10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126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129" table:formula="of:=IF([.H43]=&quot;I&quot;;[.N43]*[Contagem.$W$11];IF([.H43]=&quot;E&quot;;[.N43]*[Contagem.$W$13];IF([.H43]=&quot;A&quot;;[.N43]*[Contagem.$W$12];IF([.H43]=&quot;T&quot;;[.N43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/>
          <table:table-cell table:style-name="ce89" table:number-columns-repeated="82"/>
          <table:table-cell table:style-name="ce137" table:number-columns-repeated="922"/>
        </table:table-row>
        <table:table-row table:style-name="ro9">
          <table:table-cell table:style-name="ce87" office:value-type="string" calcext:value-type="string">
            <text:p>PE.5</text:p>
          </table:table-cell>
          <table:table-cell table:style-name="ce87" office:value-type="string" calcext:value-type="string">
            <text:p>Exclui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4];[.L44])" office:value-type="string" office:string-value="EEA" calcext:value-type="string">
            <text:p>EEA</text:p>
          </table:table-cell>
          <table:table-cell table:style-name="ce10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126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129" table:formula="of:=IF([.H44]=&quot;I&quot;;[.N44]*[Contagem.$W$11];IF([.H44]=&quot;E&quot;;[.N44]*[Contagem.$W$13];IF([.H44]=&quot;A&quot;;[.N44]*[Contagem.$W$12];IF([.H44]=&quot;T&quot;;[.N44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 table:style-name="ce137"/>
          <table:table-cell table:style-name="ce89" table:number-columns-repeated="82"/>
          <table:table-cell table:style-name="ce137" table:number-columns-repeated="922"/>
        </table:table-row>
        <table:table-row table:style-name="ro9">
          <table:table-cell table:style-name="ce87" office:value-type="string" calcext:value-type="string">
            <text:p>PE.6</text:p>
          </table:table-cell>
          <table:table-cell table:style-name="ce87" office:value-type="string" calcext:value-type="string">
            <text:p>Consulta de aplicativos para associação de versão estável de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5];[.L45])" office:value-type="string" office:string-value="CEA" calcext:value-type="string">
            <text:p>CEA</text:p>
          </table:table-cell>
          <table:table-cell table:style-name="ce10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126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129" table:formula="of:=IF([.H45]=&quot;I&quot;;[.N45]*[Contagem.$W$11];IF([.H45]=&quot;E&quot;;[.N45]*[Contagem.$W$13];IF([.H45]=&quot;A&quot;;[.N45]*[Contagem.$W$12];IF([.H45]=&quot;T&quot;;[.N45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7</text:p>
          </table:table-cell>
          <table:table-cell table:style-name="ce87" office:value-type="string" calcext:value-type="string">
            <text:p>Ativ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6];[.L46])" office:value-type="string" office:string-value="EEA" calcext:value-type="string">
            <text:p>EEA</text:p>
          </table:table-cell>
          <table:table-cell table:style-name="ce10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126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129" table:formula="of:=IF([.H46]=&quot;I&quot;;[.N46]*[Contagem.$W$11];IF([.H46]=&quot;E&quot;;[.N46]*[Contagem.$W$13];IF([.H46]=&quot;A&quot;;[.N46]*[Contagem.$W$12];IF([.H46]=&quot;T&quot;;[.N46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8</text:p>
          </table:table-cell>
          <table:table-cell table:style-name="ce87" office:value-type="string" calcext:value-type="string">
            <text:p>Desativar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7];[.L47])" office:value-type="string" office:string-value="EEA" calcext:value-type="string">
            <text:p>EEA</text:p>
          </table:table-cell>
          <table:table-cell table:style-name="ce10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126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129" table:formula="of:=IF([.H47]=&quot;I&quot;;[.N47]*[Contagem.$W$11];IF([.H47]=&quot;E&quot;;[.N47]*[Contagem.$W$13];IF([.H47]=&quot;A&quot;;[.N47]*[Contagem.$W$12];IF([.H47]=&quot;T&quot;;[.N47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9</text:p>
          </table:table-cell>
          <table:table-cell table:style-name="ce87" office:value-type="string" calcext:value-type="string">
            <text:p>Alterar ícone de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8];[.L48])" office:value-type="string" office:string-value="EEA" calcext:value-type="string">
            <text:p>EEA</text:p>
          </table:table-cell>
          <table:table-cell table:style-name="ce10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12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129" table:formula="of:=IF([.H48]=&quot;I&quot;;[.N48]*[Contagem.$W$11];IF([.H48]=&quot;E&quot;;[.N48]*[Contagem.$W$13];IF([.H48]=&quot;A&quot;;[.N48]*[Contagem.$W$12];IF([.H48]=&quot;T&quot;;[.N48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0</text:p>
          </table:table-cell>
          <table:table-cell table:style-name="ce87" office:value-type="string" calcext:value-type="string">
            <text:p>Excluir ícone de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49];[.L49])" office:value-type="string" office:string-value="EEA" calcext:value-type="string">
            <text:p>EEA</text:p>
          </table:table-cell>
          <table:table-cell table:style-name="ce10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126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129" table:formula="of:=IF([.H49]=&quot;I&quot;;[.N49]*[Contagem.$W$11];IF([.H49]=&quot;E&quot;;[.N49]*[Contagem.$W$13];IF([.H49]=&quot;A&quot;;[.N49]*[Contagem.$W$12];IF([.H49]=&quot;T&quot;;[.N49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1</text:p>
          </table:table-cell>
          <table:table-cell table:style-name="ce87" office:value-type="string" calcext:value-type="string">
            <text:p>Consultar ícone de aplicativo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0];[.L50])" office:value-type="string" office:string-value="CEA" calcext:value-type="string">
            <text:p>CEA</text:p>
          </table:table-cell>
          <table:table-cell table:style-name="ce10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A" calcext:value-type="string">
            <text:p>A</text:p>
          </table:table-cell>
          <table:table-cell table:style-name="ce126" table:formula="of:=IF([.L50]=&quot;L&quot;;&quot;Baixa&quot;;IF([.L50]=&quot;A&quot;;&quot;Média&quot;;IF([.L50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4" calcext:value-type="float">
            <text:p>4</text:p>
          </table:table-cell>
          <table:table-cell table:style-name="ce129" table:formula="of:=IF([.H50]=&quot;I&quot;;[.N50]*[Contagem.$W$11];IF([.H50]=&quot;E&quot;;[.N50]*[Contagem.$W$13];IF([.H50]=&quot;A&quot;;[.N50]*[Contagem.$W$12];IF([.H50]=&quot;T&quot;;[.N50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2</text:p>
          </table:table-cell>
          <table:table-cell table:style-name="ce87" office:value-type="string" calcext:value-type="string">
            <text:p>Cadastrar permissão de acesso </text:p>
          </table:table-cell>
          <table:table-cell table:style-name="ce88"/>
          <table:table-cell table:style-name="ce99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1];[.L51])" office:value-type="string" office:string-value="EEA" calcext:value-type="string">
            <text:p>EEA</text:p>
          </table:table-cell>
          <table:table-cell table:style-name="ce10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126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129" table:formula="of:=IF([.H51]=&quot;I&quot;;[.N51]*[Contagem.$W$11];IF([.H51]=&quot;E&quot;;[.N51]*[Contagem.$W$13];IF([.H51]=&quot;A&quot;;[.N51]*[Contagem.$W$12];IF([.H51]=&quot;T&quot;;[.N51]*[Contagem.$W$14];&quot;&quot;))))" office:value-type="float" office:value="3" calcext:value-type="float">
            <text:p>3,00</text:p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7" office:value-type="string" calcext:value-type="string">
            <text:p>PE.13</text:p>
          </table:table-cell>
          <table:table-cell table:style-name="ce87" office:value-type="string" calcext:value-type="string">
            <text:p>Consultar perfis de acesso </text:p>
          </table:table-cell>
          <table:table-cell table:style-name="ce88"/>
          <table:table-cell table:style-name="ce99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2];[.L52])" office:value-type="string" office:string-value="CEA" calcext:value-type="string">
            <text:p>CEA</text:p>
          </table:table-cell>
          <table:table-cell table:style-name="ce10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126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129" table:formula="of:=IF([.H52]=&quot;I&quot;;[.N52]*[Contagem.$W$11];IF([.H52]=&quot;E&quot;;[.N52]*[Contagem.$W$13];IF([.H52]=&quot;A&quot;;[.N52]*[Contagem.$W$12];IF([.H52]=&quot;T&quot;;[.N52]*[Contagem.$W$14];&quot;&quot;))))" office:value-type="float" office:value="3" calcext:value-type="float">
            <text:p>3,00</text:p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7" office:value-type="string" calcext:value-type="string">
            <text:p>PE.14</text:p>
          </table:table-cell>
          <table:table-cell table:style-name="ce87" office:value-type="string" calcext:value-type="string">
            <text:p>Consultar permissão de acesso do perfil </text:p>
          </table:table-cell>
          <table:table-cell table:style-name="ce88"/>
          <table:table-cell table:style-name="ce99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3];[.L53])" office:value-type="string" office:string-value="CEA" calcext:value-type="string">
            <text:p>CEA</text:p>
          </table:table-cell>
          <table:table-cell table:style-name="ce10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126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129" table:formula="of:=IF([.H53]=&quot;I&quot;;[.N53]*[Contagem.$W$11];IF([.H53]=&quot;E&quot;;[.N53]*[Contagem.$W$13];IF([.H53]=&quot;A&quot;;[.N53]*[Contagem.$W$12];IF([.H53]=&quot;T&quot;;[.N53]*[Contagem.$W$14];&quot;&quot;))))" office:value-type="float" office:value="3" calcext:value-type="float">
            <text:p>3,00</text:p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7" office:value-type="string" calcext:value-type="string">
            <text:p>PE.15</text:p>
          </table:table-cell>
          <table:table-cell table:style-name="ce87" office:value-type="string" calcext:value-type="string">
            <text:p>Vincular permissão de acesso</text:p>
          </table:table-cell>
          <table:table-cell table:style-name="ce88"/>
          <table:table-cell table:style-name="ce99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4];[.L54])" office:value-type="string" office:string-value="EEA" calcext:value-type="string">
            <text:p>EEA</text:p>
          </table:table-cell>
          <table:table-cell table:style-name="ce10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126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129" table:formula="of:=IF([.H54]=&quot;I&quot;;[.N54]*[Contagem.$W$11];IF([.H54]=&quot;E&quot;;[.N54]*[Contagem.$W$13];IF([.H54]=&quot;A&quot;;[.N54]*[Contagem.$W$12];IF([.H54]=&quot;T&quot;;[.N54]*[Contagem.$W$14];&quot;&quot;))))" office:value-type="float" office:value="3" calcext:value-type="float">
            <text:p>3,00</text:p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7" office:value-type="string" calcext:value-type="string">
            <text:p>PE.16</text:p>
          </table:table-cell>
          <table:table-cell table:style-name="ce87" office:value-type="string" calcext:value-type="string">
            <text:p>Alterar permissão de acesso </text:p>
          </table:table-cell>
          <table:table-cell table:style-name="ce88"/>
          <table:table-cell table:style-name="ce99" table:number-columns-repeated="3"/>
          <table:table-cell table:style-name="ce106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5];[.L55])" office:value-type="string" office:string-value="EEA" calcext:value-type="string">
            <text:p>EEA</text:p>
          </table:table-cell>
          <table:table-cell table:style-name="ce10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126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129" table:formula="of:=IF([.H55]=&quot;I&quot;;[.N55]*[Contagem.$W$11];IF([.H55]=&quot;E&quot;;[.N55]*[Contagem.$W$13];IF([.H55]=&quot;A&quot;;[.N55]*[Contagem.$W$12];IF([.H55]=&quot;T&quot;;[.N55]*[Contagem.$W$14];&quot;&quot;))))" office:value-type="float" office:value="3" calcext:value-type="float">
            <text:p>3,00</text:p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8"/>
          <table:table-cell table:style-name="ce87"/>
          <table:table-cell table:style-name="ce88"/>
          <table:table-cell table:style-name="ce99" table:number-columns-repeated="3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56];[.L56])">
            <text:p/>
          </table:table-cell>
          <table:table-cell table:style-name="ce10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26" table:formula="of:=IF([.L56]=&quot;L&quot;;&quot;Baixa&quot;;IF([.L56]=&quot;A&quot;;&quot;Média&quot;;IF([.L56]=&quot;&quot;;&quot;&quot;;&quot;Alta&quot;)))">
            <text:p/>
          </table:table-cell>
          <table:table-cell table:style-name="ce12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29" table:formula="of:=IF([.H56]=&quot;I&quot;;[.N56]*[Contagem.$W$11];IF([.H56]=&quot;E&quot;;[.N56]*[Contagem.$W$13];IF([.H56]=&quot;A&quot;;[.N56]*[Contagem.$W$12];IF([.H56]=&quot;T&quot;;[.N56]*[Contagem.$W$14];&quot;&quot;))))">
            <text:p/>
          </table:table-cell>
          <table:table-cell table:style-name="ce133" table:number-columns-repeated="4"/>
          <table:table-cell table:style-name="ce138"/>
          <table:table-cell table:style-name="ce141" table:number-columns-repeated="1004"/>
        </table:table-row>
        <table:table-row table:style-name="ro9">
          <table:table-cell table:style-name="ce86" office:value-type="string" calcext:value-type="string">
            <text:p>2.1.4.</text:p>
          </table:table-cell>
          <table:table-cell table:style-name="ce86" office:value-type="string" calcext:value-type="string">
            <text:p>Organização Militar</text:p>
          </table:table-cell>
          <table:table-cell table:style-name="ce86" table:number-columns-repeated="4"/>
          <table:table-cell table:style-name="ce105" table:content-validation-name="val1"/>
          <table:table-cell table:style-name="ce117" table:content-validation-name="val2"/>
          <table:table-cell table:style-name="ce105" table:number-columns-repeated="4"/>
          <table:table-cell table:style-name="ce125"/>
          <table:table-cell table:style-name="ce105"/>
          <table:table-cell table:style-name="ce128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1</text:p>
          </table:table-cell>
          <table:table-cell table:style-name="ce87" office:value-type="string" calcext:value-type="string">
            <text:p>Visualizar Organização Militar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E</text:p>
          </table:table-cell>
          <table:table-cell table:style-name="ce106" table:number-columns-repeated="2"/>
          <table:table-cell table:style-name="ce106" table:formula="of:=CONCATENATE([.G58];[.L58])" office:value-type="string" office:string-value="CEA" calcext:value-type="string">
            <text:p>CEA</text:p>
          </table:table-cell>
          <table:table-cell table:style-name="ce10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126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129" table:formula="of:=IF([.H58]=&quot;I&quot;;[.N58]*[Contagem.$W$11];IF([.H58]=&quot;E&quot;;[.N58]*[Contagem.$W$13];IF([.H58]=&quot;A&quot;;[.N58]*[Contagem.$W$12];IF([.H58]=&quot;T&quot;;[.N58]*[Contagem.$W$14];&quot;&quot;))))" office:value-type="float" office:value="1.6" calcext:value-type="float">
            <text:p>1,6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7" office:value-type="string" calcext:value-type="string">
            <text:p>PE.2</text:p>
          </table:table-cell>
          <table:table-cell table:style-name="ce87" office:value-type="string" calcext:value-type="string">
            <text:p>Consultar Organização Militar</text:p>
          </table:table-cell>
          <table:table-cell table:style-name="ce87"/>
          <table:table-cell table:style-name="ce90" table:number-columns-repeated="3"/>
          <table:table-cell table:style-name="ce106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59];[.L59])" office:value-type="string" office:string-value="CEA" calcext:value-type="string">
            <text:p>CEA</text:p>
          </table:table-cell>
          <table:table-cell table:style-name="ce10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126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12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129" table:formula="of:=IF([.H59]=&quot;I&quot;;[.N59]*[Contagem.$W$11];IF([.H59]=&quot;E&quot;;[.N59]*[Contagem.$W$13];IF([.H59]=&quot;A&quot;;[.N59]*[Contagem.$W$12];IF([.H59]=&quot;T&quot;;[.N59]*[Contagem.$W$14];&quot;&quot;))))" office:value-type="float" office:value="3" calcext:value-type="float">
            <text:p>3,0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 table:number-rows-repeated="2">
          <table:table-cell table:style-name="ce87" table:number-columns-repeated="3"/>
          <table:table-cell table:style-name="ce90" table:number-columns-repeated="3"/>
          <table:table-cell table:style-name="ce106" table:content-validation-name="val1"/>
          <table:table-cell table:style-name="ce111" table:content-validation-name="val2"/>
          <table:table-cell table:style-name="ce106" table:number-columns-repeated="4"/>
          <table:table-cell table:style-name="ce126"/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6" office:value-type="string" calcext:value-type="string">
            <text:p>2.2.</text:p>
          </table:table-cell>
          <table:table-cell table:style-name="ce86" office:value-type="string" calcext:value-type="string">
            <text:p>Funções de Dados</text:p>
          </table:table-cell>
          <table:table-cell table:style-name="ce86" table:number-columns-repeated="4"/>
          <table:table-cell table:style-name="ce105" table:content-validation-name="val1"/>
          <table:table-cell table:style-name="ce117" table:content-validation-name="val2"/>
          <table:table-cell table:style-name="ce105" table:number-columns-repeated="2"/>
          <table:table-cell table:style-name="ce105" table:formula="of:=CONCATENATE([.G62];[.L62])">
            <text:p/>
          </table:table-cell>
          <table:table-cell table:style-name="ce105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25" table:formula="of:=IF([.L62]=&quot;L&quot;;&quot;Baixa&quot;;IF([.L62]=&quot;A&quot;;&quot;Média&quot;;IF([.L62]=&quot;&quot;;&quot;&quot;;&quot;Alta&quot;)))">
            <text:p/>
          </table:table-cell>
          <table:table-cell table:style-name="ce10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05" table:formula="of:=IF(ISBLANK([.H62]);&quot;&quot;;IF([.H62]=&quot;ALI&quot;;IF([.M62]=&quot;L&quot;;7;IF([.M62]=&quot;A&quot;;10;15));IF([.H62]=&quot;AIE&quot;;IF([.M62]=&quot;L&quot;;5;IF([.M62]=&quot;A&quot;;7;10));IF([.H62]=&quot;SE&quot;;IF([.M62]=&quot;L&quot;;4;IF([.M62]=&quot;A&quot;;5;7));IF(OR([.H62]=&quot;EE&quot;;[.H62]=&quot;CE&quot;);IF([.M62]=&quot;L&quot;;3;IF([.M62]=&quot;A&quot;;4;6)))))))">
            <text:p/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9"/>
          <table:table-cell table:style-name="ce87" office:value-type="string" calcext:value-type="string">
            <text:p>ALI Usuário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ALI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63];[.L63])" office:value-type="string" office:string-value="ALIL" calcext:value-type="string">
            <text:p>ALIL</text:p>
          </table:table-cell>
          <table:table-cell table:style-name="ce10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2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2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7" calcext:value-type="float">
            <text:p>7</text:p>
          </table:table-cell>
          <table:table-cell table:style-name="ce129" table:formula="of:=IF([.H63]=&quot;I&quot;;[.N63]*[Contagem.$W$11];IF([.H63]=&quot;E&quot;;[.N63]*[Contagem.$W$13];IF([.H63]=&quot;A&quot;;[.N63]*[Contagem.$W$12];IF([.H63]=&quot;T&quot;;[.N63]*[Contagem.$W$14];&quot;&quot;))))" office:value-type="float" office:value="5.25" calcext:value-type="float">
            <text:p>5,25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9"/>
          <table:table-cell table:style-name="ce87" office:value-type="string" calcext:value-type="string">
            <text:p>ALI Aplicativo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ALI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64];[.L64])" office:value-type="string" office:string-value="ALIL" calcext:value-type="string">
            <text:p>ALIL</text:p>
          </table:table-cell>
          <table:table-cell table:style-name="ce10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26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2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129" table:formula="of:=IF([.H64]=&quot;I&quot;;[.N64]*[Contagem.$W$11];IF([.H64]=&quot;E&quot;;[.N64]*[Contagem.$W$13];IF([.H64]=&quot;A&quot;;[.N64]*[Contagem.$W$12];IF([.H64]=&quot;T&quot;;[.N64]*[Contagem.$W$14];&quot;&quot;))))" office:value-type="float" office:value="5.25" calcext:value-type="float">
            <text:p>5,25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9"/>
          <table:table-cell table:style-name="ce87" office:value-type="string" calcext:value-type="string">
            <text:p>AIE Pessoa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AI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65];[.L65])" office:value-type="string" office:string-value="AIEL" calcext:value-type="string">
            <text:p>AIEL</text:p>
          </table:table-cell>
          <table:table-cell table:style-name="ce10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126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12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5" calcext:value-type="float">
            <text:p>5</text:p>
          </table:table-cell>
          <table:table-cell table:style-name="ce129" table:formula="of:=IF([.H65]=&quot;I&quot;;[.N65]*[Contagem.$W$11];IF([.H65]=&quot;E&quot;;[.N65]*[Contagem.$W$13];IF([.H65]=&quot;A&quot;;[.N65]*[Contagem.$W$12];IF([.H65]=&quot;T&quot;;[.N65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9"/>
          <table:table-cell table:style-name="ce87" office:value-type="string" calcext:value-type="string">
            <text:p>AIE Organização Militar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AIE</text:p>
          </table:table-cell>
          <table:table-cell table:style-name="ce111" table:content-validation-name="val2" office:value-type="string" calcext:value-type="string">
            <text:p>A</text:p>
          </table:table-cell>
          <table:table-cell table:style-name="ce106" table:number-columns-repeated="2"/>
          <table:table-cell table:style-name="ce106" table:formula="of:=CONCATENATE([.G66];[.L66])" office:value-type="string" office:string-value="AIEL" calcext:value-type="string">
            <text:p>AIEL</text:p>
          </table:table-cell>
          <table:table-cell table:style-name="ce10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126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12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129" table:formula="of:=IF([.H66]=&quot;I&quot;;[.N66]*[Contagem.$W$11];IF([.H66]=&quot;E&quot;;[.N66]*[Contagem.$W$13];IF([.H66]=&quot;A&quot;;[.N66]*[Contagem.$W$12];IF([.H66]=&quot;T&quot;;[.N66]*[Contagem.$W$14];&quot;&quot;))))" office:value-type="float" office:value="3.75" calcext:value-type="float">
            <text:p>3,75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9"/>
          <table:table-cell table:style-name="ce87" office:value-type="string" calcext:value-type="string">
            <text:p>ALI Configuração</text:p>
          </table:table-cell>
          <table:table-cell table:style-name="ce90" table:number-columns-repeated="4"/>
          <table:table-cell table:style-name="ce106" table:content-validation-name="val1" office:value-type="string" calcext:value-type="string">
            <text:p>ALI</text:p>
          </table:table-cell>
          <table:table-cell table:style-name="ce111" table:content-validation-name="val2" office:value-type="string" calcext:value-type="string">
            <text:p>E</text:p>
          </table:table-cell>
          <table:table-cell table:style-name="ce106" table:number-columns-repeated="2"/>
          <table:table-cell table:style-name="ce106" table:formula="of:=CONCATENATE([.G67];[.L67])" office:value-type="string" office:string-value="ALIL" calcext:value-type="string">
            <text:p>ALIL</text:p>
          </table:table-cell>
          <table:table-cell table:style-name="ce10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126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12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7" calcext:value-type="float">
            <text:p>7</text:p>
          </table:table-cell>
          <table:table-cell table:style-name="ce129" table:formula="of:=IF([.H67]=&quot;I&quot;;[.N67]*[Contagem.$W$11];IF([.H67]=&quot;E&quot;;[.N67]*[Contagem.$W$13];IF([.H67]=&quot;A&quot;;[.N67]*[Contagem.$W$12];IF([.H67]=&quot;T&quot;;[.N67]*[Contagem.$W$14];&quot;&quot;))))" office:value-type="float" office:value="2.8" calcext:value-type="float">
            <text:p>2,80</text:p>
          </table:table-cell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68];[.L68])">
            <text:p/>
          </table:table-cell>
          <table:table-cell table:style-name="ce10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26" table:formula="of:=IF([.L68]=&quot;L&quot;;&quot;Baixa&quot;;IF([.L68]=&quot;A&quot;;&quot;Média&quot;;IF([.L68]=&quot;&quot;;&quot;&quot;;&quot;Alta&quot;)))">
            <text:p/>
          </table:table-cell>
          <table:table-cell table:style-name="ce12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86" office:value-type="string" calcext:value-type="string">
            <text:p>2.3.</text:p>
          </table:table-cell>
          <table:table-cell table:style-name="ce86" office:value-type="string" calcext:value-type="string">
            <text:p>Itens Não-Mensuráveis</text:p>
          </table:table-cell>
          <table:table-cell table:style-name="ce86" table:number-columns-repeated="4"/>
          <table:table-cell table:style-name="ce105" table:content-validation-name="val1"/>
          <table:table-cell table:style-name="ce117" table:content-validation-name="val2"/>
          <table:table-cell table:style-name="ce105" table:number-columns-repeated="2"/>
          <table:table-cell table:style-name="ce105" table:formula="of:=CONCATENATE([.G69];[.L69])">
            <text:p/>
          </table:table-cell>
          <table:table-cell table:style-name="ce105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25" table:formula="of:=IF([.L69]=&quot;L&quot;;&quot;Baixa&quot;;IF([.L69]=&quot;A&quot;;&quot;Média&quot;;IF([.L69]=&quot;&quot;;&quot;&quot;;&quot;Alta&quot;)))">
            <text:p/>
          </table:table-cell>
          <table:table-cell table:style-name="ce105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05" table:formula="of:=IF(ISBLANK([.H69]);&quot;&quot;;IF([.H69]=&quot;ALI&quot;;IF([.M69]=&quot;L&quot;;7;IF([.M69]=&quot;A&quot;;10;15));IF([.H69]=&quot;AIE&quot;;IF([.M69]=&quot;L&quot;;5;IF([.M69]=&quot;A&quot;;7;10));IF([.H69]=&quot;SE&quot;;IF([.M69]=&quot;L&quot;;4;IF([.M69]=&quot;A&quot;;5;7));IF(OR([.H69]=&quot;EE&quot;;[.H69]=&quot;CE&quot;);IF([.M69]=&quot;L&quot;;3;IF([.M69]=&quot;A&quot;;4;6)))))))">
            <text:p/>
          </table:table-cell>
          <table:table-cell table:style-name="ce134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0];[.L70])">
            <text:p/>
          </table:table-cell>
          <table:table-cell table:style-name="ce10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26" table:formula="of:=IF([.L70]=&quot;L&quot;;&quot;Baixa&quot;;IF([.L70]=&quot;A&quot;;&quot;Média&quot;;IF([.L70]=&quot;&quot;;&quot;&quot;;&quot;Alta&quot;)))">
            <text:p/>
          </table:table-cell>
          <table:table-cell table:style-name="ce12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29"/>
          <table:table-cell table:style-name="ce134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1];[.L71])">
            <text:p/>
          </table:table-cell>
          <table:table-cell table:style-name="ce10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26" table:formula="of:=IF([.L71]=&quot;L&quot;;&quot;Baixa&quot;;IF([.L71]=&quot;A&quot;;&quot;Média&quot;;IF([.L71]=&quot;&quot;;&quot;&quot;;&quot;Alta&quot;)))">
            <text:p/>
          </table:table-cell>
          <table:table-cell table:style-name="ce12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29"/>
          <table:table-cell table:style-name="ce134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2];[.L72])">
            <text:p/>
          </table:table-cell>
          <table:table-cell table:style-name="ce10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26" table:formula="of:=IF([.L72]=&quot;L&quot;;&quot;Baixa&quot;;IF([.L72]=&quot;A&quot;;&quot;Média&quot;;IF([.L72]=&quot;&quot;;&quot;&quot;;&quot;Alta&quot;)))">
            <text:p/>
          </table:table-cell>
          <table:table-cell table:style-name="ce12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29"/>
          <table:table-cell table:style-name="ce89" table:number-columns-repeated="1009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3];[.L73])">
            <text:p/>
          </table:table-cell>
          <table:table-cell table:style-name="ce10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26" table:formula="of:=IF([.L73]=&quot;L&quot;;&quot;Baixa&quot;;IF([.L73]=&quot;A&quot;;&quot;Média&quot;;IF([.L73]=&quot;&quot;;&quot;&quot;;&quot;Alta&quot;)))">
            <text:p/>
          </table:table-cell>
          <table:table-cell table:style-name="ce12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4];[.L74])">
            <text:p/>
          </table:table-cell>
          <table:table-cell table:style-name="ce10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26" table:formula="of:=IF([.L74]=&quot;L&quot;;&quot;Baixa&quot;;IF([.L74]=&quot;A&quot;;&quot;Média&quot;;IF([.L74]=&quot;&quot;;&quot;&quot;;&quot;Alta&quot;)))">
            <text:p/>
          </table:table-cell>
          <table:table-cell table:style-name="ce12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5];[.L75])">
            <text:p/>
          </table:table-cell>
          <table:table-cell table:style-name="ce10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26" table:formula="of:=IF([.L75]=&quot;L&quot;;&quot;Baixa&quot;;IF([.L75]=&quot;A&quot;;&quot;Média&quot;;IF([.L75]=&quot;&quot;;&quot;&quot;;&quot;Alta&quot;)))">
            <text:p/>
          </table:table-cell>
          <table:table-cell table:style-name="ce12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6];[.L76])">
            <text:p/>
          </table:table-cell>
          <table:table-cell table:style-name="ce10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26" table:formula="of:=IF([.L76]=&quot;L&quot;;&quot;Baixa&quot;;IF([.L76]=&quot;A&quot;;&quot;Média&quot;;IF([.L76]=&quot;&quot;;&quot;&quot;;&quot;Alta&quot;)))">
            <text:p/>
          </table:table-cell>
          <table:table-cell table:style-name="ce12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7];[.L77])">
            <text:p/>
          </table:table-cell>
          <table:table-cell table:style-name="ce10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26" table:formula="of:=IF([.L77]=&quot;L&quot;;&quot;Baixa&quot;;IF([.L77]=&quot;A&quot;;&quot;Média&quot;;IF([.L77]=&quot;&quot;;&quot;&quot;;&quot;Alta&quot;)))">
            <text:p/>
          </table:table-cell>
          <table:table-cell table:style-name="ce12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8];[.L78])">
            <text:p/>
          </table:table-cell>
          <table:table-cell table:style-name="ce10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26" table:formula="of:=IF([.L78]=&quot;L&quot;;&quot;Baixa&quot;;IF([.L78]=&quot;A&quot;;&quot;Média&quot;;IF([.L78]=&quot;&quot;;&quot;&quot;;&quot;Alta&quot;)))">
            <text:p/>
          </table:table-cell>
          <table:table-cell table:style-name="ce12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79];[.L79])">
            <text:p/>
          </table:table-cell>
          <table:table-cell table:style-name="ce10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26" table:formula="of:=IF([.L79]=&quot;L&quot;;&quot;Baixa&quot;;IF([.L79]=&quot;A&quot;;&quot;Média&quot;;IF([.L79]=&quot;&quot;;&quot;&quot;;&quot;Alta&quot;)))">
            <text:p/>
          </table:table-cell>
          <table:table-cell table:style-name="ce12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0];[.L80])">
            <text:p/>
          </table:table-cell>
          <table:table-cell table:style-name="ce10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26" table:formula="of:=IF([.L80]=&quot;L&quot;;&quot;Baixa&quot;;IF([.L80]=&quot;A&quot;;&quot;Média&quot;;IF([.L80]=&quot;&quot;;&quot;&quot;;&quot;Alta&quot;)))">
            <text:p/>
          </table:table-cell>
          <table:table-cell table:style-name="ce12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1];[.L81])">
            <text:p/>
          </table:table-cell>
          <table:table-cell table:style-name="ce10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26" table:formula="of:=IF([.L81]=&quot;L&quot;;&quot;Baixa&quot;;IF([.L81]=&quot;A&quot;;&quot;Média&quot;;IF([.L81]=&quot;&quot;;&quot;&quot;;&quot;Alta&quot;)))">
            <text:p/>
          </table:table-cell>
          <table:table-cell table:style-name="ce12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2];[.L82])">
            <text:p/>
          </table:table-cell>
          <table:table-cell table:style-name="ce10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26" table:formula="of:=IF([.L82]=&quot;L&quot;;&quot;Baixa&quot;;IF([.L82]=&quot;A&quot;;&quot;Média&quot;;IF([.L82]=&quot;&quot;;&quot;&quot;;&quot;Alta&quot;)))">
            <text:p/>
          </table:table-cell>
          <table:table-cell table:style-name="ce12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3];[.L83])">
            <text:p/>
          </table:table-cell>
          <table:table-cell table:style-name="ce10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26" table:formula="of:=IF([.L83]=&quot;L&quot;;&quot;Baixa&quot;;IF([.L83]=&quot;A&quot;;&quot;Média&quot;;IF([.L83]=&quot;&quot;;&quot;&quot;;&quot;Alta&quot;)))">
            <text:p/>
          </table:table-cell>
          <table:table-cell table:style-name="ce12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4];[.L84])">
            <text:p/>
          </table:table-cell>
          <table:table-cell table:style-name="ce10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26" table:formula="of:=IF([.L84]=&quot;L&quot;;&quot;Baixa&quot;;IF([.L84]=&quot;A&quot;;&quot;Média&quot;;IF([.L84]=&quot;&quot;;&quot;&quot;;&quot;Alta&quot;)))">
            <text:p/>
          </table:table-cell>
          <table:table-cell table:style-name="ce12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5];[.L85])">
            <text:p/>
          </table:table-cell>
          <table:table-cell table:style-name="ce10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26" table:formula="of:=IF([.L85]=&quot;L&quot;;&quot;Baixa&quot;;IF([.L85]=&quot;A&quot;;&quot;Média&quot;;IF([.L85]=&quot;&quot;;&quot;&quot;;&quot;Alta&quot;)))">
            <text:p/>
          </table:table-cell>
          <table:table-cell table:style-name="ce12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6];[.L86])">
            <text:p/>
          </table:table-cell>
          <table:table-cell table:style-name="ce10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26" table:formula="of:=IF([.L86]=&quot;L&quot;;&quot;Baixa&quot;;IF([.L86]=&quot;A&quot;;&quot;Média&quot;;IF([.L86]=&quot;&quot;;&quot;&quot;;&quot;Alta&quot;)))">
            <text:p/>
          </table:table-cell>
          <table:table-cell table:style-name="ce12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7];[.L87])">
            <text:p/>
          </table:table-cell>
          <table:table-cell table:style-name="ce10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26" table:formula="of:=IF([.L87]=&quot;L&quot;;&quot;Baixa&quot;;IF([.L87]=&quot;A&quot;;&quot;Média&quot;;IF([.L87]=&quot;&quot;;&quot;&quot;;&quot;Alta&quot;)))">
            <text:p/>
          </table:table-cell>
          <table:table-cell table:style-name="ce12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8];[.L88])">
            <text:p/>
          </table:table-cell>
          <table:table-cell table:style-name="ce10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26" table:formula="of:=IF([.L88]=&quot;L&quot;;&quot;Baixa&quot;;IF([.L88]=&quot;A&quot;;&quot;Média&quot;;IF([.L88]=&quot;&quot;;&quot;&quot;;&quot;Alta&quot;)))">
            <text:p/>
          </table:table-cell>
          <table:table-cell table:style-name="ce12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89];[.L89])">
            <text:p/>
          </table:table-cell>
          <table:table-cell table:style-name="ce106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26" table:formula="of:=IF([.L89]=&quot;L&quot;;&quot;Baixa&quot;;IF([.L89]=&quot;A&quot;;&quot;Média&quot;;IF([.L89]=&quot;&quot;;&quot;&quot;;&quot;Alta&quot;)))">
            <text:p/>
          </table:table-cell>
          <table:table-cell table:style-name="ce12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0];[.L90])">
            <text:p/>
          </table:table-cell>
          <table:table-cell table:style-name="ce106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126" table:formula="of:=IF([.L90]=&quot;L&quot;;&quot;Baixa&quot;;IF([.L90]=&quot;A&quot;;&quot;Média&quot;;IF([.L90]=&quot;&quot;;&quot;&quot;;&quot;Alta&quot;)))">
            <text:p/>
          </table:table-cell>
          <table:table-cell table:style-name="ce12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1];[.L91])">
            <text:p/>
          </table:table-cell>
          <table:table-cell table:style-name="ce10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126" table:formula="of:=IF([.L91]=&quot;L&quot;;&quot;Baixa&quot;;IF([.L91]=&quot;A&quot;;&quot;Média&quot;;IF([.L91]=&quot;&quot;;&quot;&quot;;&quot;Alta&quot;)))">
            <text:p/>
          </table:table-cell>
          <table:table-cell table:style-name="ce12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2];[.L92])">
            <text:p/>
          </table:table-cell>
          <table:table-cell table:style-name="ce10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26" table:formula="of:=IF([.L92]=&quot;L&quot;;&quot;Baixa&quot;;IF([.L92]=&quot;A&quot;;&quot;Média&quot;;IF([.L92]=&quot;&quot;;&quot;&quot;;&quot;Alta&quot;)))">
            <text:p/>
          </table:table-cell>
          <table:table-cell table:style-name="ce12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3];[.L93])">
            <text:p/>
          </table:table-cell>
          <table:table-cell table:style-name="ce10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26" table:formula="of:=IF([.L93]=&quot;L&quot;;&quot;Baixa&quot;;IF([.L93]=&quot;A&quot;;&quot;Média&quot;;IF([.L93]=&quot;&quot;;&quot;&quot;;&quot;Alta&quot;)))">
            <text:p/>
          </table:table-cell>
          <table:table-cell table:style-name="ce12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4];[.L94])">
            <text:p/>
          </table:table-cell>
          <table:table-cell table:style-name="ce10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26" table:formula="of:=IF([.L94]=&quot;L&quot;;&quot;Baixa&quot;;IF([.L94]=&quot;A&quot;;&quot;Média&quot;;IF([.L94]=&quot;&quot;;&quot;&quot;;&quot;Alta&quot;)))">
            <text:p/>
          </table:table-cell>
          <table:table-cell table:style-name="ce12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5];[.L95])">
            <text:p/>
          </table:table-cell>
          <table:table-cell table:style-name="ce10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26" table:formula="of:=IF([.L95]=&quot;L&quot;;&quot;Baixa&quot;;IF([.L95]=&quot;A&quot;;&quot;Média&quot;;IF([.L95]=&quot;&quot;;&quot;&quot;;&quot;Alta&quot;)))">
            <text:p/>
          </table:table-cell>
          <table:table-cell table:style-name="ce12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6];[.L96])">
            <text:p/>
          </table:table-cell>
          <table:table-cell table:style-name="ce10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26" table:formula="of:=IF([.L96]=&quot;L&quot;;&quot;Baixa&quot;;IF([.L96]=&quot;A&quot;;&quot;Média&quot;;IF([.L96]=&quot;&quot;;&quot;&quot;;&quot;Alta&quot;)))">
            <text:p/>
          </table:table-cell>
          <table:table-cell table:style-name="ce12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7];[.L97])">
            <text:p/>
          </table:table-cell>
          <table:table-cell table:style-name="ce10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26" table:formula="of:=IF([.L97]=&quot;L&quot;;&quot;Baixa&quot;;IF([.L97]=&quot;A&quot;;&quot;Média&quot;;IF([.L97]=&quot;&quot;;&quot;&quot;;&quot;Alta&quot;)))">
            <text:p/>
          </table:table-cell>
          <table:table-cell table:style-name="ce12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8];[.L98])">
            <text:p/>
          </table:table-cell>
          <table:table-cell table:style-name="ce10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26" table:formula="of:=IF([.L98]=&quot;L&quot;;&quot;Baixa&quot;;IF([.L98]=&quot;A&quot;;&quot;Média&quot;;IF([.L98]=&quot;&quot;;&quot;&quot;;&quot;Alta&quot;)))">
            <text:p/>
          </table:table-cell>
          <table:table-cell table:style-name="ce12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99];[.L99])">
            <text:p/>
          </table:table-cell>
          <table:table-cell table:style-name="ce10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26" table:formula="of:=IF([.L99]=&quot;L&quot;;&quot;Baixa&quot;;IF([.L99]=&quot;A&quot;;&quot;Média&quot;;IF([.L99]=&quot;&quot;;&quot;&quot;;&quot;Alta&quot;)))">
            <text:p/>
          </table:table-cell>
          <table:table-cell table:style-name="ce12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06" table:number-columns-repeated="2"/>
          <table:table-cell table:style-name="ce106" table:formula="of:=CONCATENATE([.G100];[.L100])">
            <text:p/>
          </table:table-cell>
          <table:table-cell table:style-name="ce10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26" table:formula="of:=IF([.L100]=&quot;L&quot;;&quot;Baixa&quot;;IF([.L100]=&quot;A&quot;;&quot;Média&quot;;IF([.L100]=&quot;&quot;;&quot;&quot;;&quot;Alta&quot;)))">
            <text:p/>
          </table:table-cell>
          <table:table-cell table:style-name="ce12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1];[.L101])">
            <text:p/>
          </table:table-cell>
          <table:table-cell table:style-name="ce123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26" table:formula="of:=IF([.L101]=&quot;L&quot;;&quot;Baixa&quot;;IF([.L101]=&quot;A&quot;;&quot;Média&quot;;IF([.L101]=&quot;&quot;;&quot;&quot;;&quot;Alta&quot;)))">
            <text:p/>
          </table:table-cell>
          <table:table-cell table:style-name="ce12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2];[.L102])">
            <text:p/>
          </table:table-cell>
          <table:table-cell table:style-name="ce123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126" table:formula="of:=IF([.L102]=&quot;L&quot;;&quot;Baixa&quot;;IF([.L102]=&quot;A&quot;;&quot;Média&quot;;IF([.L102]=&quot;&quot;;&quot;&quot;;&quot;Alta&quot;)))">
            <text:p/>
          </table:table-cell>
          <table:table-cell table:style-name="ce12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3];[.L103])">
            <text:p/>
          </table:table-cell>
          <table:table-cell table:style-name="ce123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126" table:formula="of:=IF([.L103]=&quot;L&quot;;&quot;Baixa&quot;;IF([.L103]=&quot;A&quot;;&quot;Média&quot;;IF([.L103]=&quot;&quot;;&quot;&quot;;&quot;Alta&quot;)))">
            <text:p/>
          </table:table-cell>
          <table:table-cell table:style-name="ce12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4];[.L104])">
            <text:p/>
          </table:table-cell>
          <table:table-cell table:style-name="ce123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126" table:formula="of:=IF([.L104]=&quot;L&quot;;&quot;Baixa&quot;;IF([.L104]=&quot;A&quot;;&quot;Média&quot;;IF([.L104]=&quot;&quot;;&quot;&quot;;&quot;Alta&quot;)))">
            <text:p/>
          </table:table-cell>
          <table:table-cell table:style-name="ce12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5];[.L105])">
            <text:p/>
          </table:table-cell>
          <table:table-cell table:style-name="ce123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126" table:formula="of:=IF([.L105]=&quot;L&quot;;&quot;Baixa&quot;;IF([.L105]=&quot;A&quot;;&quot;Média&quot;;IF([.L105]=&quot;&quot;;&quot;&quot;;&quot;Alta&quot;)))">
            <text:p/>
          </table:table-cell>
          <table:table-cell table:style-name="ce12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6];[.L106])">
            <text:p/>
          </table:table-cell>
          <table:table-cell table:style-name="ce123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26" table:formula="of:=IF([.L106]=&quot;L&quot;;&quot;Baixa&quot;;IF([.L106]=&quot;A&quot;;&quot;Média&quot;;IF([.L106]=&quot;&quot;;&quot;&quot;;&quot;Alta&quot;)))">
            <text:p/>
          </table:table-cell>
          <table:table-cell table:style-name="ce12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7];[.L107])">
            <text:p/>
          </table:table-cell>
          <table:table-cell table:style-name="ce123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126" table:formula="of:=IF([.L107]=&quot;L&quot;;&quot;Baixa&quot;;IF([.L107]=&quot;A&quot;;&quot;Média&quot;;IF([.L107]=&quot;&quot;;&quot;&quot;;&quot;Alta&quot;)))">
            <text:p/>
          </table:table-cell>
          <table:table-cell table:style-name="ce12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8];[.L108])">
            <text:p/>
          </table:table-cell>
          <table:table-cell table:style-name="ce12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126" table:formula="of:=IF([.L108]=&quot;L&quot;;&quot;Baixa&quot;;IF([.L108]=&quot;A&quot;;&quot;Média&quot;;IF([.L108]=&quot;&quot;;&quot;&quot;;&quot;Alta&quot;)))">
            <text:p/>
          </table:table-cell>
          <table:table-cell table:style-name="ce12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09];[.L109])">
            <text:p/>
          </table:table-cell>
          <table:table-cell table:style-name="ce123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126" table:formula="of:=IF([.L109]=&quot;L&quot;;&quot;Baixa&quot;;IF([.L109]=&quot;A&quot;;&quot;Média&quot;;IF([.L109]=&quot;&quot;;&quot;&quot;;&quot;Alta&quot;)))">
            <text:p/>
          </table:table-cell>
          <table:table-cell table:style-name="ce12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0];[.L110])">
            <text:p/>
          </table:table-cell>
          <table:table-cell table:style-name="ce123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126" table:formula="of:=IF([.L110]=&quot;L&quot;;&quot;Baixa&quot;;IF([.L110]=&quot;A&quot;;&quot;Média&quot;;IF([.L110]=&quot;&quot;;&quot;&quot;;&quot;Alta&quot;)))">
            <text:p/>
          </table:table-cell>
          <table:table-cell table:style-name="ce12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1];[.L111])">
            <text:p/>
          </table:table-cell>
          <table:table-cell table:style-name="ce123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126" table:formula="of:=IF([.L111]=&quot;L&quot;;&quot;Baixa&quot;;IF([.L111]=&quot;A&quot;;&quot;Média&quot;;IF([.L111]=&quot;&quot;;&quot;&quot;;&quot;Alta&quot;)))">
            <text:p/>
          </table:table-cell>
          <table:table-cell table:style-name="ce12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 table:number-rows-repeated="3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/>
          <table:table-cell table:style-name="ce123"/>
          <table:table-cell table:style-name="ce126"/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5];[.L115])">
            <text:p/>
          </table:table-cell>
          <table:table-cell table:style-name="ce123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26" table:formula="of:=IF([.L115]=&quot;L&quot;;&quot;Baixa&quot;;IF([.L115]=&quot;A&quot;;&quot;Média&quot;;IF([.L115]=&quot;&quot;;&quot;&quot;;&quot;Alta&quot;)))">
            <text:p/>
          </table:table-cell>
          <table:table-cell table:style-name="ce12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6];[.L116])">
            <text:p/>
          </table:table-cell>
          <table:table-cell table:style-name="ce123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26" table:formula="of:=IF([.L116]=&quot;L&quot;;&quot;Baixa&quot;;IF([.L116]=&quot;A&quot;;&quot;Média&quot;;IF([.L116]=&quot;&quot;;&quot;&quot;;&quot;Alta&quot;)))">
            <text:p/>
          </table:table-cell>
          <table:table-cell table:style-name="ce12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7];[.L117])">
            <text:p/>
          </table:table-cell>
          <table:table-cell table:style-name="ce123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26" table:formula="of:=IF([.L117]=&quot;L&quot;;&quot;Baixa&quot;;IF([.L117]=&quot;A&quot;;&quot;Média&quot;;IF([.L117]=&quot;&quot;;&quot;&quot;;&quot;Alta&quot;)))">
            <text:p/>
          </table:table-cell>
          <table:table-cell table:style-name="ce12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8];[.L118])">
            <text:p/>
          </table:table-cell>
          <table:table-cell table:style-name="ce123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26" table:formula="of:=IF([.L118]=&quot;L&quot;;&quot;Baixa&quot;;IF([.L118]=&quot;A&quot;;&quot;Média&quot;;IF([.L118]=&quot;&quot;;&quot;&quot;;&quot;Alta&quot;)))">
            <text:p/>
          </table:table-cell>
          <table:table-cell table:style-name="ce127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19];[.L119])">
            <text:p/>
          </table:table-cell>
          <table:table-cell table:style-name="ce123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26" table:formula="of:=IF([.L119]=&quot;L&quot;;&quot;Baixa&quot;;IF([.L119]=&quot;A&quot;;&quot;Média&quot;;IF([.L119]=&quot;&quot;;&quot;&quot;;&quot;Alta&quot;)))">
            <text:p/>
          </table:table-cell>
          <table:table-cell table:style-name="ce12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20];[.L120])">
            <text:p/>
          </table:table-cell>
          <table:table-cell table:style-name="ce123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26" table:formula="of:=IF([.L120]=&quot;L&quot;;&quot;Baixa&quot;;IF([.L120]=&quot;A&quot;;&quot;Média&quot;;IF([.L120]=&quot;&quot;;&quot;&quot;;&quot;Alta&quot;)))">
            <text:p/>
          </table:table-cell>
          <table:table-cell table:style-name="ce12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21];[.L121])">
            <text:p/>
          </table:table-cell>
          <table:table-cell table:style-name="ce123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26" table:formula="of:=IF([.L121]=&quot;L&quot;;&quot;Baixa&quot;;IF([.L121]=&quot;A&quot;;&quot;Média&quot;;IF([.L121]=&quot;&quot;;&quot;&quot;;&quot;Alta&quot;)))">
            <text:p/>
          </table:table-cell>
          <table:table-cell table:style-name="ce127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22];[.L122])">
            <text:p/>
          </table:table-cell>
          <table:table-cell table:style-name="ce123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26" table:formula="of:=IF([.L122]=&quot;L&quot;;&quot;Baixa&quot;;IF([.L122]=&quot;A&quot;;&quot;Média&quot;;IF([.L122]=&quot;&quot;;&quot;&quot;;&quot;Alta&quot;)))">
            <text:p/>
          </table:table-cell>
          <table:table-cell table:style-name="ce127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23];[.L123])">
            <text:p/>
          </table:table-cell>
          <table:table-cell table:style-name="ce123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26" table:formula="of:=IF([.L123]=&quot;L&quot;;&quot;Baixa&quot;;IF([.L123]=&quot;A&quot;;&quot;Média&quot;;IF([.L123]=&quot;&quot;;&quot;&quot;;&quot;Alta&quot;)))">
            <text:p/>
          </table:table-cell>
          <table:table-cell table:style-name="ce127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24];[.L124])">
            <text:p/>
          </table:table-cell>
          <table:table-cell table:style-name="ce123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26" table:formula="of:=IF([.L124]=&quot;L&quot;;&quot;Baixa&quot;;IF([.L124]=&quot;A&quot;;&quot;Média&quot;;IF([.L124]=&quot;&quot;;&quot;&quot;;&quot;Alta&quot;)))">
            <text:p/>
          </table:table-cell>
          <table:table-cell table:style-name="ce127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25];[.L125])">
            <text:p/>
          </table:table-cell>
          <table:table-cell table:style-name="ce123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26" table:formula="of:=IF([.L125]=&quot;L&quot;;&quot;Baixa&quot;;IF([.L125]=&quot;A&quot;;&quot;Média&quot;;IF([.L125]=&quot;&quot;;&quot;&quot;;&quot;Alta&quot;)))">
            <text:p/>
          </table:table-cell>
          <table:table-cell table:style-name="ce127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26];[.L126])">
            <text:p/>
          </table:table-cell>
          <table:table-cell table:style-name="ce123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26" table:formula="of:=IF([.L126]=&quot;L&quot;;&quot;Baixa&quot;;IF([.L126]=&quot;A&quot;;&quot;Média&quot;;IF([.L126]=&quot;&quot;;&quot;&quot;;&quot;Alta&quot;)))">
            <text:p/>
          </table:table-cell>
          <table:table-cell table:style-name="ce127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27];[.L127])">
            <text:p/>
          </table:table-cell>
          <table:table-cell table:style-name="ce123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26" table:formula="of:=IF([.L127]=&quot;L&quot;;&quot;Baixa&quot;;IF([.L127]=&quot;A&quot;;&quot;Média&quot;;IF([.L127]=&quot;&quot;;&quot;&quot;;&quot;Alta&quot;)))">
            <text:p/>
          </table:table-cell>
          <table:table-cell table:style-name="ce127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28];[.L128])">
            <text:p/>
          </table:table-cell>
          <table:table-cell table:style-name="ce123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26" table:formula="of:=IF([.L128]=&quot;L&quot;;&quot;Baixa&quot;;IF([.L128]=&quot;A&quot;;&quot;Média&quot;;IF([.L128]=&quot;&quot;;&quot;&quot;;&quot;Alta&quot;)))">
            <text:p/>
          </table:table-cell>
          <table:table-cell table:style-name="ce127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29];[.L129])">
            <text:p/>
          </table:table-cell>
          <table:table-cell table:style-name="ce123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26" table:formula="of:=IF([.L129]=&quot;L&quot;;&quot;Baixa&quot;;IF([.L129]=&quot;A&quot;;&quot;Média&quot;;IF([.L129]=&quot;&quot;;&quot;&quot;;&quot;Alta&quot;)))">
            <text:p/>
          </table:table-cell>
          <table:table-cell table:style-name="ce127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30];[.L130])">
            <text:p/>
          </table:table-cell>
          <table:table-cell table:style-name="ce123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26" table:formula="of:=IF([.L130]=&quot;L&quot;;&quot;Baixa&quot;;IF([.L130]=&quot;A&quot;;&quot;Média&quot;;IF([.L130]=&quot;&quot;;&quot;&quot;;&quot;Alta&quot;)))">
            <text:p/>
          </table:table-cell>
          <table:table-cell table:style-name="ce127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31];[.L131])">
            <text:p/>
          </table:table-cell>
          <table:table-cell table:style-name="ce123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26" table:formula="of:=IF([.L131]=&quot;L&quot;;&quot;Baixa&quot;;IF([.L131]=&quot;A&quot;;&quot;Média&quot;;IF([.L131]=&quot;&quot;;&quot;&quot;;&quot;Alta&quot;)))">
            <text:p/>
          </table:table-cell>
          <table:table-cell table:style-name="ce127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32];[.L132])">
            <text:p/>
          </table:table-cell>
          <table:table-cell table:style-name="ce123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26" table:formula="of:=IF([.L132]=&quot;L&quot;;&quot;Baixa&quot;;IF([.L132]=&quot;A&quot;;&quot;Média&quot;;IF([.L132]=&quot;&quot;;&quot;&quot;;&quot;Alta&quot;)))">
            <text:p/>
          </table:table-cell>
          <table:table-cell table:style-name="ce127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33];[.L133])">
            <text:p/>
          </table:table-cell>
          <table:table-cell table:style-name="ce123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26" table:formula="of:=IF([.L133]=&quot;L&quot;;&quot;Baixa&quot;;IF([.L133]=&quot;A&quot;;&quot;Média&quot;;IF([.L133]=&quot;&quot;;&quot;&quot;;&quot;Alta&quot;)))">
            <text:p/>
          </table:table-cell>
          <table:table-cell table:style-name="ce127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0" table:number-columns-repeated="6"/>
          <table:table-cell table:style-name="ce106"/>
          <table:table-cell table:style-name="ce118"/>
          <table:table-cell table:style-name="ce120" table:number-columns-repeated="2"/>
          <table:table-cell table:style-name="ce122" table:formula="of:=CONCATENATE([.G134];[.L134])">
            <text:p/>
          </table:table-cell>
          <table:table-cell table:style-name="ce123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26" table:formula="of:=IF([.L134]=&quot;L&quot;;&quot;Baixa&quot;;IF([.L134]=&quot;A&quot;;&quot;Média&quot;;IF([.L134]=&quot;&quot;;&quot;&quot;;&quot;Alta&quot;)))">
            <text:p/>
          </table:table-cell>
          <table:table-cell table:style-name="ce12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1"/>
          <table:table-cell table:style-name="ce97" table:number-columns-repeated="2"/>
          <table:table-cell table:style-name="ce90" table:number-columns-repeated="2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35];[.L135])">
            <text:p/>
          </table:table-cell>
          <table:table-cell table:style-name="ce123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26" table:formula="of:=IF([.L135]=&quot;L&quot;;&quot;Baixa&quot;;IF([.L135]=&quot;A&quot;;&quot;Média&quot;;IF([.L135]=&quot;&quot;;&quot;&quot;;&quot;Alta&quot;)))">
            <text:p/>
          </table:table-cell>
          <table:table-cell table:style-name="ce127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1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36];[.L136])">
            <text:p/>
          </table:table-cell>
          <table:table-cell table:style-name="ce123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26" table:formula="of:=IF([.L136]=&quot;L&quot;;&quot;Baixa&quot;;IF([.L136]=&quot;A&quot;;&quot;Média&quot;;IF([.L136]=&quot;&quot;;&quot;&quot;;&quot;Alta&quot;)))">
            <text:p/>
          </table:table-cell>
          <table:table-cell table:style-name="ce127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37];[.L137])">
            <text:p/>
          </table:table-cell>
          <table:table-cell table:style-name="ce123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26" table:formula="of:=IF([.L137]=&quot;L&quot;;&quot;Baixa&quot;;IF([.L137]=&quot;A&quot;;&quot;Média&quot;;IF([.L137]=&quot;&quot;;&quot;&quot;;&quot;Alta&quot;)))">
            <text:p/>
          </table:table-cell>
          <table:table-cell table:style-name="ce127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38];[.L138])">
            <text:p/>
          </table:table-cell>
          <table:table-cell table:style-name="ce123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26" table:formula="of:=IF([.L138]=&quot;L&quot;;&quot;Baixa&quot;;IF([.L138]=&quot;A&quot;;&quot;Média&quot;;IF([.L138]=&quot;&quot;;&quot;&quot;;&quot;Alta&quot;)))">
            <text:p/>
          </table:table-cell>
          <table:table-cell table:style-name="ce127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39];[.L139])">
            <text:p/>
          </table:table-cell>
          <table:table-cell table:style-name="ce123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26" table:formula="of:=IF([.L139]=&quot;L&quot;;&quot;Baixa&quot;;IF([.L139]=&quot;A&quot;;&quot;Média&quot;;IF([.L139]=&quot;&quot;;&quot;&quot;;&quot;Alta&quot;)))">
            <text:p/>
          </table:table-cell>
          <table:table-cell table:style-name="ce127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1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0];[.L140])">
            <text:p/>
          </table:table-cell>
          <table:table-cell table:style-name="ce123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26" table:formula="of:=IF([.L140]=&quot;L&quot;;&quot;Baixa&quot;;IF([.L140]=&quot;A&quot;;&quot;Média&quot;;IF([.L140]=&quot;&quot;;&quot;&quot;;&quot;Alta&quot;)))">
            <text:p/>
          </table:table-cell>
          <table:table-cell table:style-name="ce127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1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1];[.L141])">
            <text:p/>
          </table:table-cell>
          <table:table-cell table:style-name="ce123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26" table:formula="of:=IF([.L141]=&quot;L&quot;;&quot;Baixa&quot;;IF([.L141]=&quot;A&quot;;&quot;Média&quot;;IF([.L141]=&quot;&quot;;&quot;&quot;;&quot;Alta&quot;)))">
            <text:p/>
          </table:table-cell>
          <table:table-cell table:style-name="ce127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2];[.L142])">
            <text:p/>
          </table:table-cell>
          <table:table-cell table:style-name="ce123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26" table:formula="of:=IF([.L142]=&quot;L&quot;;&quot;Baixa&quot;;IF([.L142]=&quot;A&quot;;&quot;Média&quot;;IF([.L142]=&quot;&quot;;&quot;&quot;;&quot;Alta&quot;)))">
            <text:p/>
          </table:table-cell>
          <table:table-cell table:style-name="ce127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3];[.L143])">
            <text:p/>
          </table:table-cell>
          <table:table-cell table:style-name="ce123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26" table:formula="of:=IF([.L143]=&quot;L&quot;;&quot;Baixa&quot;;IF([.L143]=&quot;A&quot;;&quot;Média&quot;;IF([.L143]=&quot;&quot;;&quot;&quot;;&quot;Alta&quot;)))">
            <text:p/>
          </table:table-cell>
          <table:table-cell table:style-name="ce127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4];[.L144])">
            <text:p/>
          </table:table-cell>
          <table:table-cell table:style-name="ce123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26" table:formula="of:=IF([.L144]=&quot;L&quot;;&quot;Baixa&quot;;IF([.L144]=&quot;A&quot;;&quot;Média&quot;;IF([.L144]=&quot;&quot;;&quot;&quot;;&quot;Alta&quot;)))">
            <text:p/>
          </table:table-cell>
          <table:table-cell table:style-name="ce127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3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5];[.L145])">
            <text:p/>
          </table:table-cell>
          <table:table-cell table:style-name="ce123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26" table:formula="of:=IF([.L145]=&quot;L&quot;;&quot;Baixa&quot;;IF([.L145]=&quot;A&quot;;&quot;Média&quot;;IF([.L145]=&quot;&quot;;&quot;&quot;;&quot;Alta&quot;)))">
            <text:p/>
          </table:table-cell>
          <table:table-cell table:style-name="ce127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6];[.L146])">
            <text:p/>
          </table:table-cell>
          <table:table-cell table:style-name="ce123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126" table:formula="of:=IF([.L146]=&quot;L&quot;;&quot;Baixa&quot;;IF([.L146]=&quot;A&quot;;&quot;Média&quot;;IF([.L146]=&quot;&quot;;&quot;&quot;;&quot;Alta&quot;)))">
            <text:p/>
          </table:table-cell>
          <table:table-cell table:style-name="ce127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7];[.L147])">
            <text:p/>
          </table:table-cell>
          <table:table-cell table:style-name="ce123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126" table:formula="of:=IF([.L147]=&quot;L&quot;;&quot;Baixa&quot;;IF([.L147]=&quot;A&quot;;&quot;Média&quot;;IF([.L147]=&quot;&quot;;&quot;&quot;;&quot;Alta&quot;)))">
            <text:p/>
          </table:table-cell>
          <table:table-cell table:style-name="ce127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8];[.L148])">
            <text:p/>
          </table:table-cell>
          <table:table-cell table:style-name="ce123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126" table:formula="of:=IF([.L148]=&quot;L&quot;;&quot;Baixa&quot;;IF([.L148]=&quot;A&quot;;&quot;Média&quot;;IF([.L148]=&quot;&quot;;&quot;&quot;;&quot;Alta&quot;)))">
            <text:p/>
          </table:table-cell>
          <table:table-cell table:style-name="ce127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8" table:number-columns-repeated="2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49];[.L149])">
            <text:p/>
          </table:table-cell>
          <table:table-cell table:style-name="ce123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126" table:formula="of:=IF([.L149]=&quot;L&quot;;&quot;Baixa&quot;;IF([.L149]=&quot;A&quot;;&quot;Média&quot;;IF([.L149]=&quot;&quot;;&quot;&quot;;&quot;Alta&quot;)))">
            <text:p/>
          </table:table-cell>
          <table:table-cell table:style-name="ce127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0" table:number-columns-repeated="2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0];[.L150])">
            <text:p/>
          </table:table-cell>
          <table:table-cell table:style-name="ce123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126" table:formula="of:=IF([.L150]=&quot;L&quot;;&quot;Baixa&quot;;IF([.L150]=&quot;A&quot;;&quot;Média&quot;;IF([.L150]=&quot;&quot;;&quot;&quot;;&quot;Alta&quot;)))">
            <text:p/>
          </table:table-cell>
          <table:table-cell table:style-name="ce127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0" table:number-columns-repeated="2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1];[.L151])">
            <text:p/>
          </table:table-cell>
          <table:table-cell table:style-name="ce123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126" table:formula="of:=IF([.L151]=&quot;L&quot;;&quot;Baixa&quot;;IF([.L151]=&quot;A&quot;;&quot;Média&quot;;IF([.L151]=&quot;&quot;;&quot;&quot;;&quot;Alta&quot;)))">
            <text:p/>
          </table:table-cell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2"/>
          <table:table-cell table:style-name="ce97" table:number-columns-repeated="2"/>
          <table:table-cell table:style-name="ce90" table:number-columns-repeated="2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2];[.L152])">
            <text:p/>
          </table:table-cell>
          <table:table-cell table:style-name="ce123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126" table:formula="of:=IF([.L152]=&quot;L&quot;;&quot;Baixa&quot;;IF([.L152]=&quot;A&quot;;&quot;Média&quot;;IF([.L152]=&quot;&quot;;&quot;&quot;;&quot;Alta&quot;)))">
            <text:p/>
          </table:table-cell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3];[.L153])">
            <text:p/>
          </table:table-cell>
          <table:table-cell table:style-name="ce123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126" table:formula="of:=IF([.L153]=&quot;L&quot;;&quot;Baixa&quot;;IF([.L153]=&quot;A&quot;;&quot;Média&quot;;IF([.L153]=&quot;&quot;;&quot;&quot;;&quot;Alta&quot;)))">
            <text:p/>
          </table:table-cell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4];[.L154])">
            <text:p/>
          </table:table-cell>
          <table:table-cell table:style-name="ce123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126" table:formula="of:=IF([.L154]=&quot;L&quot;;&quot;Baixa&quot;;IF([.L154]=&quot;A&quot;;&quot;Média&quot;;IF([.L154]=&quot;&quot;;&quot;&quot;;&quot;Alta&quot;)))">
            <text:p/>
          </table:table-cell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5];[.L155])">
            <text:p/>
          </table:table-cell>
          <table:table-cell table:style-name="ce123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126" table:formula="of:=IF([.L155]=&quot;L&quot;;&quot;Baixa&quot;;IF([.L155]=&quot;A&quot;;&quot;Média&quot;;IF([.L155]=&quot;&quot;;&quot;&quot;;&quot;Alta&quot;)))">
            <text:p/>
          </table:table-cell>
          <table:table-cell table:style-name="ce127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6];[.L156])">
            <text:p/>
          </table:table-cell>
          <table:table-cell table:style-name="ce123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126" table:formula="of:=IF([.L156]=&quot;L&quot;;&quot;Baixa&quot;;IF([.L156]=&quot;A&quot;;&quot;Média&quot;;IF([.L156]=&quot;&quot;;&quot;&quot;;&quot;Alta&quot;)))">
            <text:p/>
          </table:table-cell>
          <table:table-cell table:style-name="ce127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5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7];[.L157])">
            <text:p/>
          </table:table-cell>
          <table:table-cell table:style-name="ce123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126" table:formula="of:=IF([.L157]=&quot;L&quot;;&quot;Baixa&quot;;IF([.L157]=&quot;A&quot;;&quot;Média&quot;;IF([.L157]=&quot;&quot;;&quot;&quot;;&quot;Alta&quot;)))">
            <text:p/>
          </table:table-cell>
          <table:table-cell table:style-name="ce127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8];[.L158])">
            <text:p/>
          </table:table-cell>
          <table:table-cell table:style-name="ce123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126" table:formula="of:=IF([.L158]=&quot;L&quot;;&quot;Baixa&quot;;IF([.L158]=&quot;A&quot;;&quot;Média&quot;;IF([.L158]=&quot;&quot;;&quot;&quot;;&quot;Alta&quot;)))">
            <text:p/>
          </table:table-cell>
          <table:table-cell table:style-name="ce127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59];[.L159])">
            <text:p/>
          </table:table-cell>
          <table:table-cell table:style-name="ce123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126" table:formula="of:=IF([.L159]=&quot;L&quot;;&quot;Baixa&quot;;IF([.L159]=&quot;A&quot;;&quot;Média&quot;;IF([.L159]=&quot;&quot;;&quot;&quot;;&quot;Alta&quot;)))">
            <text:p/>
          </table:table-cell>
          <table:table-cell table:style-name="ce127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0];[.L160])">
            <text:p/>
          </table:table-cell>
          <table:table-cell table:style-name="ce123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126" table:formula="of:=IF([.L160]=&quot;L&quot;;&quot;Baixa&quot;;IF([.L160]=&quot;A&quot;;&quot;Média&quot;;IF([.L160]=&quot;&quot;;&quot;&quot;;&quot;Alta&quot;)))">
            <text:p/>
          </table:table-cell>
          <table:table-cell table:style-name="ce127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0" table:number-columns-repeated="4"/>
          <table:table-cell table:style-name="ce101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1];[.L161])">
            <text:p/>
          </table:table-cell>
          <table:table-cell table:style-name="ce123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126" table:formula="of:=IF([.L161]=&quot;L&quot;;&quot;Baixa&quot;;IF([.L161]=&quot;A&quot;;&quot;Média&quot;;IF([.L161]=&quot;&quot;;&quot;&quot;;&quot;Alta&quot;)))">
            <text:p/>
          </table:table-cell>
          <table:table-cell table:style-name="ce127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2];[.L162])">
            <text:p/>
          </table:table-cell>
          <table:table-cell table:style-name="ce123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126" table:formula="of:=IF([.L162]=&quot;L&quot;;&quot;Baixa&quot;;IF([.L162]=&quot;A&quot;;&quot;Média&quot;;IF([.L162]=&quot;&quot;;&quot;&quot;;&quot;Alta&quot;)))">
            <text:p/>
          </table:table-cell>
          <table:table-cell table:style-name="ce127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3];[.L163])">
            <text:p/>
          </table:table-cell>
          <table:table-cell table:style-name="ce123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126" table:formula="of:=IF([.L163]=&quot;L&quot;;&quot;Baixa&quot;;IF([.L163]=&quot;A&quot;;&quot;Média&quot;;IF([.L163]=&quot;&quot;;&quot;&quot;;&quot;Alta&quot;)))">
            <text:p/>
          </table:table-cell>
          <table:table-cell table:style-name="ce127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4];[.L164])">
            <text:p/>
          </table:table-cell>
          <table:table-cell table:style-name="ce123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126" table:formula="of:=IF([.L164]=&quot;L&quot;;&quot;Baixa&quot;;IF([.L164]=&quot;A&quot;;&quot;Média&quot;;IF([.L164]=&quot;&quot;;&quot;&quot;;&quot;Alta&quot;)))">
            <text:p/>
          </table:table-cell>
          <table:table-cell table:style-name="ce127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5];[.L165])">
            <text:p/>
          </table:table-cell>
          <table:table-cell table:style-name="ce123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126" table:formula="of:=IF([.L165]=&quot;L&quot;;&quot;Baixa&quot;;IF([.L165]=&quot;A&quot;;&quot;Média&quot;;IF([.L165]=&quot;&quot;;&quot;&quot;;&quot;Alta&quot;)))">
            <text:p/>
          </table:table-cell>
          <table:table-cell table:style-name="ce127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6];[.L166])">
            <text:p/>
          </table:table-cell>
          <table:table-cell table:style-name="ce123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126" table:formula="of:=IF([.L166]=&quot;L&quot;;&quot;Baixa&quot;;IF([.L166]=&quot;A&quot;;&quot;Média&quot;;IF([.L166]=&quot;&quot;;&quot;&quot;;&quot;Alta&quot;)))">
            <text:p/>
          </table:table-cell>
          <table:table-cell table:style-name="ce127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7];[.L167])">
            <text:p/>
          </table:table-cell>
          <table:table-cell table:style-name="ce123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126" table:formula="of:=IF([.L167]=&quot;L&quot;;&quot;Baixa&quot;;IF([.L167]=&quot;A&quot;;&quot;Média&quot;;IF([.L167]=&quot;&quot;;&quot;&quot;;&quot;Alta&quot;)))">
            <text:p/>
          </table:table-cell>
          <table:table-cell table:style-name="ce127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9">
          <table:table-cell table:style-name="ce94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8];[.L168])">
            <text:p/>
          </table:table-cell>
          <table:table-cell table:style-name="ce123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126" table:formula="of:=IF([.L168]=&quot;L&quot;;&quot;Baixa&quot;;IF([.L168]=&quot;A&quot;;&quot;Média&quot;;IF([.L168]=&quot;&quot;;&quot;&quot;;&quot;Alta&quot;)))">
            <text:p/>
          </table:table-cell>
          <table:table-cell table:style-name="ce127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69];[.L169])">
            <text:p/>
          </table:table-cell>
          <table:table-cell table:style-name="ce123"/>
          <table:table-cell table:style-name="ce126" table:formula="of:=IF([.L169]=&quot;L&quot;;&quot;Baixa&quot;;IF([.L169]=&quot;A&quot;;&quot;Média&quot;;IF([.L169]=&quot;&quot;;&quot;&quot;;&quot;Alta&quot;)))">
            <text:p/>
          </table:table-cell>
          <table:table-cell table:style-name="ce127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70];[.L170])">
            <text:p/>
          </table:table-cell>
          <table:table-cell table:style-name="ce123"/>
          <table:table-cell table:style-name="ce126" table:formula="of:=IF([.L170]=&quot;L&quot;;&quot;Baixa&quot;;IF([.L170]=&quot;A&quot;;&quot;Média&quot;;IF([.L170]=&quot;&quot;;&quot;&quot;;&quot;Alta&quot;)))">
            <text:p/>
          </table:table-cell>
          <table:table-cell table:style-name="ce127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71];[.L171])">
            <text:p/>
          </table:table-cell>
          <table:table-cell table:style-name="ce123"/>
          <table:table-cell table:style-name="ce126" table:formula="of:=IF([.L171]=&quot;L&quot;;&quot;Baixa&quot;;IF([.L171]=&quot;A&quot;;&quot;Média&quot;;IF([.L171]=&quot;&quot;;&quot;&quot;;&quot;Alta&quot;)))">
            <text:p/>
          </table:table-cell>
          <table:table-cell table:style-name="ce127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72];[.L172])">
            <text:p/>
          </table:table-cell>
          <table:table-cell table:style-name="ce123"/>
          <table:table-cell table:style-name="ce126" table:formula="of:=IF([.L172]=&quot;L&quot;;&quot;Baixa&quot;;IF([.L172]=&quot;A&quot;;&quot;Média&quot;;IF([.L172]=&quot;&quot;;&quot;&quot;;&quot;Alta&quot;)))">
            <text:p/>
          </table:table-cell>
          <table:table-cell table:style-name="ce127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 table:formula="of:=CONCATENATE([.G173];[.L173])">
            <text:p/>
          </table:table-cell>
          <table:table-cell table:style-name="ce123"/>
          <table:table-cell table:style-name="ce126" table:formula="of:=IF([.L173]=&quot;L&quot;;&quot;Baixa&quot;;IF([.L173]=&quot;A&quot;;&quot;Média&quot;;IF([.L173]=&quot;&quot;;&quot;&quot;;&quot;Alta&quot;)))">
            <text:p/>
          </table:table-cell>
          <table:table-cell table:style-name="ce127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/>
          <table:table-cell table:style-name="ce123"/>
          <table:table-cell table:style-name="ce126" table:formula="of:=IF([.L174]=&quot;L&quot;;&quot;Baixa&quot;;IF([.L174]=&quot;A&quot;;&quot;Média&quot;;IF([.L174]=&quot;&quot;;&quot;&quot;;&quot;Alta&quot;)))">
            <text:p/>
          </table:table-cell>
          <table:table-cell table:style-name="ce127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>
          <table:table-cell table:style-name="ce96"/>
          <table:table-cell table:style-name="ce98" table:number-columns-repeated="4"/>
          <table:table-cell table:style-name="ce102"/>
          <table:table-cell table:style-name="ce106" table:content-validation-name="val1"/>
          <table:table-cell table:style-name="ce111" table:content-validation-name="val2"/>
          <table:table-cell table:style-name="ce120" table:number-columns-repeated="2"/>
          <table:table-cell table:style-name="ce122"/>
          <table:table-cell table:style-name="ce123"/>
          <table:table-cell table:style-name="ce126"/>
          <table:table-cell table:style-name="ce127"/>
          <table:table-cell table:style-name="ce129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 table:number-rows-repeated="9">
          <table:table-cell table:number-columns-repeated="15"/>
          <table:table-cell table:style-name="ce98" table:number-columns-repeated="4"/>
          <table:table-cell/>
          <table:table-cell table:style-name="ce89" table:number-columns-repeated="1004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Funções.$A$1" table:cell-range-address="Funções.$A$1:Funções.$T$45"/>
          <table:named-range table:name="Print_Titles" table:base-cell-address="$Funções.$A$1" table:cell-range-address="Funções.$A$1:Funções.$IV$7"/>
          <table:named-range table:name="_Toc365913964" table:base-cell-address="$Funções.$A$1" table:cell-range-address="Funções.$A$83"/>
          <table:named-range table:name="_Toc365913971" table:base-cell-address="$Funções.$A$1" table:cell-range-address="Funções.$A$92"/>
          <table:named-expression table:name="_Toc365962232" table:base-cell-address="$Contagem.$A$1" table:expression="&quot;&quot;&quot;funções.#ref!&quot;&quot;&quot;"/>
          <table:named-expression table:name="_Toc365962233" table:base-cell-address="$Contagem.$A$1" table:expression="&quot;&quot;&quot;funções.#ref!&quot;&quot;&quot;"/>
          <table:named-range table:name="_Toc365962238" table:base-cell-address="$Funções.$A$1" table:cell-range-address="Funções.$A$119"/>
          <table:named-range table:name="_Toc365962239" table:base-cell-address="$Funções.$A$1" table:cell-range-address="Funções.$A$120"/>
          <table:named-range table:name="_Toc365962240" table:base-cell-address="$Funções.$A$1" table:cell-range-address="Funções.$A$121"/>
          <table:named-range table:name="_Toc365962241" table:base-cell-address="$Funções.$A$1" table:cell-range-address="Funções.$A$122"/>
          <table:named-range table:name="_Toc365962242" table:base-cell-address="$Funções.$A$1" table:cell-range-address="Funções.$A$123"/>
          <table:named-range table:name="_Toc365962244" table:base-cell-address="$Funções.$A$1" table:cell-range-address="Funções.$A$135"/>
          <table:named-range table:name="_Toc365962245" table:base-cell-address="$Funções.$A$1" table:cell-range-address="Funções.$A$136"/>
          <table:named-range table:name="_Toc365962247" table:base-cell-address="$Funções.$A$1" table:cell-range-address="Funções.$A$138"/>
          <table:named-range table:name="_Toc365962248" table:base-cell-address="$Funções.$A$1" table:cell-range-address="Funções.$A$139"/>
          <table:named-range table:name="_Toc365962249" table:base-cell-address="$Funções.$A$1" table:cell-range-address="Funções.$A$140"/>
          <table:named-range table:name="_Toc365962250" table:base-cell-address="$Funções.$A$1" table:cell-range-address="Funções.$A$141"/>
          <table:named-range table:name="_Toc365962251" table:base-cell-address="$Funções.$A$1" table:cell-range-address="Funções.$A$142"/>
          <table:named-range table:name="_Toc365962252" table:base-cell-address="$Funções.$A$1" table:cell-range-address="Funções.$A$143"/>
          <table:named-range table:name="_Toc365962253" table:base-cell-address="$Funções.$A$1" table:cell-range-address="Funções.$A$144"/>
          <table:named-range table:name="_Toc365962254" table:base-cell-address="$Funções.$A$1" table:cell-range-address="Funções.$A$145"/>
          <table:named-range table:name="_Toc365966643" table:base-cell-address="$Funções.$A$1" table:cell-range-address="Funções.$A$100"/>
          <table:named-range table:name="_Toc365966644" table:base-cell-address="$Funções.$A$1" table:cell-range-address="Funções.$A$101"/>
          <table:named-range table:name="_Toc365966645" table:base-cell-address="$Funções.$A$1" table:cell-range-address="Funções.$A$102"/>
          <table:named-range table:name="_Toc365966646" table:base-cell-address="$Funções.$A$1" table:cell-range-address="Funções.$A$103"/>
          <table:named-range table:name="_Toc365966649" table:base-cell-address="$Funções.$A$1" table:cell-range-address="Funções.$A$106"/>
          <table:named-range table:name="_Toc365966650" table:base-cell-address="$Funções.$A$1" table:cell-range-address="Funções.$A$107"/>
          <table:named-range table:name="_Toc365966651" table:base-cell-address="$Funções.$A$1" table:cell-range-address="Funções.$A$108"/>
          <table:named-range table:name="_Toc365966652" table:base-cell-address="$Funções.$A$1" table:cell-range-address="Funções.$A$109"/>
          <table:named-range table:name="_Toc365969417" table:base-cell-address="$Funções.$A$1" table:cell-range-address="Funções.$A$96"/>
          <table:named-range table:name="_Toc365969418" table:base-cell-address="$Funções.$A$1" table:cell-range-address="Funções.$A$97"/>
          <table:named-range table:name="_Toc367867784" table:base-cell-address="$Funções.$A$1" table:cell-range-address="Funções.$A$66"/>
          <table:named-range table:name="_Toc369275544" table:base-cell-address="$Funções.$A$1" table:cell-range-address="Funções.$A$8"/>
          <table:named-expression table:name="_Toc369275546" table:base-cell-address="$Contagem.$A$1" table:expression="#REF!"/>
          <table:named-range table:name="_Toc369275566" table:base-cell-address="$Funções.$A$1" table:cell-range-address="Funções.$A$62"/>
          <table:named-range table:name="_Toc432150644" table:base-cell-address="$Funções.$A$1" table:cell-range-address="Funções.$B$17"/>
        </table:named-expressions>
        <calcext:conditional-formats>
          <calcext:conditional-format calcext:target-range-address="Funções.H8:Funções.H8 Funções.H23:Funções.H28 Funções.H13:Funções.H17 Funções.H21:Funções.H21 Funções.H37:Funções.H175">
            <calcext:condition calcext:apply-style-name="cf9" calcext:value="=&quot;I&quot;" calcext:base-cell-address="Funções.H8"/>
            <calcext:condition calcext:apply-style-name="cf7" calcext:value="=&quot;A&quot;" calcext:base-cell-address="Funções.H8"/>
            <calcext:condition calcext:apply-style-name="cf8" calcext:value="=&quot;E&quot;" calcext:base-cell-address="Funções.H8"/>
          </calcext:conditional-format>
          <calcext:conditional-format calcext:target-range-address="Funções.H29:Funções.H36">
            <calcext:condition calcext:apply-style-name="cf9" calcext:value="=&quot;I&quot;" calcext:base-cell-address="Funções.H29"/>
            <calcext:condition calcext:apply-style-name="cf7" calcext:value="=&quot;A&quot;" calcext:base-cell-address="Funções.H29"/>
            <calcext:condition calcext:apply-style-name="cf8" calcext:value="=&quot;E&quot;" calcext:base-cell-address="Funções.H29"/>
          </calcext:conditional-format>
          <calcext:conditional-format calcext:target-range-address="Funções.H19:Funções.H19">
            <calcext:condition calcext:apply-style-name="cf9" calcext:value="=&quot;I&quot;" calcext:base-cell-address="Funções.H19"/>
            <calcext:condition calcext:apply-style-name="cf7" calcext:value="=&quot;A&quot;" calcext:base-cell-address="Funções.H19"/>
            <calcext:condition calcext:apply-style-name="cf8" calcext:value="=&quot;E&quot;" calcext:base-cell-address="Funções.H19"/>
          </calcext:conditional-format>
          <calcext:conditional-format calcext:target-range-address="Funções.H18:Funções.H18">
            <calcext:condition calcext:apply-style-name="cf9" calcext:value="=&quot;I&quot;" calcext:base-cell-address="Funções.H18"/>
            <calcext:condition calcext:apply-style-name="cf7" calcext:value="=&quot;A&quot;" calcext:base-cell-address="Funções.H18"/>
            <calcext:condition calcext:apply-style-name="cf8" calcext:value="=&quot;E&quot;" calcext:base-cell-address="Funções.H18"/>
          </calcext:conditional-format>
          <calcext:conditional-format calcext:target-range-address="Funções.H12:Funções.H12">
            <calcext:condition calcext:apply-style-name="cf9" calcext:value="=&quot;I&quot;" calcext:base-cell-address="Funções.H12"/>
            <calcext:condition calcext:apply-style-name="cf7" calcext:value="=&quot;A&quot;" calcext:base-cell-address="Funções.H12"/>
            <calcext:condition calcext:apply-style-name="cf8" calcext:value="=&quot;E&quot;" calcext:base-cell-address="Funções.H12"/>
          </calcext:conditional-format>
          <calcext:conditional-format calcext:target-range-address="Funções.H10:Funções.H10">
            <calcext:condition calcext:apply-style-name="cf9" calcext:value="=&quot;I&quot;" calcext:base-cell-address="Funções.H10"/>
            <calcext:condition calcext:apply-style-name="cf7" calcext:value="=&quot;A&quot;" calcext:base-cell-address="Funções.H10"/>
            <calcext:condition calcext:apply-style-name="cf8" calcext:value="=&quot;E&quot;" calcext:base-cell-address="Funções.H10"/>
          </calcext:conditional-format>
          <calcext:conditional-format calcext:target-range-address="Funções.H20:Funções.H20">
            <calcext:condition calcext:apply-style-name="cf9" calcext:value="=&quot;I&quot;" calcext:base-cell-address="Funções.H20"/>
            <calcext:condition calcext:apply-style-name="cf7" calcext:value="=&quot;A&quot;" calcext:base-cell-address="Funções.H20"/>
            <calcext:condition calcext:apply-style-name="cf8" calcext:value="=&quot;E&quot;" calcext:base-cell-address="Funções.H20"/>
          </calcext:conditional-format>
          <calcext:conditional-format calcext:target-range-address="Funções.H22:Funções.H22">
            <calcext:condition calcext:apply-style-name="cf9" calcext:value="=&quot;I&quot;" calcext:base-cell-address="Funções.H22"/>
            <calcext:condition calcext:apply-style-name="cf7" calcext:value="=&quot;A&quot;" calcext:base-cell-address="Funções.H22"/>
            <calcext:condition calcext:apply-style-name="cf8" calcext:value="=&quot;E&quot;" calcext:base-cell-address="Funções.H22"/>
          </calcext:conditional-format>
        </calcext:conditional-formats>
      </table:table>
      <table:table table:name="Ajuste" table:style-name="ta4">
        <table:table-column table:style-name="co5" table:number-columns-repeated="1024" table:default-cell-style-name="ce89"/>
        <table:table-row table:style-name="ro2">
          <table:table-cell table:style-name="ce25" office:value-type="string" calcext:value-type="string" table:number-columns-spanned="12" table:number-rows-spanned="3">
            <text:p>Fatores de Ajuste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8">
          <table:covered-table-cell table:number-columns-repeated="12"/>
          <table:table-cell table:number-columns-repeated="1012"/>
        </table:table-row>
        <table:table-row table:style-name="ro8">
          <table:table-cell table:style-name="ce26" table:formula="of:=[Contagem.A5]&amp;&quot; : &quot;&amp;[Contagem.F5]" office:value-type="string" office:string-value="Aplicação : Autenticação DabM" calcext:value-type="string" table:number-columns-spanned="5" table:number-rows-spanned="1">
            <text:p>Aplicação : Autenticação DabM</text:p>
          </table:table-cell>
          <table:covered-table-cell table:number-columns-repeated="4"/>
          <table:table-cell table:style-name="ce53" table:formula="of:=[Contagem.A6]&amp;&quot; : &quot;&amp;[Contagem.F6]" office:value-type="string" office:string-value="Projeto : Autenticação DabM" calcext:value-type="string" table:number-columns-spanned="7" table:number-rows-spanned="1">
            <text:p>Projeto : Autenticação DabM</text:p>
          </table:table-cell>
          <table:covered-table-cell table:number-columns-repeated="6"/>
          <table:table-cell table:number-columns-repeated="1012"/>
        </table:table-row>
        <table:table-row table:style-name="ro8">
          <table:table-cell table:style-name="ce26" table:formula="of:=[Contagem.A7]&amp;&quot; : &quot;&amp;[Contagem.F7]" office:value-type="string" office:string-value="Responsável : Lucas Fernando Boz" calcext:value-type="string" table:number-columns-spanned="5" table:number-rows-spanned="1">
            <text:p>Responsável : Lucas Fernando Boz</text:p>
          </table:table-cell>
          <table:covered-table-cell table:number-columns-repeated="4"/>
          <table:table-cell table:style-name="ce53" table:formula="of:=[Contagem.A8]&amp;&quot; : &quot;&amp;[Contagem.F8]" office:value-type="string" office:string-value="Revisor : Marcieli Langer" calcext:value-type="string" table:number-columns-spanned="7" table:number-rows-spanned="1">
            <text:p>Revisor : Marcieli Langer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27" table:formula="of:=[Contagem.A4]&amp;&quot; : &quot;&amp;[Contagem.F4]" office:value-type="string" office:string-value="Empresa : MAR" calcext:value-type="string">
            <text:p>Empresa : MAR</text:p>
          </table:table-cell>
          <table:table-cell table:style-name="ce33" table:number-columns-repeated="2"/>
          <table:table-cell table:style-name="ce46" table:number-columns-repeated="2"/>
          <table:table-cell table:style-name="ce54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4" table:formula="of:=&quot; Custo= &quot;&amp;DOLLAR([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/>
          <table:table-cell table:style-name="ce69" table:formula="of:=&quot;PF  = &quot;&amp;VALUE([Contagem.Y5])" office:value-type="string" office:string-value="PF  = 150" calcext:value-type="string" table:number-columns-spanned="2" table:number-rows-spanned="1">
            <text:p>PF <text:s/>= 150</text:p>
          </table:table-cell>
          <table:covered-table-cell/>
          <table:table-cell table:number-columns-repeated="1012"/>
        </table:table-row>
        <table:table-row table:style-name="ro2">
          <table:table-cell table:style-name="ce142" office:value-type="string" calcext:value-type="string">
            <text:p>Características Gerais do Sistema</text:p>
          </table:table-cell>
          <table:table-cell table:style-name="ce145" table:number-columns-repeated="2"/>
          <table:table-cell table:style-name="ce148"/>
          <table:table-cell table:style-name="ce152" office:value-type="string" calcext:value-type="string">
            <text:p>DI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1 - Comunicação de Dados</text:p>
          </table:table-cell>
          <table:table-cell table:style-name="ce146" table:number-columns-repeated="3"/>
          <table:table-cell table:style-name="ce153" office:value-type="float" office:value="5" calcext:value-type="float">
            <text:p>5</text:p>
          </table:table-cell>
          <table:table-cell table:style-name="ce11"/>
          <table:table-cell table:style-name="ce157"/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2 - Processamento Distribuído</text:p>
          </table:table-cell>
          <table:table-cell table:style-name="ce146" table:number-columns-repeated="3"/>
          <table:table-cell table:style-name="ce154" office:value-type="float" office:value="4" calcext:value-type="float">
            <text:p>4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3 - Performance</text:p>
          </table:table-cell>
          <table:table-cell table:style-name="ce146" table:number-columns-repeated="3"/>
          <table:table-cell table:style-name="ce153" office:value-type="float" office:value="0" calcext:value-type="float">
            <text:p>0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4 - Configuração Altamente Utilizada</text:p>
          </table:table-cell>
          <table:table-cell table:style-name="ce146" table:number-columns-repeated="2"/>
          <table:table-cell table:style-name="ce149"/>
          <table:table-cell table:style-name="ce154" office:value-type="float" office:value="5" calcext:value-type="float">
            <text:p>5</text:p>
          </table:table-cell>
          <table:table-cell table:style-name="ce11"/>
          <table:table-cell table:style-name="ce43"/>
          <table:table-cell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3" office:value-type="string" calcext:value-type="string">
            <text:p>05 - Volume de Transações</text:p>
          </table:table-cell>
          <table:table-cell table:style-name="ce146" table:number-columns-repeated="2"/>
          <table:table-cell table:style-name="ce149"/>
          <table:table-cell table:style-name="ce153" office:value-type="float" office:value="0" calcext:value-type="float">
            <text:p>0</text:p>
          </table:table-cell>
          <table:table-cell table:style-name="ce11"/>
          <table:table-cell table:style-name="ce43"/>
          <table:table-cell table:number-columns-repeated="3"/>
          <table:table-cell table:style-name="ce43"/>
          <table:table-cell table:style-name="ce169"/>
          <table:table-cell table:number-columns-repeated="1012"/>
        </table:table-row>
        <table:table-row table:style-name="ro2">
          <table:table-cell table:style-name="ce143" office:value-type="string" calcext:value-type="string">
            <text:p>06 - Entrada de Dados On-line</text:p>
          </table:table-cell>
          <table:table-cell table:style-name="ce146" table:number-columns-repeated="2"/>
          <table:table-cell table:style-name="ce149"/>
          <table:table-cell table:style-name="ce154" office:value-type="float" office:value="5" calcext:value-type="float">
            <text:p>5</text:p>
          </table:table-cell>
          <table:table-cell table:style-name="ce11"/>
          <table:table-cell table:style-name="ce43"/>
          <table:table-cell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3" office:value-type="string" calcext:value-type="string">
            <text:p>07 - Eficiência do Usuário Final</text:p>
          </table:table-cell>
          <table:table-cell table:style-name="ce146" table:number-columns-repeated="2"/>
          <table:table-cell table:style-name="ce149"/>
          <table:table-cell table:style-name="ce153" office:value-type="float" office:value="2" calcext:value-type="float">
            <text:p>2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8 - Atualização On-Line</text:p>
          </table:table-cell>
          <table:table-cell table:style-name="ce146" table:number-columns-repeated="2"/>
          <table:table-cell table:style-name="ce149"/>
          <table:table-cell table:style-name="ce153" office:value-type="float" office:value="1" calcext:value-type="float">
            <text:p>1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09 - Processamento Complexo</text:p>
          </table:table-cell>
          <table:table-cell table:style-name="ce146" table:number-columns-repeated="2"/>
          <table:table-cell table:style-name="ce149"/>
          <table:table-cell table:style-name="ce153" office:value-type="float" office:value="1" calcext:value-type="float">
            <text:p>1</text:p>
          </table:table-cell>
          <table:table-cell table:style-name="ce11"/>
          <table:table-cell table:style-name="ce157"/>
          <table:table-cell table:style-name="ce11" table:number-columns-repeated="4"/>
          <table:table-cell table:style-name="ce76"/>
          <table:table-cell table:number-columns-repeated="1012"/>
        </table:table-row>
        <table:table-row table:style-name="ro11">
          <table:table-cell table:style-name="ce143" office:value-type="string" calcext:value-type="string">
            <text:p>10 - Reusabilidade</text:p>
          </table:table-cell>
          <table:table-cell table:style-name="ce146" table:number-columns-repeated="2"/>
          <table:table-cell table:style-name="ce149"/>
          <table:table-cell table:style-name="ce153" office:value-type="float" office:value="0" calcext:value-type="float">
            <text:p>0</text:p>
          </table:table-cell>
          <table:table-cell table:style-name="ce11" table:number-columns-repeated="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11 - Facilidade de Instalação</text:p>
          </table:table-cell>
          <table:table-cell table:style-name="ce146" table:number-columns-repeated="2"/>
          <table:table-cell table:style-name="ce149"/>
          <table:table-cell table:style-name="ce153" office:value-type="float" office:value="1" calcext:value-type="float">
            <text:p>1</text:p>
          </table:table-cell>
          <table:table-cell table:style-name="ce11"/>
          <table:table-cell table:style-name="ce158" office:value-type="string" calcext:value-type="string">
            <text:p>Total da Contagem</text:p>
          </table:table-cell>
          <table:table-cell table:style-name="ce162" table:number-columns-repeated="3"/>
          <table:table-cell table:style-name="ce166"/>
          <table:table-cell table:style-name="ce76"/>
          <table:table-cell table:number-columns-repeated="1012"/>
        </table:table-row>
        <table:table-row table:style-name="ro2">
          <table:table-cell table:style-name="ce143" office:value-type="string" calcext:value-type="string">
            <text:p>12 - Facilidade de Operação</text:p>
          </table:table-cell>
          <table:table-cell table:style-name="ce146" table:number-columns-repeated="2"/>
          <table:table-cell table:style-name="ce149"/>
          <table:table-cell table:style-name="ce153" office:value-type="float" office:value="5" calcext:value-type="float">
            <text:p>5</text:p>
          </table:table-cell>
          <table:table-cell table:style-name="ce11"/>
          <table:table-cell table:style-name="ce31" office:value-type="string" calcext:value-type="string">
            <text:p>Pontos de Função não Ajustados</text:p>
          </table:table-cell>
          <table:table-cell table:style-name="ce36" table:number-columns-repeated="2"/>
          <table:table-cell table:style-name="ce164"/>
          <table:table-cell table:style-name="ce167" table:formula="of:=[Contagem.Y5]+[.K16]" office:value-type="float" office:value="150" calcext:value-type="float">
            <text:p>150,00</text:p>
          </table:table-cell>
          <table:table-cell table:style-name="ce76"/>
          <table:table-cell table:number-columns-repeated="2"/>
          <table:table-cell table:style-name="ce171"/>
          <table:table-cell table:number-columns-repeated="1009"/>
        </table:table-row>
        <table:table-row table:style-name="ro11">
          <table:table-cell table:style-name="ce143" office:value-type="string" calcext:value-type="string">
            <text:p>13 - Múltiplos Locais</text:p>
          </table:table-cell>
          <table:table-cell table:style-name="ce146" table:number-columns-repeated="2"/>
          <table:table-cell table:style-name="ce149"/>
          <table:table-cell table:style-name="ce153" office:value-type="float" office:value="2" calcext:value-type="float">
            <text:p>2</text:p>
          </table:table-cell>
          <table:table-cell table:style-name="ce11"/>
          <table:table-cell table:style-name="ce159" office:value-type="string" calcext:value-type="string">
            <text:p>Pontos de Função Ajustados</text:p>
          </table:table-cell>
          <table:table-cell table:style-name="ce163" table:number-columns-repeated="2"/>
          <table:table-cell table:style-name="ce165"/>
          <table:table-cell table:style-name="ce168" table:formula="of:=[.K19]*[.E24]" office:value-type="float" office:value="150" calcext:value-type="float">
            <text:p>150,00</text:p>
          </table:table-cell>
          <table:table-cell table:style-name="ce76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3" office:value-type="string" calcext:value-type="string">
            <text:p>14 - Modificação Facilitada</text:p>
          </table:table-cell>
          <table:table-cell table:style-name="ce146" table:number-columns-repeated="2"/>
          <table:table-cell table:style-name="ce149"/>
          <table:table-cell table:style-name="ce155" office:value-type="float" office:value="0" calcext:value-type="float">
            <text:p>0</text:p>
          </table:table-cell>
          <table:table-cell table:style-name="ce11" table:number-columns-repeated="6"/>
          <table:table-cell table:style-name="ce76"/>
          <table:table-cell table:number-columns-repeated="2"/>
          <table:table-cell table:style-name="ce171"/>
          <table:table-cell table:number-columns-repeated="1009"/>
        </table:table-row>
        <table:table-row table:style-name="ro12">
          <table:table-cell table:style-name="ce30"/>
          <table:table-cell table:style-name="ce11" table:number-columns-repeated="5"/>
          <table:table-cell table:style-name="ce160" office:value-type="string" calcext:value-type="string" table:number-columns-spanned="5" table:number-rows-spanned="1">
            <text:p>Total FPAS</text:p>
          </table:table-cell>
          <table:covered-table-cell table:number-columns-repeated="4"/>
          <table:table-cell table:style-name="ce76"/>
          <table:table-cell table:number-columns-repeated="2"/>
          <table:table-cell table:style-name="ce171"/>
          <table:table-cell table:number-columns-repeated="1009"/>
        </table:table-row>
        <table:table-row table:style-name="ro7">
          <table:table-cell table:style-name="ce143" office:value-type="string" calcext:value-type="string">
            <text:p>Total dos Níveis de Influência (TDI)</text:p>
          </table:table-cell>
          <table:table-cell table:style-name="ce146" table:number-columns-repeated="2"/>
          <table:table-cell table:style-name="ce149"/>
          <table:table-cell table:style-name="ce156" office:value-type="float" office:value="35" calcext:value-type="float">
            <text:p>35</text:p>
          </table:table-cell>
          <table:table-cell table:style-name="ce11"/>
          <table:table-cell table:style-name="ce161" table:formula="of:=[.K20]" office:value-type="float" office:value="150" calcext:value-type="float" table:number-columns-spanned="5" table:number-rows-spanned="2">
            <text:p>150,00</text:p>
          </table:table-cell>
          <table:covered-table-cell table:number-columns-repeated="4"/>
          <table:table-cell table:style-name="ce76"/>
          <table:table-cell table:number-columns-repeated="1012"/>
        </table:table-row>
        <table:table-row table:style-name="ro7">
          <table:table-cell table:style-name="ce143" office:value-type="string" calcext:value-type="string">
            <text:p>Valor do Fator de Ajuste (VAF)</text:p>
          </table:table-cell>
          <table:table-cell table:style-name="ce146" table:number-columns-repeated="2"/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11"/>
          <table:covered-table-cell table:number-columns-repeated="5"/>
          <table:table-cell table:style-name="ce76"/>
          <table:table-cell table:number-columns-repeated="1012"/>
        </table:table-row>
        <table:table-row table:style-name="ro2">
          <table:table-cell table:style-name="ce144"/>
          <table:table-cell table:style-name="ce147" table:number-columns-repeated="10"/>
          <table:table-cell table:style-name="ce170"/>
          <table:table-cell table:number-columns-repeated="101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150" table:number-columns-spanned="5" table:number-rows-spanned="1"/>
          <table:covered-table-cell table:number-columns-repeated="4"/>
          <table:table-cell table:number-columns-repeated="1016"/>
        </table:table-row>
        <table:table-row table:style-name="ro8">
          <table:table-cell table:number-columns-repeated="3"/>
          <table:table-cell table:style-name="ce151" office:value-type="string" calcext:value-type="string" table:number-columns-spanned="5" table:number-rows-spanned="1">
            <text:p>Marcieli Paula Langer</text:p>
          </table:table-cell>
          <table:covered-table-cell table:number-columns-repeated="4"/>
          <table:table-cell table:number-columns-repeated="1016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Ajuste.$A$1" table:cell-range-address="Ajuste.$A$1:Ajuste.$L$26"/>
        </table:named-expressions>
      </table:table>
      <table:named-expressions>
        <table:named-range table:name="CF" table:base-cell-address="$Funções.$A$1" table:cell-range-address="Funções.$K$8"/>
        <table:named-range table:name="Data" table:base-cell-address="$Contagem.$A$1" table:cell-range-address="Contagem.$Z$7"/>
        <table:named-range table:name="Excel_BuiltIn_Print_Titles_3_1" table:base-cell-address="$Funções.$A$1" table:cell-range-address="Funções.$A$1:Funções.$IU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Z$8"/>
        <table:named-range table:name="UFPB" table:base-cell-address="$Contagem.$A$1" table:cell-range-address="Contagem.$AA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Franklin Gothic Medium" svg:font-family="'Franklin Gothic Medium'"/>
    <style:font-face style:name="Tahoma" svg:font-family="Tahoma"/>
    <style:font-face style:name="Times New Roman2" svg:font-family="'Times New Roman'"/>
    <style:font-face style:name="Times New Roman1" svg:font-family="'Times New Roman1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 number:language="pt" number:country="BR">R$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pt" number:country="BR"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pt" number:country="BR">R$</number:currency-symbol>
      <number:text>-</number:text>
      <number:number number:decimal-places="0" loext:min-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(</number:text>
      <number:number number:decimal-places="2" loext:min-decimal-places="2" number:min-integer-digits="1" number:grouping="true"/>
      <number:text>)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/>
    </number:date-style>
    <number:percentage-style style:name="N116">
      <number:number number:decimal-places="1" loext:min-decimal-places="1" number:min-integer-digits="1"/>
      <number:text>%</number:text>
    </number:percentag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number:currency-symbol number:language="pt" number:country="BR">R$</number:currency-symbol>
      <number:number number:decimal-places="2" loext:min-decimal-places="2" number:min-integer-digits="1" number:grouping="true"/>
      <number:text> </number:text>
    </number:currency-style>
    <number:currency-style style:name="N10109" number:language="pt" number:country="BR">
      <number:currency-symbol number:language="pt" number:country="BR"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10" number:language="pt" number:country="BR">
      <number:currency-symbol number:language="pt" number:country="BR">R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ffffff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2" style:display-name="20% - Ênfase2" style:family="table-cell" style:parent-style-name="Default" style:data-style-name="N0">
      <style:table-cell-properties fo:background-color="#ffcc99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3" style:display-name="20% - Ênfase3" style:family="table-cell" style:parent-style-name="Default" style:data-style-name="N0">
      <style:table-cell-properties fo:background-color="#ffffcc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4" style:display-name="20% - Ênfase4" style:family="table-cell" style:parent-style-name="Default" style:data-style-name="N0">
      <style:table-cell-properties fo:background-color="#ffffff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5" style:display-name="20% - Ênfase5" style:family="table-cell" style:parent-style-name="Default" style:data-style-name="N0">
      <style:table-cell-properties fo:background-color="#ccffff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6" style:display-name="20% - Ênfase6" style:family="table-cell" style:parent-style-name="Default" style:data-style-name="N0">
      <style:table-cell-properties fo:background-color="#ffcc99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1" style:display-name="40% - Ênfase1" style:family="table-cell" style:parent-style-name="Default" style:data-style-name="N0">
      <style:table-cell-properties fo:background-color="#c0c0c0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2" style:display-name="40% - Ênfase2" style:family="table-cell" style:parent-style-name="Default" style:data-style-name="N0">
      <style:table-cell-properties fo:background-color="#ff8080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3" style:display-name="40% - Ênfase3" style:family="table-cell" style:parent-style-name="Default" style:data-style-name="N0">
      <style:table-cell-properties fo:background-color="#ffff99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4" style:display-name="40% - Ênfase4" style:family="table-cell" style:parent-style-name="Default" style:data-style-name="N0">
      <style:table-cell-properties fo:background-color="#c0c0c0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5" style:display-name="40% - Ênfase5" style:family="table-cell" style:parent-style-name="Default" style:data-style-name="N0">
      <style:table-cell-properties fo:background-color="#99ccff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6" style:display-name="40% - Ênfase6" style:family="table-cell" style:parent-style-name="Default" style:data-style-name="N0">
      <style:table-cell-properties fo:background-color="#ffcc99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1" style:display-name="60% - Ênfase1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2" style:display-name="60% - Ênfase2" style:family="table-cell" style:parent-style-name="Default" style:data-style-name="N0">
      <style:table-cell-properties fo:background-color="#ff8080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3" style:display-name="60% - Ênfase3" style:family="table-cell" style:parent-style-name="Default" style:data-style-name="N0">
      <style:table-cell-properties fo:background-color="#ffff99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4" style:display-name="60% - Ênfase4" style:family="table-cell" style:parent-style-name="Default" style:data-style-name="N0">
      <style:table-cell-properties fo:background-color="#c0c0c0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5" style:display-name="60% - 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6" style:display-name="60% - Ênfase6" style:family="table-cell" style:parent-style-name="Default" style:data-style-name="N0">
      <style:table-cell-properties fo:background-color="#ffcc99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om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fffff" fo:border="0.06pt solid #808080" style:vertical-align="automatic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 style:vertical-align="automatic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ackground-color="transparent" fo:border-left="none" fo:border-right="none" fo:border-top="none" style:vertical-align="automatic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ccffff" style:vertical-align="automatic"/>
      <style:text-properties fo:color="#008000" fo:font-style="italic" style:font-style-asian="italic" style:font-style-complex="italic"/>
    </style:style>
    <style:style style:name="cf2" style:family="table-cell" style:parent-style-name="Default" style:data-style-name="N0">
      <style:table-cell-properties fo:background-color="#ffff99" style:vertical-align="automatic"/>
      <style:text-properties fo:color="#ff6600"/>
    </style:style>
    <style:style style:name="cf3" style:family="table-cell" style:parent-style-name="Default" style:data-style-name="N0">
      <style:table-cell-properties fo:background-color="#ffcc99" style:vertical-align="automatic"/>
      <style:text-properties fo:color="#ff00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#ffff99" style:vertical-align="automatic"/>
      <style:text-properties fo:color="#ff6600"/>
    </style:style>
    <style:style style:name="cf5" style:family="table-cell" style:parent-style-name="Default" style:data-style-name="N0">
      <style:table-cell-properties fo:background-color="#ffcc99" style:vertical-align="automatic"/>
      <style:text-properties fo:color="#ff00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ccffff" style:vertical-align="automatic"/>
      <style:text-properties fo:color="#008000" fo:font-style="italic" style:font-style-asian="italic" style:font-style-complex="italic"/>
    </style:style>
    <style:style style:name="cf7" style:family="table-cell" style:parent-style-name="Default" style:data-style-name="N0">
      <style:table-cell-properties fo:background-color="#ffff99"/>
      <style:text-properties fo:color="#ff6600"/>
    </style:style>
    <style:style style:name="cf8" style:family="table-cell" style:parent-style-name="Default" style:data-style-name="N0">
      <style:table-cell-properties fo:background-color="#ffcc99"/>
      <style:text-properties fo:color="#ff0000"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#ccffff"/>
      <style:text-properties fo:color="#008000" fo:font-style="italic" style:font-style-asian="italic" style:font-style-complex="italic"/>
    </style:style>
    <style:style style:name="Ênfase1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2" style:family="table-cell" style:parent-style-name="Default" style:data-style-name="N0">
      <style:table-cell-properties fo:background-color="#ff0000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3" style:family="table-cell" style:parent-style-name="Default" style:data-style-name="N0">
      <style:table-cell-properties fo:background-color="#339966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4" style:family="table-cell" style:parent-style-name="Default" style:data-style-name="N0">
      <style:table-cell-properties fo:background-color="#666699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6" style:family="table-cell" style:parent-style-name="Default" style:data-style-name="N0">
      <style:table-cell-properties fo:background-color="#ff6600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ntrada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correto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oeda" style:family="table-cell" style:parent-style-name="Default" style:data-style-name="N110">
      <style:table-cell-properties fo:background-color="transparent" style:vertical-align="automatic"/>
    </style:style>
    <style:style style:name="Neutra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a" style:family="table-cell" style:parent-style-name="Default" style:data-style-name="N0">
      <style:table-cell-properties fo:background-color="#ffffcc" fo:border="0.06pt solid #c0c0c0" style:vertical-align="automatic"/>
    </style:style>
    <style:style style:name="Porcentagem" style:family="table-cell" style:parent-style-name="Default" style:data-style-name="N10">
      <style:table-cell-properties fo:background-color="transparent" style:vertical-align="automatic"/>
    </style:style>
    <style:style style:name="Saída" style:family="table-cell" style:parent-style-name="Default" style:data-style-name="N0">
      <style:table-cell-properties fo:background-color="#ffffff" fo:border="0.06pt solid #333333" style:vertical-align="automatic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exto_20_de_20_Aviso" style:display-name="Texto de Aviso" style:family="table-cell" style:parent-style-name="Default" style:data-style-name="N0">
      <style:table-cell-properties fo:background-color="transparent" style:vertical-align="automatic"/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o_20_Explicativo" style:display-name="Texto Explicativo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Título_20_1" style:display-name="Título 1" style:family="table-cell" style:parent-style-name="Default" style:data-style-name="N0">
      <style:table-cell-properties fo:background-color="transparent" style:vertical-align="automatic"/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01pt solid #33cccc" fo:background-color="transparent" fo:border-left="none" fo:border-right="none" fo:border-top="none" style:vertical-align="automatic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ackground-color="transparent" fo:border-left="none" fo:border-right="none" fo:border-top="none" style:vertical-align="automatic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able-cell-properties fo:background-color="transparent" style:vertical-align="automatic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ackground-color="transparent" fo:border-left="none" fo:border-right="none" fo:border-top="0.06pt solid #33cccc" style:vertical-align="automatic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Vírgula" style:family="table-cell" style:parent-style-name="Default" style:data-style-name="N114">
      <style:table-cell-properties fo:background-color="transparent" style:vertical-align="automatic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0mm" fo:margin-right="20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style:num-format="1" style:print-orientation="portrait" fo:margin-top="13mm" fo:margin-bottom="12.51mm" fo:margin-left="19mm" fo:margin-right="19mm" style:print-page-order="ttb" style:first-page-number="continue" style:scale-to="100%" style:print="charts drawings objects"/>
      <style:header-style>
        <style:header-footer-properties fo:min-height="20.27mm" fo:margin-left="0mm" fo:margin-right="0mm" fo:margin-bottom="0mm"/>
      </style:header-style>
      <style:footer-style>
        <style:header-footer-properties fo:min-height="12.49mm" fo:margin-left="0mm" fo:margin-right="0mm" fo:margin-top="0mm"/>
      </style:footer-style>
    </style:page-layout>
    <style:page-layout style:name="Mpm5">
      <style:page-layout-properties style:num-format="1" style:print-orientation="landscape" fo:margin-top="6mm" fo:margin-bottom="6mm" fo:margin-left="10mm" fo:margin-right="8.01mm" style:print-page-order="ttb" style:first-page-number="continue" style:scale-to="73%" style:print="charts drawings headers objects"/>
      <style:header-style>
        <style:header-footer-properties fo:min-height="0mm" fo:margin-left="0mm" fo:margin-right="0mm" fo:margin-bottom="0mm"/>
      </style:header-style>
      <style:footer-style>
        <style:header-footer-properties fo:min-height="4mm" fo:margin-left="0mm" fo:margin-right="0mm" fo:margin-top="0mm"/>
      </style:footer-style>
    </style:page-layout>
    <style:page-layout style:name="Mpm6">
      <style:page-layout-properties style:num-format="1" style:print-orientation="landscape" fo:margin-top="13mm" fo:margin-bottom="12.51mm" fo:margin-left="19mm" fo:margin-right="19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2.49mm" fo:margin-left="0mm" fo:margin-right="0mm" fo:margin-top="0mm"/>
      </style:footer-style>
    </style:page-layout>
    <style:style style:name="MT1" style:family="text">
      <style:text-properties fo:color="#000000" style:font-name="Tahoma" fo:font-size="8pt" style:font-name-asian="Tahoma" style:font-size-asian="8pt" style:font-name-complex="Tahoma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7:22:48.8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>
        <style:region-left>
          <text:p><text:page-number>1</text:page-number>/<text:page-count>99</text:page-count></text:p>
        </style:region-left>
        <style:region-center>
          <text:p><text:date style:data-style-name="N2" text:date-value="2017-02-14">00/00/0000</text:date></text:p>
        </style:region-center>
        <style:region-right>
          <text:p><text:s text:c="2"/><text:file-name text:display="name-and-extension">???</text:file-name> - <text:sheet-name>???</text:sheet-name> <text:s text:c="8"/>.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Marcos Luiz Wilhelm</meta:initial-creator>
    <meta:creation-date>2011-12-14T13:02:29Z</meta:creation-date>
    <dc:date>2017-02-14T17:25:54.799000000</dc:date>
    <meta:print-date>2014-12-18T16:20:53Z</meta:print-date>
    <meta:editing-cycles>61</meta:editing-cycles>
    <meta:editing-duration>PT16H54M17S</meta:editing-duration>
    <meta:document-statistic meta:table-count="4" meta:cell-count="1123" meta:object-count="1"/>
    <meta:user-defined meta:name="WorkbookGuid">476a7f50-e40f-471f-bd2d-e7e775026f3b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7.99991989135742pt" fo:font-weight="bold" style:font-family-asian="Arial" style:font-size-asian="7.99991989135742pt" style:font-weight-asian="bold" style:font-size-complex="7.99991989135742pt" style:font-weight-complex="bold"/>
    </style:style>
    <style:style style:name="ch3" style:family="chart">
      <style:chart-properties chart:auto-position="true"/>
      <style:graphic-properties svg:stroke-width="0.035cm" draw:fill="solid" draw:fill-color="#ffffff"/>
      <style:paragraph-properties style:writing-mode="lr-tb"/>
      <style:text-properties fo:color="#000000" style:text-position="0% 100%" fo:font-family="Arial" fo:font-size="3.6496798992157pt" style:font-family-asian="Arial" style:font-size-asian="3.6496798992157pt" style:font-size-complex="3.6496798992157pt"/>
    </style:style>
    <style:style style:name="ch4" style:family="chart">
      <style:chart-properties chart:angle-offset="36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>
        <chart:label-separator>
          <text:p>;</text:p>
        </chart:label-separator>
      </style:chart-properties>
      <style:graphic-properties draw:stroke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9999ff"/>
      <style:text-properties fo:font-size="7.99991989135742pt" style:font-size-asian="7.99991989135742pt" style:font-size-complex="7.99991989135742pt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92cm" svg:height="3.462cm" xlink:href="." xlink:type="simple" chart:class="chart:circle" chart:style-name="ch1">
        <chart:title svg:x="1.379cm" svg:y="0.19cm" chart:style-name="ch2">
          <text:p>% por Tipo de Função</text:p>
        </chart:title>
        <chart:legend chart:legend-position="end" svg:x="5.252cm" svg:y="1.031cm" style:legend-expansion="high" chart:style-name="ch3"/>
        <chart:plot-area chart:style-name="ch4" chart:data-source-has-labels="both" svg:x="1.545cm" svg:y="1.756cm" svg:width="2.794cm" svg:height="0.518cm">
          <chartooo:coordinate-region svg:x="2.711cm" svg:y="1.783cm" svg:width="0.463cm" svg:height="0.46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295081967213">
                <text:p>0.262295081967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2295081967213">
                <text:p>0.262295081967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9508196721311">
                <text:p>0.229508196721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